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3820921C4C.png" manifest:media-type="image/png"/>
  <manifest:file-entry manifest:full-path="Pictures/10000201000003FC0000015123FA8809.png" manifest:media-type="image/png"/>
  <manifest:file-entry manifest:full-path="Pictures/100002010000036D0000017E32E7D4BC.png" manifest:media-type="image/png"/>
  <manifest:file-entry manifest:full-path="Pictures/1000020100000440000002810751101E.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48000001D25C452980.png" manifest:media-type="image/png"/>
  <manifest:file-entry manifest:full-path="Pictures/100002010000034100000330DAE940FF.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C0000001D259261A4A.png" manifest:media-type="image/png"/>
  <manifest:file-entry manifest:full-path="Pictures/10000201000003FC000002E1E31F7BC2.png" manifest:media-type="image/png"/>
  <manifest:file-entry manifest:full-path="Pictures/100002010000059E000002C2D3909886.png" manifest:media-type="image/png"/>
  <manifest:file-entry manifest:full-path="Pictures/1000020100000424000002EE53B6AF81.png" manifest:media-type="image/png"/>
  <manifest:file-entry manifest:full-path="Pictures/10000201000004C9000001C0F2953AEF.png" manifest:media-type="image/png"/>
  <manifest:file-entry manifest:full-path="Pictures/10000201000003B5000002DB42DB3B90.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Standard">
      <style:paragraph-properties fo:break-before="page"/>
      <style:text-properties fo:font-style="normal" style:font-style-asian="normal" style:font-style-complex="normal"/>
    </style:style>
    <style:style style:name="P59" style:family="paragraph" style:parent-style-name="Text_20_body">
      <style:paragraph-properties fo:break-before="page"/>
    </style:style>
    <style:style style:name="P60" style:family="paragraph" style:parent-style-name="Contents_20_Heading">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officeooo:rsid="00129624" officeooo:paragraph-rsid="00129624"/>
    </style:style>
    <style:style style:name="P70" style:family="paragraph" style:parent-style-name="Table_20_Contents">
      <style:text-properties style:font-name="Open Sans1" fo:font-size="11pt" officeooo:rsid="00346fb9" officeooo:paragraph-rsid="00346fb9" style:font-size-asian="11pt" style:font-size-complex="11pt"/>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6b354" officeooo:paragraph-rsid="0036b354" style:font-size-asian="11pt" style:font-size-complex="11pt"/>
    </style:style>
    <style:style style:name="P73" style:family="paragraph" style:parent-style-name="Table_20_Contents">
      <style:text-properties style:font-name="Open Sans1" fo:font-size="11pt" officeooo:rsid="0037b940" officeooo:paragraph-rsid="0037b940" style:font-size-asian="11pt" style:font-size-complex="11pt"/>
    </style:style>
    <style:style style:name="P7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7"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3"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4" style:family="paragraph" style:parent-style-name="Table_20_Contents">
      <style:text-properties fo:font-size="11pt" fo:font-style="italic" officeooo:rsid="00353fba" style:font-size-asian="11pt" style:font-style-asian="italic" style:font-size-complex="11pt" style:font-style-complex="italic"/>
    </style:style>
    <style:style style:name="P8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6" style:family="paragraph" style:parent-style-name="Table_20_Contents">
      <style:text-properties fo:font-size="11pt" fo:font-style="italic"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5" style:family="paragraph" style:parent-style-name="Table_20_Contents">
      <style:text-properties fo:color="#b2b2b2" fo:font-weight="bold" officeooo:rsid="0036b354" officeooo:paragraph-rsid="0036b354" style:font-weight-asian="bold" style:font-weight-complex="bold"/>
    </style:style>
    <style:style style:name="P96" style:family="paragraph" style:parent-style-name="Table_20_Contents">
      <style:text-properties fo:color="#b2b2b2" fo:font-weight="bold" officeooo:rsid="0037b940" officeooo:paragraph-rsid="0037b940" style:font-weight-asian="bold" style:font-weight-complex="bold"/>
    </style:style>
    <style:style style:name="P97" style:family="paragraph" style:parent-style-name="Table_20_Contents">
      <style:paragraph-properties fo:text-align="center" style:justify-single-word="false"/>
      <style:text-properties officeooo:rsid="004937ae" officeooo:paragraph-rsid="004937ae"/>
    </style:style>
    <style:style style:name="P98" style:family="paragraph" style:parent-style-name="Table_20_Contents">
      <style:text-properties style:text-underline-style="none" officeooo:rsid="0036b354" officeooo:paragraph-rsid="0036b354"/>
    </style:style>
    <style:style style:name="P99" style:family="paragraph" style:parent-style-name="Table_20_Contents">
      <style:paragraph-properties fo:text-align="center" style:justify-single-word="false"/>
      <style:text-properties officeooo:rsid="0062305e" officeooo:paragraph-rsid="0062305e"/>
    </style:style>
    <style:style style:name="P100" style:family="paragraph" style:parent-style-name="Table_20_Contents">
      <style:paragraph-properties fo:text-align="center" style:justify-single-word="false"/>
      <style:text-properties officeooo:rsid="007f4730" officeooo:paragraph-rsid="007f4730"/>
    </style:style>
    <style:style style:name="P101" style:family="paragraph" style:parent-style-name="Table_20_Contents">
      <style:paragraph-properties fo:text-align="center" style:justify-single-word="false"/>
      <style:text-properties officeooo:rsid="008dc949" officeooo:paragraph-rsid="008dc949"/>
    </style:style>
    <style:style style:name="P102" style:family="paragraph" style:parent-style-name="Table_20_Contents">
      <style:paragraph-properties fo:text-align="center" style:justify-single-word="false"/>
      <style:text-properties officeooo:rsid="00989dca" officeooo:paragraph-rsid="00989dca"/>
    </style:style>
    <style:style style:name="P103" style:family="paragraph" style:parent-style-name="Table_20_Contents">
      <style:paragraph-properties fo:text-align="center" style:justify-single-word="false"/>
      <style:text-properties officeooo:rsid="00a732cf" officeooo:paragraph-rsid="00a732cf"/>
    </style:style>
    <style:style style:name="P104" style:family="paragraph" style:parent-style-name="Table_20_Heading">
      <style:text-properties fo:font-weight="bold" style:font-weight-asian="bold" style:font-weight-complex="bold"/>
    </style:style>
    <style:style style:name="P105"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1"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2"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3" style:family="paragraph" style:parent-style-name="Slika">
      <style:paragraph-properties fo:text-align="center" style:justify-single-word="false"/>
    </style:style>
    <style:style style:name="P124" style:family="paragraph" style:parent-style-name="Slika">
      <style:text-properties officeooo:paragraph-rsid="00a36423"/>
    </style:style>
    <style:style style:name="P125" style:family="paragraph" style:parent-style-name="Standard">
      <style:text-properties officeooo:rsid="0033065f" officeooo:paragraph-rsid="0036b354"/>
    </style:style>
    <style:style style:name="P126" style:family="paragraph" style:parent-style-name="Standard">
      <style:paragraph-properties fo:text-align="justify" style:justify-single-word="false"/>
      <style:text-properties officeooo:paragraph-rsid="003c06ab"/>
    </style:style>
    <style:style style:name="P127" style:family="paragraph" style:parent-style-name="Standard">
      <style:paragraph-properties fo:text-align="justify" style:justify-single-word="false"/>
      <style:text-properties officeooo:paragraph-rsid="0092601b"/>
    </style:style>
    <style:style style:name="P128" style:family="paragraph" style:parent-style-name="Standard">
      <style:text-properties officeooo:rsid="005de701" officeooo:paragraph-rsid="005de701"/>
    </style:style>
    <style:style style:name="P129" style:family="paragraph" style:parent-style-name="Standard">
      <style:text-properties style:font-name="Open Sans Semibold1" fo:font-weight="bold" officeooo:rsid="005de701" officeooo:paragraph-rsid="005de701" style:font-weight-asian="bold" style:font-weight-complex="bold"/>
    </style:style>
    <style:style style:name="P130" style:family="paragraph" style:parent-style-name="Standard">
      <style:text-properties fo:font-style="normal" officeooo:paragraph-rsid="00557d38" style:font-style-asian="normal" style:font-style-complex="normal"/>
    </style:style>
    <style:style style:name="P131" style:family="paragraph" style:parent-style-name="Standard">
      <style:text-properties officeooo:paragraph-rsid="0092601b"/>
    </style:style>
    <style:style style:name="P132" style:family="paragraph" style:parent-style-name="Standard">
      <style:paragraph-properties fo:text-align="justify" style:justify-single-word="false"/>
      <style:text-properties officeooo:rsid="008f903b" officeooo:paragraph-rsid="0097d5bf"/>
    </style:style>
    <style:style style:name="P133" style:family="paragraph" style:parent-style-name="Standard">
      <style:paragraph-properties fo:text-align="justify" style:justify-single-word="false"/>
      <style:text-properties officeooo:rsid="008f903b" officeooo:paragraph-rsid="0097d5bf" style:font-name-complex="PTSerif-Regular"/>
    </style:style>
    <style:style style:name="P134" style:family="paragraph" style:parent-style-name="Standard">
      <style:paragraph-properties fo:text-align="justify" style:justify-single-word="false"/>
      <style:text-properties officeooo:paragraph-rsid="0092601b" style:font-name-complex="PTSerif-Regular"/>
    </style:style>
    <style:style style:name="P135" style:family="paragraph" style:parent-style-name="Standard">
      <style:paragraph-properties fo:text-align="justify" style:justify-single-word="false"/>
      <style:text-properties officeooo:paragraph-rsid="00a26de7" style:font-name-complex="PTSerif-Regular"/>
    </style:style>
    <style:style style:name="P136" style:family="paragraph" style:parent-style-name="Standard">
      <style:text-properties officeooo:paragraph-rsid="0092601b" style:font-name-complex="PTSerif-Regular"/>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4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4" style:family="paragraph" style:parent-style-name="Text_20_body">
      <style:paragraph-properties fo:margin-top="0cm" fo:margin-bottom="0cm" loext:contextual-spacing="false" fo:text-align="justify" style:justify-single-word="false"/>
      <style:text-properties officeooo:paragraph-rsid="006da4d4"/>
    </style:style>
    <style:style style:name="P145"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5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5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53" style:family="paragraph" style:parent-style-name="Caption">
      <style:text-properties fo:font-style="normal" officeooo:rsid="0092601b" officeooo:paragraph-rsid="0092601b" style:font-style-asian="normal" style:font-style-complex="normal"/>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5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5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5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1"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62"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63"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64"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65"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66"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67"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68"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69"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7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7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7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76"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77"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78"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9"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8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8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82"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83"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84"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85" style:family="paragraph" style:parent-style-name="Text_20_body" style:list-style-name="L25">
      <style:paragraph-properties fo:margin-top="0cm" fo:margin-bottom="0cm" loext:contextual-spacing="false"/>
      <style:text-properties officeooo:paragraph-rsid="005c7a56"/>
    </style:style>
    <style:style style:name="P186" style:family="paragraph" style:parent-style-name="Text_20_body" style:list-style-name="L25">
      <style:paragraph-properties fo:margin-top="0cm" fo:margin-bottom="0cm" loext:contextual-spacing="false"/>
      <style:text-properties officeooo:rsid="005c7a56" officeooo:paragraph-rsid="005c7a56"/>
    </style:style>
    <style:style style:name="P187" style:family="paragraph" style:parent-style-name="Text_20_body" style:list-style-name="L26">
      <style:paragraph-properties fo:margin-top="0cm" fo:margin-bottom="0cm" loext:contextual-spacing="false"/>
      <style:text-properties officeooo:paragraph-rsid="005c7a56"/>
    </style:style>
    <style:style style:name="P188"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89"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90"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91"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92"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93"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94" style:family="paragraph" style:parent-style-name="Text_20_body" style:list-style-name="L27">
      <style:paragraph-properties fo:margin-top="0cm" fo:margin-bottom="0cm" loext:contextual-spacing="false"/>
      <style:text-properties fo:font-style="normal" fo:font-weight="bold" officeooo:rsid="00ad3b69" officeooo:paragraph-rsid="00ad3b69" style:font-style-asian="normal" style:font-weight-asian="bold" style:font-style-complex="normal" style:font-weight-complex="bold"/>
    </style:style>
    <style:style style:name="P195" style:family="paragraph" style:parent-style-name="Text_20_body" style:list-style-name="L27">
      <style:paragraph-properties fo:margin-top="0cm" fo:margin-bottom="0cm" loext:contextual-spacing="false"/>
      <style:text-properties officeooo:paragraph-rsid="005c7a56"/>
    </style:style>
    <style:style style:name="P196" style:family="paragraph" style:parent-style-name="Heading_20_2">
      <style:text-properties fo:font-style="normal" style:font-style-asian="normal" style:font-style-complex="normal"/>
    </style:style>
    <style:style style:name="P197" style:family="paragraph" style:parent-style-name="Heading_20_2">
      <style:text-properties fo:font-style="normal" officeooo:paragraph-rsid="005bd38f" style:font-style-asian="normal" style:font-style-complex="normal"/>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48a39b" officeooo:paragraph-rsid="0048a39b"/>
    </style:style>
    <style:style style:name="P200" style:family="paragraph" style:parent-style-name="Heading_20_2">
      <style:paragraph-properties fo:break-before="page"/>
      <style:text-properties fo:font-style="normal" style:font-style-asian="normal" style:font-style-complex="normal"/>
    </style:style>
    <style:style style:name="P201" style:family="paragraph" style:parent-style-name="Heading_20_1">
      <style:paragraph-properties fo:text-align="center" style:justify-single-word="false"/>
      <style:text-properties fo:font-style="normal" style:font-style-asian="normal" style:font-style-complex="normal"/>
    </style:style>
    <style:style style:name="P202" style:family="paragraph" style:parent-style-name="Heading_20_1">
      <style:paragraph-properties fo:break-before="page"/>
      <style:text-properties fo:font-style="normal" style:font-style-asian="normal" style:font-style-complex="normal"/>
    </style:style>
    <style:style style:name="P203" style:family="paragraph" style:parent-style-name="Heading_20_1">
      <style:paragraph-properties fo:text-align="center" style:justify-single-word="false" fo:break-before="page"/>
      <style:text-properties fo:font-style="normal" style:font-style-asian="normal" style:font-style-complex="normal"/>
    </style:style>
    <style:style style:name="P204" style:family="paragraph" style:parent-style-name="Heading_20_3">
      <style:text-properties officeooo:rsid="002c8da1" officeooo:paragraph-rsid="002c8da1"/>
    </style:style>
    <style:style style:name="P205" style:family="paragraph" style:parent-style-name="Heading_20_4">
      <style:text-properties officeooo:paragraph-rsid="008c77b8"/>
    </style:style>
    <style:style style:name="P206" style:family="paragraph" style:parent-style-name="Heading_20_4">
      <style:text-properties officeooo:rsid="008bb56e" officeooo:paragraph-rsid="008bb56e"/>
    </style:style>
    <style:style style:name="P207" style:family="paragraph" style:parent-style-name="Heading_20_4">
      <style:text-properties officeooo:rsid="006da4d4" officeooo:paragraph-rsid="006da4d4"/>
    </style:style>
    <style:style style:name="P208" style:family="paragraph" style:parent-style-name="Heading_20_4">
      <style:text-properties officeooo:paragraph-rsid="00974033"/>
    </style:style>
    <style:style style:name="P209" style:family="paragraph" style:parent-style-name="Heading_20_4">
      <style:text-properties officeooo:rsid="0033065f" officeooo:paragraph-rsid="0037b940"/>
    </style:style>
    <style:style style:name="P210" style:family="paragraph" style:parent-style-name="Heading_20_4">
      <style:paragraph-properties fo:break-before="page"/>
    </style:style>
    <style:style style:name="P211" style:family="paragraph" style:parent-style-name="Heading_20_4">
      <style:paragraph-properties fo:break-before="page"/>
      <style:text-properties officeooo:rsid="008c77b8" officeooo:paragraph-rsid="008c77b8"/>
    </style:style>
    <style:style style:name="P21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13" style:family="paragraph" style:parent-style-name="Table_20_Contents" style:list-style-name="L23">
      <style:text-properties fo:font-weight="normal" officeooo:rsid="0037b940" officeooo:paragraph-rsid="0037b940" style:font-weight-asian="normal" style:font-weight-complex="normal"/>
    </style:style>
    <style:style style:name="P214"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5"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7"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8"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9"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20"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21"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22"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23"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24"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25"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26"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7"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8"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9"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30"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31"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2"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3"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4"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5"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6"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7"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8"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9"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40"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41"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42"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3"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4"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5"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6"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54"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56"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7"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8"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9"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60"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84"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90"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91"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92"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93"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94"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95"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6"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7" style:family="paragraph" style:parent-style-name="normal" style:list-style-name="L3">
      <style:paragraph-properties fo:line-height="150%" fo:text-align="justify" style:justify-single-word="false"/>
      <style:text-properties officeooo:paragraph-rsid="0015d025"/>
    </style:style>
    <style:style style:name="P298" style:family="paragraph" style:parent-style-name="normal" style:list-style-name="L11">
      <style:paragraph-properties fo:line-height="150%" fo:text-align="justify" style:justify-single-word="false"/>
      <style:text-properties officeooo:paragraph-rsid="00192429"/>
    </style:style>
    <style:style style:name="P299" style:family="paragraph" style:parent-style-name="normal" style:list-style-name="WW8Num9">
      <style:paragraph-properties fo:line-height="150%" fo:text-align="justify" style:justify-single-word="false"/>
      <style:text-properties officeooo:rsid="0017918a" officeooo:paragraph-rsid="00192429"/>
    </style:style>
    <style:style style:name="P300"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3b9b3c" style:font-style-asian="italic" style:font-style-complex="italic"/>
    </style:style>
    <style:style style:name="T16" style:family="text">
      <style:text-properties fo:font-style="italic" officeooo:rsid="00836675" style:font-style-asian="italic" style:font-size-complex="10.5pt" style:font-style-complex="italic"/>
    </style:style>
    <style:style style:name="T17" style:family="text">
      <style:text-properties fo:font-style="italic" officeooo:rsid="003b9b3c" style:font-style-asian="italic" style:font-size-complex="10.5pt" style:font-style-complex="normal"/>
    </style:style>
    <style:style style:name="T18" style:family="text">
      <style:text-properties fo:font-style="italic" fo:font-weight="normal" officeooo:rsid="00733dda"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53fba" style:font-style-asian="normal" style:font-style-complex="normal"/>
    </style:style>
    <style:style style:name="T21" style:family="text">
      <style:text-properties fo:font-style="normal" officeooo:rsid="003c06ab" style:font-style-asian="normal" style:font-style-complex="normal"/>
    </style:style>
    <style:style style:name="T22" style:family="text">
      <style:text-properties fo:font-style="normal" officeooo:rsid="0067bb81" style:font-style-asian="normal" style:font-style-complex="normal"/>
    </style:style>
    <style:style style:name="T23" style:family="text">
      <style:text-properties fo:font-style="normal" officeooo:rsid="006c0cc4" style:font-style-asian="normal" style:font-style-complex="normal"/>
    </style:style>
    <style:style style:name="T24" style:family="text">
      <style:text-properties fo:font-style="normal" officeooo:rsid="00a670e1" style:font-style-asian="normal" style:font-style-complex="normal"/>
    </style:style>
    <style:style style:name="T25" style:family="text">
      <style:text-properties fo:font-style="normal" officeooo:rsid="003b9b3c" style:font-style-asian="normal" style:font-style-complex="normal"/>
    </style:style>
    <style:style style:name="T26" style:family="text">
      <style:text-properties fo:font-style="normal" officeooo:rsid="003b9b3c" style:font-style-asian="normal" style:font-size-complex="10.5pt"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353fba" style:font-style-asian="normal" style:font-weight-asian="bold" style:font-style-complex="normal" style:font-weight-complex="bold"/>
    </style:style>
    <style:style style:name="T29" style:family="text">
      <style:text-properties fo:font-style="normal" fo:font-weight="bold" officeooo:rsid="0067bb81" style:font-style-asian="normal" style:font-weight-asian="bold" style:font-style-complex="normal" style:font-weight-complex="bold"/>
    </style:style>
    <style:style style:name="T30" style:family="text">
      <style:text-properties fo:font-style="normal" fo:font-weight="bold" style:font-name-asian="Arial" style:font-style-asian="normal" style:font-weight-asian="bold" style:font-name-complex="Arial" style:font-style-complex="normal" style:font-weight-complex="bold"/>
    </style:style>
    <style:style style:name="T31"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2" style:family="text">
      <style:text-properties fo:font-style="normal" style:font-name-asian="Arial" style:font-style-asian="normal" style:font-name-complex="Arial" style:font-style-complex="normal"/>
    </style:style>
    <style:style style:name="T33" style:family="text">
      <style:text-properties fo:font-style="normal" officeooo:rsid="0067bb81" style:font-name-asian="Arial" style:font-style-asian="normal" style:font-name-complex="Arial" style:font-style-complex="normal"/>
    </style:style>
    <style:style style:name="T34" style:family="text">
      <style:text-properties fo:font-style="normal" fo:font-weight="normal"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c8da1" style:font-style-asian="normal" style:font-weight-asian="normal" style:font-style-complex="normal" style:font-weight-complex="normal"/>
    </style:style>
    <style:style style:name="T58" style:family="text">
      <style:text-properties fo:font-style="normal" fo:font-weight="normal" officeooo:rsid="006c0cc4" style:font-style-asian="normal" style:font-weight-asian="normal" style:font-style-complex="normal"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13cd85" style:font-weight-asian="normal" style:font-weight-complex="normal"/>
    </style:style>
    <style:style style:name="T61" style:family="text">
      <style:text-properties fo:font-weight="normal" officeooo:rsid="0015d025" style:font-weight-asian="normal" style:font-weight-complex="normal"/>
    </style:style>
    <style:style style:name="T62" style:family="text">
      <style:text-properties fo:font-weight="normal" officeooo:rsid="001a50ca" style:font-weight-asian="normal" style:font-weight-complex="normal"/>
    </style:style>
    <style:style style:name="T63" style:family="text">
      <style:text-properties fo:font-weight="normal" officeooo:rsid="00204a89" style:font-weight-asian="normal" style:font-weight-complex="normal"/>
    </style:style>
    <style:style style:name="T64" style:family="text">
      <style:text-properties fo:font-weight="normal" officeooo:rsid="0037b940" style:font-weight-asian="normal" style:font-weight-complex="normal"/>
    </style:style>
    <style:style style:name="T65" style:family="text">
      <style:text-properties style:font-name="Open Sans Light" fo:font-weight="normal" style:font-weight-asian="normal" style:font-weight-complex="normal"/>
    </style:style>
    <style:style style:name="T66" style:family="text">
      <style:text-properties style:font-name="PT Serif2"/>
    </style:style>
    <style:style style:name="T67" style:family="text">
      <style:text-properties style:font-name="PT Serif2" fo:font-style="italic" style:font-style-asian="italic" style:font-style-complex="italic"/>
    </style:style>
    <style:style style:name="T68" style:family="text">
      <style:text-properties style:font-name="PT Serif2" fo:font-style="italic" officeooo:rsid="003d5f96" style:font-style-asian="italic" style:font-style-complex="italic"/>
    </style:style>
    <style:style style:name="T69" style:family="text">
      <style:text-properties style:font-name="PT Serif2" fo:font-style="italic" officeooo:rsid="003e0137" style:font-style-asian="italic" style:font-style-complex="italic"/>
    </style:style>
    <style:style style:name="T70"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1"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2"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73"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5"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6"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7"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8"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9"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0"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1"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2"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83" style:family="text">
      <style:text-properties style:font-name="PT Serif2" fo:font-size="12pt" fo:font-style="normal" style:font-size-asian="12pt" style:font-style-asian="normal" style:font-size-complex="12pt" style:font-style-complex="normal"/>
    </style:style>
    <style:style style:name="T84" style:family="text">
      <style:text-properties style:font-name="PT Serif2" fo:font-size="12pt" fo:font-style="normal" officeooo:rsid="005c8d27" style:font-size-asian="12pt" style:font-style-asian="normal" style:font-size-complex="12pt" style:font-style-complex="normal"/>
    </style:style>
    <style:style style:name="T85" style:family="text">
      <style:text-properties style:font-name="PT Serif2" fo:font-size="12pt" style:font-size-asian="12pt" style:font-size-complex="12pt"/>
    </style:style>
    <style:style style:name="T86" style:family="text">
      <style:text-properties style:font-name="PT Serif2" fo:font-size="12pt" officeooo:rsid="005c7a56" style:font-size-asian="12pt" style:font-size-complex="12pt"/>
    </style:style>
    <style:style style:name="T87" style:family="text">
      <style:text-properties style:font-name="PT Serif2" fo:font-size="12pt" officeooo:rsid="005c8d27" style:font-size-asian="12pt" style:font-size-complex="12pt"/>
    </style:style>
    <style:style style:name="T88" style:family="text">
      <style:text-properties style:font-name="PT Serif2" fo:font-size="12pt" officeooo:rsid="005d456f" style:font-size-asian="12pt" style:font-size-complex="12pt"/>
    </style:style>
    <style:style style:name="T89" style:family="text">
      <style:text-properties style:font-name="PT Serif2" fo:font-size="12pt" officeooo:rsid="005de701" style:font-size-asian="12pt" style:font-size-complex="12pt"/>
    </style:style>
    <style:style style:name="T90" style:family="text">
      <style:text-properties style:font-name="PT Serif2" fo:font-size="12pt" officeooo:rsid="0063893a" style:font-size-asian="12pt" style:font-size-complex="12pt"/>
    </style:style>
    <style:style style:name="T91" style:family="text">
      <style:text-properties style:font-name="PT Serif2" fo:font-size="12pt" officeooo:rsid="007c9362" style:font-size-asian="12pt" style:font-size-complex="12pt"/>
    </style:style>
    <style:style style:name="T92" style:family="text">
      <style:text-properties style:font-name="PT Serif2" fo:font-size="12pt" officeooo:rsid="00acae9c" style:font-size-asian="12pt" style:font-size-complex="12pt"/>
    </style:style>
    <style:style style:name="T93" style:family="text">
      <style:text-properties style:font-name="PT Serif2" fo:font-size="12pt" fo:font-style="italic" style:font-size-asian="12pt" style:font-style-asian="italic" style:font-size-complex="12pt" style:font-style-complex="italic"/>
    </style:style>
    <style:style style:name="T94"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6"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7"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8"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9"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0" style:family="text">
      <style:text-properties style:font-name="PT Serif2" fo:font-size="12pt" fo:font-weight="normal" style:font-size-asian="12pt" style:font-weight-asian="normal" style:font-size-complex="12pt" style:font-weight-complex="normal"/>
    </style:style>
    <style:style style:name="T101" style:family="text">
      <style:text-properties style:font-name="PT Serif2" fo:font-size="12pt" fo:font-weight="normal" officeooo:rsid="005c7a56" style:font-size-asian="12pt" style:font-weight-asian="normal" style:font-size-complex="12pt" style:font-weight-complex="normal"/>
    </style:style>
    <style:style style:name="T102" style:family="text">
      <style:text-properties style:font-name="PT Serif2" fo:font-size="12pt" fo:font-weight="bold" style:font-size-asian="12pt" style:font-weight-asian="bold" style:font-size-complex="12pt" style:font-weight-complex="bold"/>
    </style:style>
    <style:style style:name="T103" style:family="text">
      <style:text-properties style:font-name="PT Serif2" fo:font-size="12pt" fo:font-weight="bold" officeooo:rsid="005c7a56" style:font-size-asian="12pt" style:font-weight-asian="bold" style:font-size-complex="12pt" style:font-weight-complex="bold"/>
    </style:style>
    <style:style style:name="T104" style:family="text">
      <style:text-properties style:font-name="PT Serif2" fo:font-size="12pt" fo:font-weight="bold" officeooo:rsid="005de701" style:font-size-asian="12pt" style:font-weight-asian="bold" style:font-size-complex="12pt" style:font-weight-complex="bold"/>
    </style:style>
    <style:style style:name="T105" style:family="text">
      <style:text-properties style:font-name="PT Serif2" fo:font-size="12pt" fo:font-weight="bold" officeooo:rsid="0063893a" style:font-size-asian="12pt" style:font-weight-asian="bold" style:font-size-complex="12pt" style:font-weight-complex="bold"/>
    </style:style>
    <style:style style:name="T106" style:family="text">
      <style:text-properties style:font-name="PT Serif2" officeooo:rsid="003d5f96"/>
    </style:style>
    <style:style style:name="T107" style:family="text">
      <style:text-properties fo:font-weight="bold" style:font-weight-asian="bold" style:font-weight-complex="bold"/>
    </style:style>
    <style:style style:name="T108" style:family="text">
      <style:text-properties fo:font-weight="bold" officeooo:rsid="005de701" style:font-weight-asian="bold" style:font-weight-complex="bold"/>
    </style:style>
    <style:style style:name="T109" style:family="text">
      <style:text-properties fo:font-weight="bold" officeooo:rsid="008f903b" style:font-weight-asian="bold" style:font-weight-complex="bold"/>
    </style:style>
    <style:style style:name="T110" style:family="text">
      <style:text-properties fo:font-weight="bold" officeooo:rsid="009e1ac4" style:font-weight-asian="bold" style:font-weight-complex="bold"/>
    </style:style>
    <style:style style:name="T111" style:family="text">
      <style:text-properties fo:font-weight="bold" officeooo:rsid="00a670e1" style:font-weight-asian="bold" style:font-weight-complex="bold"/>
    </style:style>
    <style:style style:name="T112" style:family="text">
      <style:text-properties officeooo:rsid="000f1b2b"/>
    </style:style>
    <style:style style:name="T113" style:family="text">
      <style:text-properties officeooo:rsid="00103be0"/>
    </style:style>
    <style:style style:name="T114" style:family="text">
      <style:text-properties officeooo:rsid="0010ff1d"/>
    </style:style>
    <style:style style:name="T115" style:family="text">
      <style:text-properties officeooo:rsid="00129624"/>
    </style:style>
    <style:style style:name="T116" style:family="text">
      <style:text-properties officeooo:rsid="0013cd85"/>
    </style:style>
    <style:style style:name="T117" style:family="text">
      <style:text-properties officeooo:rsid="00145a1c"/>
    </style:style>
    <style:style style:name="T118" style:family="text">
      <style:text-properties officeooo:rsid="0015d025"/>
    </style:style>
    <style:style style:name="T119" style:family="text">
      <style:text-properties officeooo:rsid="0017918a"/>
    </style:style>
    <style:style style:name="T120" style:family="text">
      <style:text-properties officeooo:rsid="00192429"/>
    </style:style>
    <style:style style:name="T121" style:family="text">
      <style:text-properties officeooo:rsid="00193304"/>
    </style:style>
    <style:style style:name="T122" style:family="text">
      <style:text-properties officeooo:rsid="001a50ca"/>
    </style:style>
    <style:style style:name="T123" style:family="text">
      <style:text-properties officeooo:rsid="001f8c6a"/>
    </style:style>
    <style:style style:name="T124" style:family="text">
      <style:text-properties style:font-name-asian="Arial"/>
    </style:style>
    <style:style style:name="T125" style:family="text">
      <style:text-properties officeooo:rsid="001f8c6a" style:font-name-asian="Arial"/>
    </style:style>
    <style:style style:name="T126" style:family="text">
      <style:text-properties officeooo:rsid="00204a89"/>
    </style:style>
    <style:style style:name="T127" style:family="text">
      <style:text-properties officeooo:rsid="0022b268"/>
    </style:style>
    <style:style style:name="T128" style:family="text">
      <style:text-properties officeooo:rsid="002a9694"/>
    </style:style>
    <style:style style:name="T129" style:family="text">
      <style:text-properties officeooo:rsid="002de370"/>
    </style:style>
    <style:style style:name="T130" style:family="text">
      <style:text-properties officeooo:rsid="002f17d1"/>
    </style:style>
    <style:style style:name="T131" style:family="text">
      <style:text-properties officeooo:rsid="0033065f"/>
    </style:style>
    <style:style style:name="T132" style:family="text">
      <style:text-properties officeooo:rsid="00353fba"/>
    </style:style>
    <style:style style:name="T133" style:family="text">
      <style:text-properties officeooo:rsid="0036b354"/>
    </style:style>
    <style:style style:name="T134" style:family="text">
      <style:text-properties style:font-name="Open Sans1" fo:font-size="11pt" style:font-size-asian="11pt" style:font-size-complex="11pt"/>
    </style:style>
    <style:style style:name="T135" style:family="text">
      <style:text-properties style:font-name="Open Sans1" fo:font-size="11pt" officeooo:rsid="00346fb9" style:font-size-asian="11pt" style:font-size-complex="11pt"/>
    </style:style>
    <style:style style:name="T136" style:family="text">
      <style:text-properties officeooo:rsid="0037b940"/>
    </style:style>
    <style:style style:name="T137" style:family="text">
      <style:text-properties style:text-position="sub 58%" fo:font-style="normal" style:font-style-asian="normal" style:font-style-complex="normal"/>
    </style:style>
    <style:style style:name="T138" style:family="text">
      <style:text-properties style:text-position="sub 58%" fo:font-style="normal" fo:font-weight="normal" style:font-style-asian="normal" style:font-weight-asian="normal" style:font-style-complex="normal" style:font-weight-complex="normal"/>
    </style:style>
    <style:style style:name="T139" style:family="text">
      <style:text-properties fo:font-size="11pt" fo:font-style="italic" style:font-size-asian="11pt" style:font-style-asian="italic" style:font-size-complex="11pt" style:font-style-complex="italic"/>
    </style:style>
    <style:style style:name="T140" style:family="text">
      <style:text-properties fo:font-size="11pt" fo:font-style="italic" officeooo:rsid="0037b940" style:font-size-asian="11pt" style:font-style-asian="italic" style:font-size-complex="11pt" style:font-style-complex="italic"/>
    </style:style>
    <style:style style:name="T141" style:family="text">
      <style:text-properties officeooo:rsid="003c06ab"/>
    </style:style>
    <style:style style:name="T142" style:family="text">
      <style:text-properties officeooo:rsid="003cd9ca"/>
    </style:style>
    <style:style style:name="T143" style:family="text">
      <style:text-properties officeooo:rsid="0043e92b"/>
    </style:style>
    <style:style style:name="T144" style:family="text">
      <style:text-properties officeooo:rsid="004937ae"/>
    </style:style>
    <style:style style:name="T145" style:family="text">
      <style:text-properties officeooo:rsid="0053d8aa"/>
    </style:style>
    <style:style style:name="T146" style:family="text">
      <style:text-properties officeooo:rsid="005c8d27"/>
    </style:style>
    <style:style style:name="T147" style:family="text">
      <style:text-properties officeooo:rsid="00660155"/>
    </style:style>
    <style:style style:name="T148" style:family="text">
      <style:text-properties officeooo:rsid="0067bb81"/>
    </style:style>
    <style:style style:name="T149" style:family="text">
      <style:text-properties officeooo:rsid="006937d8"/>
    </style:style>
    <style:style style:name="T150" style:family="text">
      <style:text-properties officeooo:rsid="0069ced1"/>
    </style:style>
    <style:style style:name="T151" style:family="text">
      <style:text-properties officeooo:rsid="006a2fc8"/>
    </style:style>
    <style:style style:name="T152" style:family="text">
      <style:text-properties officeooo:rsid="006c0cc4"/>
    </style:style>
    <style:style style:name="T153" style:family="text">
      <style:text-properties style:font-size-complex="10.5pt"/>
    </style:style>
    <style:style style:name="T154" style:family="text">
      <style:text-properties officeooo:rsid="00704e54"/>
    </style:style>
    <style:style style:name="T155" style:family="text">
      <style:text-properties officeooo:rsid="00733dda"/>
    </style:style>
    <style:style style:name="T156" style:family="text">
      <style:text-properties officeooo:rsid="00788ce0"/>
    </style:style>
    <style:style style:name="T157" style:family="text">
      <style:text-properties officeooo:rsid="007c9362"/>
    </style:style>
    <style:style style:name="T158" style:family="text">
      <style:text-properties officeooo:rsid="007e8eac"/>
    </style:style>
    <style:style style:name="T159" style:family="text">
      <style:text-properties officeooo:rsid="00836675"/>
    </style:style>
    <style:style style:name="T160" style:family="text">
      <style:text-properties officeooo:rsid="00862432"/>
    </style:style>
    <style:style style:name="T161" style:family="text">
      <style:text-properties officeooo:rsid="0089e9a3"/>
    </style:style>
    <style:style style:name="T162" style:family="text">
      <style:text-properties officeooo:rsid="008b0a37"/>
    </style:style>
    <style:style style:name="T163" style:family="text">
      <style:text-properties officeooo:rsid="008c77b8"/>
    </style:style>
    <style:style style:name="T164" style:family="text">
      <style:text-properties officeooo:rsid="00908067"/>
    </style:style>
    <style:style style:name="T165" style:family="text">
      <style:text-properties officeooo:rsid="0092601b"/>
    </style:style>
    <style:style style:name="T166" style:family="text">
      <style:text-properties style:font-name-complex="PTSerif-Regular"/>
    </style:style>
    <style:style style:name="T167" style:family="text">
      <style:text-properties officeooo:rsid="009b4f96" style:font-name-complex="PTSerif-Regular"/>
    </style:style>
    <style:style style:name="T168" style:family="text">
      <style:text-properties officeooo:rsid="009d2f13" style:font-name-complex="PTSerif-Regular"/>
    </style:style>
    <style:style style:name="T169" style:family="text">
      <style:text-properties officeooo:rsid="00aaf38e" style:font-name-complex="PTSerif-Regular"/>
    </style:style>
    <style:style style:name="T170" style:family="text">
      <style:text-properties officeooo:rsid="00a26de7"/>
    </style:style>
    <style:style style:name="T171" style:family="text">
      <style:text-properties officeooo:rsid="00a3b41c"/>
    </style:style>
    <style:style style:name="T172" style:family="text">
      <style:text-properties officeooo:rsid="00a41758"/>
    </style:style>
    <style:style style:name="T173" style:family="text">
      <style:text-properties officeooo:rsid="00a670e1"/>
    </style:style>
    <style:style style:name="T174" style:family="text">
      <style:text-properties officeooo:rsid="00a6a7cd"/>
    </style:style>
    <style:style style:name="T175" style:family="text">
      <style:text-properties officeooo:rsid="00a732cf"/>
    </style:style>
    <style:style style:name="T176" style:family="text">
      <style:text-properties officeooo:rsid="00aadc5c"/>
    </style:style>
    <style:style style:name="T177" style:family="text">
      <style:text-properties officeooo:rsid="00aaf38e"/>
    </style:style>
    <style:style style:name="T178" style:family="text">
      <style:text-properties officeooo:rsid="00acae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5">Sustav za arhivu i <text:line-break/>reprodukciju tonskih zapisa</text:span><text:span text:style-name="T59"> </text:span></text:p>
      <text:p text:style-name="P5">Dokumentacija, revizija 1.0</text:p>
      <text:p text:style-name="P4"/>
      <text:p text:style-name="P4"/>
      <text:p text:style-name="P6"><text:span text:style-name="T66"><text:line-break/><text:line-break/><text:line-break/>Grupa: </text:span><text:span text:style-name="T67">BananaBlade<text:line-break/></text:span><text:span text:style-name="T66">Voditelj: </text:span><text:span text:style-name="T67">Zvonimir Jurelinac<text:line-break/><text:line-break/></text:span><text:span text:style-name="T66">Datum predaje: </text:span><text:span text:style-name="T69">20. studeni 2015.</text:span><text:span text:style-name="T67"><text:line-break/><text:line-break/></text:span><text:span text:style-name="T106">Asistent: </text:span><text:span text:style-name="T68">Miljenko Krhen<text:line-break/></text:span><text:span text:style-name="T106">Nastavnik: </text:span><text:span text:style-name="T68">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Sadržaj</text:p>
          </text:index-title>
          <text:p text:style-name="P154"><text:a xlink:type="simple" xlink:href="#__RefHeading___Toc196_1769527897" text:style-name="Index_20_Link" text:visited-style-name="Index_20_Link">1. Dnevnik promjene dokumentacije<text:tab/>3</text:a></text:p>
          <text:p text:style-name="P154"><text:a xlink:type="simple" xlink:href="#__RefHeading___Toc198_1769527897" text:style-name="Index_20_Link" text:visited-style-name="Index_20_Link">2. Opis projektnog zadatka<text:tab/>4</text:a></text:p>
          <text:p text:style-name="P154"><text:a xlink:type="simple" xlink:href="#__RefHeading___Toc200_1769527897" text:style-name="Index_20_Link" text:visited-style-name="Index_20_Link">3. Rječnik pojmova<text:tab/>8</text:a></text:p>
          <text:p text:style-name="P154"><text:a xlink:type="simple" xlink:href="#__RefHeading___Toc202_1769527897" text:style-name="Index_20_Link" text:visited-style-name="Index_20_Link">4. Funkcionalni zahtjevi<text:tab/>9</text:a></text:p>
          <text:p text:style-name="P155"><text:a xlink:type="simple" xlink:href="#__RefHeading___Toc1317_1463536368" text:style-name="Index_20_Link" text:visited-style-name="Index_20_Link">4.1 Opis obrazaca uporabe<text:tab/>11</text:a></text:p>
          <text:p text:style-name="P155"><text:a xlink:type="simple" xlink:href="#__RefHeading___Toc2745_776402836" text:style-name="Index_20_Link" text:visited-style-name="Index_20_Link">4.2 Sekvencijski dijagrami<text:tab/>25</text:a></text:p>
          <text:p text:style-name="P154"><text:a xlink:type="simple" xlink:href="#__RefHeading___Toc204_1769527897" text:style-name="Index_20_Link" text:visited-style-name="Index_20_Link">5. Ostali zahtjevi<text:tab/>46</text:a></text:p>
          <text:p text:style-name="P154"><text:a xlink:type="simple" xlink:href="#__RefHeading___Toc206_1769527897" text:style-name="Index_20_Link" text:visited-style-name="Index_20_Link">6. Arhitektura i dizajn sustava<text:tab/>47</text:a></text:p>
          <text:p text:style-name="P155"><text:a xlink:type="simple" xlink:href="#__RefHeading___Toc443_1769527897" text:style-name="Index_20_Link" text:visited-style-name="Index_20_Link">6.1. Svrha, opći prioriteti i skica sustava<text:tab/>47</text:a></text:p>
          <text:p text:style-name="P155"><text:a xlink:type="simple" xlink:href="#__RefHeading___Toc445_1769527897" text:style-name="Index_20_Link" text:visited-style-name="Index_20_Link">6.2. Dijagram razreda s opisom<text:tab/>57</text:a></text:p>
          <text:p text:style-name="P155"><text:a xlink:type="simple" xlink:href="#__RefHeading___Toc447_1769527897" text:style-name="Index_20_Link" text:visited-style-name="Index_20_Link">6.3. Dijagram objekata<text:tab/>60</text:a></text:p>
          <text:p text:style-name="P155"><text:a xlink:type="simple" xlink:href="#__RefHeading___Toc449_1769527897" text:style-name="Index_20_Link" text:visited-style-name="Index_20_Link">6.4. Ostali UML dijagrami<text:tab/>61</text:a></text:p>
          <text:p text:style-name="P154"><text:a xlink:type="simple" xlink:href="#__RefHeading___Toc208_1769527897" text:style-name="Index_20_Link" text:visited-style-name="Index_20_Link">7. Implementacija i korisničko sučelje<text:tab/>62</text:a></text:p>
          <text:p text:style-name="P155"><text:a xlink:type="simple" xlink:href="#__RefHeading___Toc451_1769527897" text:style-name="Index_20_Link" text:visited-style-name="Index_20_Link">7.1. Dijagram razmještaja<text:tab/>62</text:a></text:p>
          <text:p text:style-name="P155"><text:a xlink:type="simple" xlink:href="#__RefHeading___Toc453_1769527897" text:style-name="Index_20_Link" text:visited-style-name="Index_20_Link">7.2. Korištene tehnologije i alati<text:tab/>62</text:a></text:p>
          <text:p text:style-name="P155"><text:a xlink:type="simple" xlink:href="#__RefHeading___Toc455_1769527897" text:style-name="Index_20_Link" text:visited-style-name="Index_20_Link">7.3. Isječak programskog koda vezan za temeljnu funkcionalnost sustava<text:tab/>62</text:a></text:p>
          <text:p text:style-name="P155"><text:a xlink:type="simple" xlink:href="#__RefHeading___Toc457_1769527897" text:style-name="Index_20_Link" text:visited-style-name="Index_20_Link">7.4. Ispitivanje programskog rješenja<text:tab/>62</text:a></text:p>
          <text:p text:style-name="P155"><text:a xlink:type="simple" xlink:href="#__RefHeading___Toc459_1769527897" text:style-name="Index_20_Link" text:visited-style-name="Index_20_Link">7.5. Upute za instalaciju<text:tab/>62</text:a></text:p>
          <text:p text:style-name="P155"><text:a xlink:type="simple" xlink:href="#__RefHeading___Toc461_1769527897" text:style-name="Index_20_Link" text:visited-style-name="Index_20_Link">7.6. Korisničke upute<text:tab/>62</text:a></text:p>
          <text:p text:style-name="P154"><text:a xlink:type="simple" xlink:href="#__RefHeading___Toc210_1769527897" text:style-name="Index_20_Link" text:visited-style-name="Index_20_Link">8. Zaključak i budući rad<text:tab/>63</text:a></text:p>
          <text:p text:style-name="P154"><text:a xlink:type="simple" xlink:href="#__RefHeading___Toc421_1769527897" text:style-name="Index_20_Link" text:visited-style-name="Index_20_Link">9. Popis literature<text:tab/>64</text:a></text:p>
          <text:p text:style-name="P154"><text:a xlink:type="simple" xlink:href="#__RefHeading___Toc425_1769527897" text:style-name="Index_20_Link" text:visited-style-name="Index_20_Link">Dodatak A: Dnevnik sastajanja<text:tab/>65</text:a></text:p>
        </text:index-body>
      </text:table-of-content>
      <text:h text:style-name="P201"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4">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2">0.1</text:p>
          </table:table-cell>
          <table:table-cell table:style-name="Table1.B14" office:value-type="string">
            <text:p text:style-name="P61">Stvoren predložak za dokumentaciju</text:p>
          </table:table-cell>
          <table:table-cell table:style-name="Table1.C14" office:value-type="string">
            <text:p text:style-name="P61">Jurelinac, <text:span text:style-name="T147">Škalec</text:span></text:p>
          </table:table-cell>
          <table:table-cell table:style-name="Table1.D2" office:value-type="string">
            <text:p text:style-name="P61">25. 10. <text:span text:style-name="T115">20</text:span>15</text:p>
          </table:table-cell>
        </table:table-row>
        <table:table-row>
          <table:table-cell table:style-name="Table1.A14" office:value-type="string">
            <text:p text:style-name="P62">0.1.1</text:p>
          </table:table-cell>
          <table:table-cell table:style-name="Table1.B14" office:value-type="string">
            <text:p text:style-name="P61">Napisan dio opisa<text:line-break/>Dodan rječnik pojmova</text:p>
          </table:table-cell>
          <table:table-cell table:style-name="Table1.C14" office:value-type="string">
            <text:p text:style-name="P61">Jurelinac</text:p>
          </table:table-cell>
          <table:table-cell table:style-name="Table1.D3" office:value-type="string">
            <text:p text:style-name="P61">25. 10. <text:span text:style-name="T115">20</text:span>15</text:p>
          </table:table-cell>
        </table:table-row>
        <table:table-row>
          <table:table-cell table:style-name="Table1.A14" office:value-type="string">
            <text:p text:style-name="P62">0.<text:span text:style-name="T144">2</text:span></text:p>
          </table:table-cell>
          <table:table-cell table:style-name="Table1.B14" office:value-type="string">
            <text:p text:style-name="P61">Proširen opis zadatka</text:p>
          </table:table-cell>
          <table:table-cell table:style-name="Table1.C14" office:value-type="string">
            <text:p text:style-name="P61">Škalec</text:p>
          </table:table-cell>
          <table:table-cell table:style-name="Table1.D4" office:value-type="string">
            <text:p text:style-name="P61">02. 11. <text:span text:style-name="T115">20</text:span>15</text:p>
          </table:table-cell>
        </table:table-row>
        <table:table-row>
          <table:table-cell table:style-name="Table1.A14" office:value-type="string">
            <text:p text:style-name="P62">0.<text:span text:style-name="T144">3</text:span></text:p>
          </table:table-cell>
          <table:table-cell table:style-name="Table1.B14" office:value-type="string">
            <text:p text:style-name="P61">Proširen pojmovnik</text:p>
            <text:p text:style-name="P61">Započeti funkcionalni zahtjevi</text:p>
          </table:table-cell>
          <table:table-cell table:style-name="Table1.C14" office:value-type="string">
            <text:p text:style-name="P61">Škalec</text:p>
          </table:table-cell>
          <table:table-cell table:style-name="Table1.D5" office:value-type="string">
            <text:p text:style-name="P61">05. 11. <text:span text:style-name="T115">20</text:span>15</text:p>
          </table:table-cell>
        </table:table-row>
        <table:table-row>
          <table:table-cell table:style-name="Table1.A14" office:value-type="string">
            <text:p text:style-name="P62">0.<text:span text:style-name="T144">4</text:span></text:p>
          </table:table-cell>
          <table:table-cell table:style-name="Table1.B14" office:value-type="string">
            <text:p text:style-name="P61">Dovršeni funkcionalni zahtjevi</text:p>
            <text:p text:style-name="P61">Manje izmjene</text:p>
          </table:table-cell>
          <table:table-cell table:style-name="Table1.C14" office:value-type="string">
            <text:p text:style-name="P61">Škalec</text:p>
          </table:table-cell>
          <table:table-cell table:style-name="Table1.D6" office:value-type="string">
            <text:p text:style-name="P61">10. 11. <text:span text:style-name="T115">20</text:span>15</text:p>
          </table:table-cell>
        </table:table-row>
        <table:table-row>
          <table:table-cell table:style-name="Table1.A14" office:value-type="string">
            <text:p text:style-name="P63">0.<text:span text:style-name="T144">5</text:span></text:p>
          </table:table-cell>
          <table:table-cell table:style-name="Table1.B14" office:value-type="string">
            <text:p text:style-name="P69">Izmjene dijela opisa, <text:span text:style-name="T118">izmijenjeni neki obrasci upotrebe, dodani neki novi</text:span>, izmijenjen rječnik pojmova</text:p>
          </table:table-cell>
          <table:table-cell table:style-name="Table1.C14" office:value-type="string">
            <text:p text:style-name="P69">Jurelinac</text:p>
          </table:table-cell>
          <table:table-cell table:style-name="Table1.D14" office:value-type="string">
            <text:p text:style-name="P69">14. 11. 2015</text:p>
          </table:table-cell>
        </table:table-row>
        <table:table-row>
          <table:table-cell table:style-name="Table1.A14" office:value-type="string">
            <text:p text:style-name="P64">0.7</text:p>
          </table:table-cell>
          <table:table-cell table:style-name="Table1.B14" office:value-type="string">
            <text:p text:style-name="P97">Dodani dijagrami obrazaca uporabe, započeto opisivanje arhitekture sustava, stavljen ER model i opis relacija u bazi podataka</text:p>
          </table:table-cell>
          <table:table-cell table:style-name="Table1.C14" office:value-type="string">
            <text:p text:style-name="P97">Jurelinac</text:p>
          </table:table-cell>
          <table:table-cell table:style-name="Table1.D14" office:value-type="string">
            <text:p text:style-name="P97">16. 11. 2015. </text:p>
          </table:table-cell>
        </table:table-row>
        <table:table-row>
          <table:table-cell table:style-name="Table1.A14" office:value-type="string">
            <text:p text:style-name="P65">0.8</text:p>
          </table:table-cell>
          <table:table-cell table:style-name="Table1.B14" office:value-type="string">
            <text:p text:style-name="P99">Dodan opis klijentskog dijela i upravitelja</text:p>
          </table:table-cell>
          <table:table-cell table:style-name="Table1.C14" office:value-type="string">
            <text:p text:style-name="P99">Ivošević, Jurelinac</text:p>
          </table:table-cell>
          <table:table-cell table:style-name="Table1.D14" office:value-type="string">
            <text:p text:style-name="P99">17. 11. 2015.</text:p>
          </table:table-cell>
        </table:table-row>
        <table:table-row>
          <table:table-cell table:style-name="Table1.A14" office:value-type="string">
            <text:p text:style-name="P66">0.9</text:p>
          </table:table-cell>
          <table:table-cell table:style-name="Table1.B14" office:value-type="string">
            <text:p text:style-name="P100">Dodani dijagrami razreda</text:p>
          </table:table-cell>
          <table:table-cell table:style-name="Table1.C14" office:value-type="string">
            <text:p text:style-name="P100">Jurelinac</text:p>
          </table:table-cell>
          <table:table-cell table:style-name="Table1.D14" office:value-type="string">
            <text:p text:style-name="P100">18. 11. 2015.</text:p>
          </table:table-cell>
        </table:table-row>
        <table:table-row>
          <table:table-cell table:style-name="Table1.A14" office:value-type="string">
            <text:p text:style-name="P67">0.9.1</text:p>
          </table:table-cell>
          <table:table-cell table:style-name="Table1.B14" office:value-type="string">
            <text:p text:style-name="P101">Dodani neki od sekvencijskih dijagrama</text:p>
          </table:table-cell>
          <table:table-cell table:style-name="Table1.C14" office:value-type="string">
            <text:p text:style-name="P101">Mašić, Jerković, Jurelinac</text:p>
          </table:table-cell>
          <table:table-cell table:style-name="Table1.D14" office:value-type="string">
            <text:p text:style-name="P101">19. 11. 2015.</text:p>
          </table:table-cell>
        </table:table-row>
        <table:table-row>
          <table:table-cell table:style-name="Table1.A14" office:value-type="string">
            <text:p text:style-name="P68">0.10</text:p>
          </table:table-cell>
          <table:table-cell table:style-name="Table1.B14" office:value-type="string">
            <text:p text:style-name="P102">Dodan dijagram objekata</text:p>
          </table:table-cell>
          <table:table-cell table:style-name="Table1.C14" office:value-type="string">
            <text:p text:style-name="P102">Škalec</text:p>
          </table:table-cell>
          <table:table-cell table:style-name="Table1.D14" office:value-type="string">
            <text:p text:style-name="P102">20. 11. 2015.</text:p>
          </table:table-cell>
        </table:table-row>
        <table:table-row>
          <table:table-cell table:style-name="Table1.A14" office:value-type="string">
            <text:p text:style-name="P68">0.11</text:p>
          </table:table-cell>
          <table:table-cell table:style-name="Table1.B14" office:value-type="string">
            <text:p text:style-name="P102">Dodani svi sekvencijski dijagrami i njihovi opisi</text:p>
          </table:table-cell>
          <table:table-cell table:style-name="Table1.C14" office:value-type="string">
            <text:p text:style-name="P102">Peroš, <text:s/>Mašić, Jerković, Jurelinac</text:p>
          </table:table-cell>
          <table:table-cell table:style-name="Table1.D14" office:value-type="string">
            <text:p text:style-name="P102">20. 11. 2015.</text:p>
          </table:table-cell>
        </table:table-row>
        <table:table-row>
          <table:table-cell table:style-name="Table1.A14" office:value-type="string">
            <text:p text:style-name="P68">1.0</text:p>
          </table:table-cell>
          <table:table-cell table:style-name="Table1.B14" office:value-type="string">
            <text:p text:style-name="P102">Provjera prije predaje prve revizije</text:p>
          </table:table-cell>
          <table:table-cell table:style-name="Table1.C14" office:value-type="string">
            <text:p text:style-name="P103">Svi</text:p>
          </table:table-cell>
          <table:table-cell table:style-name="Table1.D14" office:value-type="string">
            <text:p text:style-name="P102">20. 11. 2015.</text:p>
          </table:table-cell>
        </table:table-row>
      </table:table>
      <text:p text:style-name="P12"/>
      <text:h text:style-name="P203"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75">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7">kako bi </text:span>se njome <text:span text:style-name="T172">mogli</text:span> služiti i korisnici bez velikog informatičkog znanja. Također, bilo bi poželjno da dizajn aplikacije bude privlačan i moderan.</text:p>
      <text:p text:style-name="P18"><text:span text:style-name="T112">Detaljniji rad ove aplikacije je sljedeći: Za svaki dan unaprijed će se stvarati nova glazbena lista radio postaje, i to na način da će svaki </text:span>glazbeni uredni<text:span text:style-name="T113">k</text:span> stvarati<text:span text:style-name="T113"> </text:span>liste za nj<text:span text:style-name="T113">emu</text:span> dodijeljen<text:span text:style-name="T175">e</text:span> <text:span text:style-name="T147">termine unutar toga dana (jedan dodijeljeni termin traje sat vremena).</text:span> <text:span text:style-name="T116">Svi zapisi za reprodukciju moraju biti poznati najmanje 24 sata prije vremena njihove reprodukcije. R</text:span>egistrirani <text:span text:style-name="T113">će</text:span> korisnici stvaranjem lista želja, <text:span text:style-name="T113">u </text:span>koje <text:span text:style-name="T113">će</text:span> urednici <text:span text:style-name="T113">i</text:span>ma<text:span text:style-name="T113">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7">terminima</text:span> te <text:span text:style-name="T147">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7">(posjetitelj)</text:span>. </text:p>
      <text:p text:style-name="P19">Vlasnik je sustava odgovoran za definiranje administratora, te upisivanje kontakt podataka i podataka o radio postaji. </text:p>
      <text:p text:style-name="P19">Administrator sustava, <text:span text:style-name="T113">kao što je već rečeno,</text:span> određuje glazbene urednike, u<text:span text:style-name="T147">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14">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7">dostupna i</text:span> upravljačka stranica sa svim njemu dostupnim mogućnostima, ovisno o vrsti korisničkog računa. <text:span text:style-name="T147">Svi</text:span> korisni<text:span text:style-name="T147">ci</text:span> kao ponuđen<text:span text:style-name="T147">u</text:span> mogućnost ima<text:span text:style-name="T147">ju</text:span> upravljanje vlastitim računom: pregled i izmjena osobnih podataka, promjena lozinke te brisanje korisničkog računa. <text:span text:style-name="T147">Obični korisnici imaju mogućnost </text:span>stvaranj<text:span text:style-name="T147">a</text:span> i pregled<text:span text:style-name="T147">a svoje</text:span> liste želja. Glazbeni urednik ima prikazan<text:span text:style-name="T173">u</text:span> mogućnost slanja zahtjeva za dodjelom termina za uređivanje, te stvaranje i uređivanje lista za reprodukciju u dodijeljenim mu terminima. Administra<text:span text:style-name="T147">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14">L</text:span>iste <text:span text:style-name="T114">korisničkih</text:span> glazbenih želja sastoje se od maksimalno deset zapisa. <text:span text:style-name="T147">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15">Glazbeni urednici uvidom u globalnu listu želja dobivaju povratnu informaciju od korisnika o traženosti pojedinih zapisa, što im omogućava da se bolje prilagode interesima slušatelja.</text:span></text:p>
      <text:p text:style-name="P17">Za uspjeh <text:span text:style-name="T116">ovog </text:span>projekta ključno je da glazbeni urednici redovito <text:span text:style-name="T116">koriste</text:span> sustav i kreiraju nove glazbene liste za reprodukciju. <text:span text:style-name="T115">Ako</text:span> <text:span text:style-name="T115">neki</text:span> glazbeni urednik ne kreira <text:span text:style-name="T115">svoju</text:span> listu na vrijeme, ponovit će se reprodukcija <text:span text:style-name="T116">liste</text:span> od <text:span text:style-name="T115">njegovog </text:span>prethodnog <text:span text:style-name="T115">termina</text:span>. Problem nastaje ako se to događa prečesto, ili više dana za redom; korisnici ne žele slušati iste pjesme iz dana u dan, <text:span text:style-name="T115">te bi u tom slučaju sustav trebao reagirati na odgovarajući način. Također je </text:span><text:soft-page-break/><text:span text:style-name="T115">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16">količine podataka,</text:span> kako bi se poboljšala <text:span text:style-name="T116">brzina i</text:span> kvaliteta usluge korisniku.</text:p>
      <text:p text:style-name="P14">Osobni podaci svakog korisnika <text:span text:style-name="T147">koji su pohranjeni u </text:span>sustav<text:span text:style-name="T147">u</text:span> uključuju:</text:p>
      <text:list xml:id="list4481039059247211491" text:style-name="L1">
        <text:list-item>
          <text:p text:style-name="P156">ime</text:p>
        </text:list-item>
        <text:list-item>
          <text:p text:style-name="P159">prezime</text:p>
        </text:list-item>
        <text:list-item>
          <text:p text:style-name="P156">e-mail adres<text:span text:style-name="T116">u</text:span></text:p>
        </text:list-item>
        <text:list-item>
          <text:p text:style-name="P161">godinu rođenja</text:p>
        </text:list-item>
        <text:list-item>
          <text:p text:style-name="P159">lozinku</text:p>
        </text:list-item>
        <text:list-item>
          <text:p text:style-name="P159">zanimanje</text:p>
        </text:list-item>
      </text:list>
      <text:p text:style-name="P14">Svi se podaci naknadno mogu promijeniti. <text:span text:style-name="T147">Ispravnost email adrese je bitna jer će se putem nje korisnici obavještavati o svim bitnim događajima i promjenama.</text:span></text:p>
      <text:p text:style-name="P21">Postaja ima arhivu tonskih zapis<text:span text:style-name="T116">a koji su dostupni za reprodukciju</text:span>. <text:span text:style-name="T116">Za svaki su zvučni zapis poznati sljedeći podaci:</text:span></text:p>
      <text:list xml:id="list8943612084991293945" text:style-name="L2">
        <text:list-item>
          <text:p text:style-name="P157">ime glazbenog zapisa</text:p>
        </text:list-item>
        <text:list-item>
          <text:p text:style-name="P157">ime izvođača</text:p>
        </text:list-item>
        <text:list-item>
          <text:p text:style-name="P160">putanja do datoteke zvučnog zapisa</text:p>
        </text:list-item>
        <text:list-item>
          <text:p text:style-name="P158">album </text:p>
        </text:list-item>
        <text:list-item>
          <text:p text:style-name="P158">nakladnik</text:p>
        </text:list-item>
        <text:list-item>
          <text:p text:style-name="P157">glazbeni žanr</text:p>
        </text:list-item>
        <text:list-item>
          <text:p text:style-name="P157">godina izdanja</text:p>
        </text:list-item>
        <text:list-item>
          <text:p text:style-name="P157">tip nosača</text:p>
        </text:list-item>
        <text:list-item>
          <text:p text:style-name="P157"><text:soft-page-break/>trajanje zapisa</text:p>
        </text:list-item>
        <text:list-item>
          <text:p text:style-name="P157">frekvencija uzorkovanja</text:p>
        </text:list-item>
        <text:list-item>
          <text:p text:style-name="P157">format zapisa</text:p>
        </text:list-item>
        <text:list-item>
          <text:p text:style-name="P157">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203" text:outline-level="1"><text:bookmark-start text:name="__RefHeading___Toc200_1769527897"/>3. Rječnik pojmova<text:bookmark-end text:name="__RefHeading___Toc200_1769527897"/></text:h>
      <text:p text:style-name="P10"><text:span text:style-name="T19"><text:line-break/></text:span><text:span text:style-name="T27">Flask</text:span><text:span text:style-name="T19"> – Framework za izradu web aplikacija u programskom jeziku Python, popularan zbog svoje jednostavnosti i lakoće korištenja, kao i male veličine</text:span></text:p>
      <text:p text:style-name="P31"><text:span text:style-name="T27">Peewee</text:span><text:span text:style-name="T19"> </text:span><text:span text:style-name="T29">ORM</text:span><text:span text:style-name="T22"> </text:span><text:span text:style-name="T19">– Python biblioteka koja olakšava dizajn i korištenje baze podataka</text:span></text:p>
      <text:p text:style-name="P10"><text:span text:style-name="T27">AngularJS</text:span><text:span text:style-name="T19"> – </text:span><text:span text:style-name="T24">JavaScript</text:span><text:span text:style-name="T19"> framework za izradu web aplikacija, omogućuje njihov brz i intuitivan razvoj</text:span></text:p>
      <text:p text:style-name="P10"><text:span text:style-name="T27">REST</text:span><text:span text:style-name="T19"> – </text:span><text:span text:style-name="T2">Representational State Transfer –</text:span><text:span text:style-name="T19"> stil arhitekture mrežnih aplikacija koja komunikaciju između klijenta i servera ostvaruje putem HTTP zahtjeva</text:span></text:p>
      <text:p text:style-name="P10"><text:span text:style-name="T27">SASS</text:span><text:span text:style-name="T19"> – </text:span><text:span text:style-name="T2">Syntactically Awesome Style Sheets</text:span><text:span text:style-name="T19"> – proširenje CSS jezika koje dodaje brojne mogućnosti i bitno olakšava pisanje stilskih datoteka, kao i snalaženje u njima</text:span></text:p>
      <text:p text:style-name="P31"><text:span text:style-name="T27">JADE</text:span><text:span text:style-name="T19"> – strukturirani predlošci koji olakšavaju pisanje i održavanje HTML koda</text:span></text:p>
      <text:p text:style-name="P10"><text:span text:style-name="T27">MVC</text:span><text:span text:style-name="T19"> – </text:span><text:span text:style-name="T2">Model/View/Controller</text:span><text:span text:style-name="T19"> – obrazac arhitekture programske podrške, razdvaja sustav na </text:span><text:span text:style-name="T27">modele</text:span><text:span text:style-name="T19"> koji opisuju podatke i njihove operacije, </text:span><text:span text:style-name="T27">p</text:span><text:span text:style-name="T29">o</text:span><text:span text:style-name="T27">glede</text:span><text:span text:style-name="T19"> koji vrše interakciju s krajnjim korisnicima (prikaz sučelja i podataka), te </text:span><text:span text:style-name="T27">uprav</text:span><text:span text:style-name="T29">itelje</text:span><text:span text:style-name="T19"> koje povezuju modele s p</text:span><text:span text:style-name="T22">ogl</text:span><text:span text:style-name="T19">edima</text:span></text:p>
      <text:p text:style-name="P10"><text:span text:style-name="T107">Type</text:span><text:span text:style-name="T111">S</text:span><text:span text:style-name="T107">cript</text:span> – <text:span text:style-name="T117">Nadgradnja programskog jezika JavaScript koja podržava statičke tipove podataka i potpuni OO model programiranja te olakšava samo pisanje koda</text:span></text:p>
      <text:p text:style-name="P32"><text:span text:style-name="T107">AJAX</text:span> – <text:span text:style-name="T2">Asynchronous Javascript And XML</text:span> – vrsta komunikacije između web preglednika i poslužitelja koja omogućava asinkrone web aplikacije <text:span text:style-name="T148">(promjena sadržaja bez potrebe za ponovnim učitavanjem stranice)</text:span></text:p>
      <text:p text:style-name="P34"><text:span text:style-name="T107">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7">JSON</text:span> – <text:span text:style-name="T2">Javascript</text:span> <text:span text:style-name="T2">Object</text:span> <text:span text:style-name="T2">Notation</text:span> – format za prijenos podataka prikladan za korištenje pri prijenosu preko HTTP protokola</text:p>
      <text:h text:style-name="P202" text:outline-level="1"><text:bookmark-start text:name="__RefHeading___Toc202_1769527897"/>4. Funkcionalni zahtjevi<text:bookmark-end text:name="__RefHeading___Toc202_1769527897"/></text:h>
      <text:p text:style-name="P11"/>
      <text:p text:style-name="P105">Dionici našeg sustava, odnosno osobe koje u njemu imaju interes, su:</text:p>
      <text:list xml:id="list748441295505966124" text:style-name="WW8Num7">
        <text:list-item>
          <text:p text:style-name="P214">vlasnik sustava</text:p>
        </text:list-item>
        <text:list-item>
          <text:p text:style-name="P214">administrator</text:p>
        </text:list-item>
        <text:list-item>
          <text:p text:style-name="P214">glazbeni urednik</text:p>
        </text:list-item>
        <text:list-item>
          <text:p text:style-name="P214">registrirani korisnik</text:p>
        </text:list-item>
        <text:list-item>
          <text:p text:style-name="P214"><text:span text:style-name="T148">posjetitelj (</text:span>neregistrirani korisnik<text:span text:style-name="T148">)</text:span></text:p>
        </text:list-item>
        <text:list-item>
          <text:p text:style-name="P223">korisnik <text:span text:style-name="T148">(zajednički naziv za sve registrirane korisnike, urednike, administratore i vlasnika)</text:span></text:p>
        </text:list-item>
      </text:list>
      <text:p text:style-name="P105"/>
      <text:p text:style-name="P105">Aktorima se nazivaju oni koje vrše direktnu komunikaciju sa sustavom. To mogu biti inicijatori, koji pokreću procese u sustavu, ili sudionici, koji obavljaju zadane poslove.</text:p>
      <text:p text:style-name="P105"/>
      <text:p text:style-name="P105">Aktori i njihovi funkcionalni zahtjevi su:</text:p>
      <text:list xml:id="list3162014358009110767" text:style-name="WW8Num8">
        <text:list-item>
          <text:p text:style-name="P284"><text:span text:style-name="T30">vlasnik sustava</text:span><text:span text:style-name="T32">, inicijator:</text:span></text:p>
          <text:list>
            <text:list-item>
              <text:p text:style-name="P215">može uređivati podatke o postaji</text:p>
            </text:list-item>
            <text:list-item>
              <text:p text:style-name="P216">može postavljati administratore</text:p>
            </text:list-item>
            <text:list-item>
              <text:p text:style-name="P224">može uređivati osobne podatke</text:p>
            </text:list-item>
            <text:list-item>
              <text:p text:style-name="P216">može slušati <text:span text:style-name="T117">program radio stanice</text:span></text:p>
            </text:list-item>
          </text:list>
        </text:list-item>
        <text:list-item>
          <text:p text:style-name="P284"><text:span text:style-name="T30">administrator</text:span><text:span text:style-name="T32">, inicijator:</text:span></text:p>
          <text:list>
            <text:list-item>
              <text:p text:style-name="P215">može <text:span text:style-name="T117">upravljati glazbenim urednicima</text:span></text:p>
            </text:list-item>
            <text:list-item>
              <text:p text:style-name="P225">može upravljati zvučnim zapisima</text:p>
            </text:list-item>
            <text:list-item>
              <text:p text:style-name="P224">može uređivati osobne podatke</text:p>
            </text:list-item>
            <text:list-item>
              <text:p text:style-name="P225">može upravljati podacima drugih korisnika</text:p>
            </text:list-item>
            <text:list-item>
              <text:p text:style-name="P225">može slušati program radio stanice</text:p>
            </text:list-item>
          </text:list>
        </text:list-item>
        <text:list-item>
          <text:p text:style-name="P284"><text:soft-page-break/><text:span text:style-name="T30">glazbeni urednik</text:span><text:span text:style-name="T32">, inicijator:</text:span></text:p>
          <text:list>
            <text:list-item>
              <text:p text:style-name="P215">može slagati liste za izvođenje</text:p>
            </text:list-item>
            <text:list-item>
              <text:p text:style-name="P225">može tražiti termine za reprodukciju</text:p>
            </text:list-item>
            <text:list-item>
              <text:p text:style-name="P224">može uređivati osobne podatke</text:p>
            </text:list-item>
            <text:list-item>
              <text:p text:style-name="P225">može slušati program radio stanice</text:p>
            </text:list-item>
          </text:list>
        </text:list-item>
        <text:list-item>
          <text:p text:style-name="P284"><text:span text:style-name="T30">registrirani korisnik</text:span><text:span text:style-name="T32">, inicijator:</text:span></text:p>
          <text:list>
            <text:list-item>
              <text:p text:style-name="P216">može slagati listu želja<text:bookmark-start text:name="__DdeLink__2443_778054024"/></text:p>
            </text:list-item>
            <text:list-item>
              <text:p text:style-name="P224">može uređivati osobne podatke<text:bookmark-end text:name="__DdeLink__2443_778054024"/></text:p>
            </text:list-item>
            <text:list-item>
              <text:p text:style-name="P224">može slušati <text:span text:style-name="T117">program radio stanice</text:span></text:p>
            </text:list-item>
          </text:list>
        </text:list-item>
        <text:list-item>
          <text:p text:style-name="P224"><text:span text:style-name="T107">korisnik</text:span>, inicijator</text:p>
          <text:list>
            <text:list-item>
              <text:p text:style-name="P296">apstraktni aktor, stvoren radi nasljeđivanja</text:p>
            </text:list-item>
            <text:list-item>
              <text:p text:style-name="P224">može uređivati osobne podatke</text:p>
            </text:list-item>
            <text:list-item>
              <text:p text:style-name="P224">može slušati <text:span text:style-name="T117">program radio stanice</text:span></text:p>
            </text:list-item>
          </text:list>
        </text:list-item>
        <text:list-item>
          <text:p text:style-name="P284"><text:span text:style-name="T31">posjetitelj</text:span><text:span text:style-name="T33">,</text:span><text:span text:style-name="T32"> inicijator:</text:span></text:p>
          <text:list>
            <text:list-item>
              <text:p text:style-name="P215">može se registrirati</text:p>
            </text:list-item>
            <text:list-item>
              <text:p text:style-name="P215">može slušati <text:span text:style-name="T117">program radio stanice</text:span></text:p>
            </text:list-item>
          </text:list>
        </text:list-item>
        <text:list-item>
          <text:p text:style-name="P284"><text:span text:style-name="T30">baza podataka</text:span><text:span text:style-name="T32">, sudionik:</text:span></text:p>
          <text:list>
            <text:list-item>
              <text:p text:style-name="P215"><text:span text:style-name="T117">pohranjuje</text:span> podatke o <text:span text:style-name="T117">zvučnim</text:span> zapisima</text:p>
            </text:list-item>
            <text:list-item>
              <text:p text:style-name="P215"><text:span text:style-name="T117">pohranjuje</text:span> podatke o korisnicima</text:p>
            </text:list-item>
            <text:list-item>
              <text:p text:style-name="P226">pohranjuje podatke o terminima izvođenja i zahtjevima za iste</text:p>
            </text:list-item>
          </text:list>
        </text:list-item>
      </text:list>
      <text:p text:style-name="P119"/>
      <text:p text:style-name="P119"/>
      <text:h text:style-name="P198" text:outline-level="2"><text:bookmark-start text:name="__RefHeading___Toc1317_1463536368"/><text:span text:style-name="T120">4.1 </text:span>Opis obrazaca uporabe<text:bookmark-end text:name="__RefHeading___Toc1317_1463536368"/></text:h>
      <text:p text:style-name="P121"/>
      <text:p text:style-name="P122"><text:span text:style-name="T62">Napomena: Kako se radi o web aplikaciji, za sve obrasce uporabe nužan je preduvjet pristup Internetu</text:span><text:span text:style-name="T56"><text:line-break/></text:span></text:p>
      <text:h text:style-name="Heading_20_4" text:outline-level="4"><text:span text:style-name="T59">UC</text:span><text:span text:style-name="T60">1</text:span><text:span text:style-name="T59"> – </text:span><text:span text:style-name="T62">RegistrirajNovogKorisnika</text:span></text:h>
      <text:list xml:id="list5268771510748939279" text:style-name="WW8Num9">
        <text:list-item>
          <text:p text:style-name="P285"><text:span text:style-name="T30">Glavni sudionik:</text:span><text:span text:style-name="T34"> </text:span><text:span text:style-name="T52">posjetitelj (neregistrirani korisnik)</text:span></text:p>
        </text:list-item>
        <text:list-item>
          <text:p text:style-name="P285"><text:span text:style-name="T30">Cilj:</text:span><text:span text:style-name="T34"> </text:span><text:span text:style-name="T35">stvoriti novi korisnički račun</text:span></text:p>
        </text:list-item>
        <text:list-item>
          <text:p text:style-name="P285"><text:span text:style-name="T30">Sudionici:</text:span><text:span text:style-name="T34"> baza podataka</text:span></text:p>
        </text:list-item>
        <text:list-item>
          <text:p text:style-name="P285"><text:span text:style-name="T30">Preduvjeti:</text:span><text:span text:style-name="T34"> nema ih</text:span></text:p>
        </text:list-item>
        <text:list-item>
          <text:p text:style-name="P285"><text:span text:style-name="T30">Rezultat: </text:span><text:span text:style-name="T35">stvoren</text:span><text:span text:style-name="T34"> je novi korisnički račun</text:span></text:p>
        </text:list-item>
        <text:list-item>
          <text:p text:style-name="P247">Željeni scenarij: </text:p>
        </text:list-item>
      </text:list>
      <text:list xml:id="list5904862956260697523" text:style-name="WW8Num15">
        <text:list-item>
          <text:list>
            <text:list-item>
              <text:p text:style-name="P227"><text:span text:style-name="T119">K</text:span>orisnik u odgovarajuća polja unosi svoje osobne podatke i email adresu te izabire lozinku</text:p>
            </text:list-item>
            <text:list-item>
              <text:p text:style-name="P227"><text:span text:style-name="T119">S</text:span>ustav provjerava točnost unesenih podataka, te<text:span text:style-name="T149"> koristi</text:span> li se već odabrana email adresa</text:p>
            </text:list-item>
            <text:list-item>
              <text:p text:style-name="P227"><text:span text:style-name="T119">A</text:span>ko ne postoji, stvara se novi korisnički račun i na uneseni email se šalje pozdravna poruka s aktivacijskim linkom</text:p>
            </text:list-item>
            <text:list-item>
              <text:p text:style-name="P227"><text:span text:style-name="T119">K</text:span>likom na taj link korisnik aktivira svoj račun te se sada može prijaviti u sustav</text:p>
            </text:list-item>
          </text:list>
        </text:list-item>
      </text:list>
      <text:list xml:id="list91024786641481" text:continue-list="list5268771510748939279" text:style-name="WW8Num9">
        <text:list-item>
          <text:p text:style-name="P247">Mogući drugi scenariji:</text:p>
        </text:list-item>
      </text:list>
      <text:list xml:id="list223255174369333041" text:style-name="WW8Num23">
        <text:list-item>
          <text:list>
            <text:list-item>
              <text:p text:style-name="P228"><text:span text:style-name="T119">U</text:span>nesena email adresa se već koristi</text:p>
            </text:list-item>
          </text:list>
        </text:list-item>
      </text:list>
      <text:list xml:id="list7945057668921134183" text:style-name="L3">
        <text:list-item>
          <text:p text:style-name="P297"><text:span text:style-name="T71">K</text:span><text:span text:style-name="T70">orisniku se dojavljuje greška i od njega se zahtjeva da odabere drugu email adresu</text:span></text:p>
        </text:list-item>
      </text:list>
      <text:p text:style-name="P105"/>
      <text:h text:style-name="P205" text:outline-level="4"><text:soft-page-break/>UC<text:span text:style-name="T116">2 </text:span>– <text:span text:style-name="T122">PrijaviKorisnikaUSustav</text:span></text:h>
      <text:list xml:id="list91026050662053" text:continue-list="list91024786641481" text:style-name="WW8Num9">
        <text:list-item>
          <text:p text:style-name="P285"><text:span text:style-name="T30">Glavni sudionik:</text:span><text:span text:style-name="T34"> </text:span><text:span text:style-name="T52">korisnik</text:span></text:p>
        </text:list-item>
        <text:list-item>
          <text:p text:style-name="P285"><text:span text:style-name="T30">Cilj:</text:span><text:span text:style-name="T34"> prijava u sustav</text:span></text:p>
        </text:list-item>
        <text:list-item>
          <text:p text:style-name="P285"><text:span text:style-name="T30">Sudionici:</text:span><text:span text:style-name="T34"> baza podataka</text:span></text:p>
        </text:list-item>
        <text:list-item>
          <text:p text:style-name="P285"><text:span text:style-name="T30">Preduvjeti:</text:span><text:span text:style-name="T34"> korisnik je </text:span><text:span text:style-name="T36">registriran</text:span></text:p>
        </text:list-item>
        <text:list-item>
          <text:p text:style-name="P285"><text:span text:style-name="T30">Rezultat: </text:span><text:span text:style-name="T34">korisnik je prijavljen u sustav </text:span><text:span text:style-name="T49">i sada su mu dostupne sve njegove mogućnosti</text:span></text:p>
        </text:list-item>
        <text:list-item>
          <text:p text:style-name="P248">Željeni scenarij: </text:p>
        </text:list-item>
      </text:list>
      <text:list xml:id="list386309085263274204" text:style-name="L4">
        <text:list-item>
          <text:list>
            <text:list-item>
              <text:p text:style-name="P260"><text:span text:style-name="T119">K</text:span>orisnik unosi svoju email adresu i lozinku</text:p>
            </text:list-item>
            <text:list-item>
              <text:p text:style-name="P260"><text:span text:style-name="T119">S</text:span>ustav provjerava ispravnost unesenih podataka</text:p>
            </text:list-item>
            <text:list-item>
              <text:p text:style-name="P260"><text:span text:style-name="T119">A</text:span>ko uneseni podaci odgovaraju podacima korisničkog računa, korisnik se prijavljuje u sustav</text:p>
            </text:list-item>
          </text:list>
        </text:list-item>
      </text:list>
      <text:list xml:id="list91024282587787" text:continue-list="list91026050662053" text:style-name="WW8Num9">
        <text:list-item>
          <text:p text:style-name="P247">Mogući drugi scenariji:</text:p>
        </text:list-item>
      </text:list>
      <text:list xml:id="list4697348450286491640" text:style-name="L5">
        <text:list-item>
          <text:p text:style-name="P230">Uneseni su neispravni podaci</text:p>
        </text:list-item>
      </text:list>
      <text:list xml:id="list8853936618272753065" text:style-name="L6">
        <text:list-item>
          <text:p text:style-name="P229">Korisniku se prikazuje odgovarajuća poruka o grešci i vraća ga se na prijavni obrazac</text:p>
        </text:list-item>
      </text:list>
      <text:p text:style-name="P106"/>
      <text:h text:style-name="Heading_20_4" text:outline-level="4">UC<text:span text:style-name="T116">3</text:span> – <text:span text:style-name="T118">UrediOsobnePodatke</text:span></text:h>
      <text:list xml:id="list91025289017378" text:continue-list="list91024282587787" text:style-name="WW8Num9">
        <text:list-item>
          <text:p text:style-name="P286"><text:span text:style-name="T30">Glavni sudionik:</text:span><text:span text:style-name="T34"> korisnik</text:span></text:p>
        </text:list-item>
        <text:list-item>
          <text:p text:style-name="P286"><text:span text:style-name="T30">Cilj:</text:span><text:span text:style-name="T34"> </text:span><text:span text:style-name="T37">urediti osobne podatke</text:span></text:p>
        </text:list-item>
        <text:list-item>
          <text:p text:style-name="P286"><text:span text:style-name="T30">Sudionici:</text:span><text:span text:style-name="T34"> baza podataka</text:span></text:p>
        </text:list-item>
        <text:list-item>
          <text:p text:style-name="P286"><text:span text:style-name="T30">Preduvjeti:</text:span><text:span text:style-name="T34"> korisnik je </text:span><text:span text:style-name="T50">prijavljen u sustav</text:span></text:p>
        </text:list-item>
        <text:list-item>
          <text:p text:style-name="P262"><text:span text:style-name="T107">Rezultat: </text:span><text:span text:style-name="T119">korisnik je izmijenio svoje osobne podatke</text:span></text:p>
        </text:list-item>
        <text:list-item>
          <text:p text:style-name="P253">Željeni scenarij:</text:p>
        </text:list-item>
      </text:list>
      <text:list xml:id="list4997528788948751841" text:style-name="L7">
        <text:list-item>
          <text:list>
            <text:list-item>
              <text:p text:style-name="P264">Korisniku se prikažu njegovi osobni podaci s mogućnošću promjene</text:p>
            </text:list-item>
            <text:list-item>
              <text:p text:style-name="P264">Korisnik mijenja neke od podataka te inicira pohranjivanje promjena</text:p>
            </text:list-item>
            <text:list-item>
              <text:p text:style-name="P264">Sustav vrši provjeru ispravnosti unesenih podataka</text:p>
            </text:list-item>
            <text:list-item>
              <text:p text:style-name="P264"><text:soft-page-break/>Ako su uneseni podaci ispravni, pohranjuju se u sustav i korisniku se prikazuje poruka o uspjehu</text:p>
            </text:list-item>
          </text:list>
        </text:list-item>
      </text:list>
      <text:list xml:id="list91024826433388" text:continue-list="list91025289017378" text:style-name="WW8Num9">
        <text:list-item>
          <text:p text:style-name="P299"><text:span text:style-name="T78">Mogući drugi scenariji</text:span><text:span text:style-name="T77">:</text:span></text:p>
        </text:list-item>
      </text:list>
      <text:list xml:id="list3052481061516819774" text:style-name="L8">
        <text:list-item>
          <text:p text:style-name="P265">Neki od unesenih podataka su neispravni</text:p>
        </text:list-item>
      </text:list>
      <text:list xml:id="list7035365415020683890" text:style-name="L9">
        <text:list-item>
          <text:p text:style-name="P266">Korisniku se prikazuje poruka o grešci i od njega se traži da unese ispravne podatke</text:p>
        </text:list-item>
      </text:list>
      <text:p text:style-name="P112"/>
      <text:h text:style-name="Heading_20_4" text:outline-level="4">UC4 – PromijeniLozinku</text:h>
      <text:list xml:id="list91025641645479" text:continue-list="list91024826433388" text:style-name="WW8Num9">
        <text:list-item>
          <text:p text:style-name="P287"><text:span text:style-name="T30">Glavni sudionik: </text:span><text:span text:style-name="T34">korisnik</text:span></text:p>
        </text:list-item>
        <text:list-item>
          <text:p text:style-name="P287"><text:span text:style-name="T30">Cilj:</text:span><text:span text:style-name="T34"> </text:span><text:span text:style-name="T38">promijeniti lozinku</text:span></text:p>
        </text:list-item>
        <text:list-item>
          <text:p text:style-name="P287"><text:span text:style-name="T30">Sudionici:</text:span><text:span text:style-name="T34"> baza podataka</text:span></text:p>
        </text:list-item>
        <text:list-item>
          <text:p text:style-name="P287"><text:span text:style-name="T30">Preduvjeti:</text:span><text:span text:style-name="T34"> korisnik je </text:span><text:span text:style-name="T50">prijavljen u sustav</text:span></text:p>
        </text:list-item>
        <text:list-item>
          <text:p text:style-name="P263"><text:span text:style-name="T107">Rezultat: </text:span><text:span text:style-name="T120">korisnik je promijenio svoju lozinku</text:span></text:p>
        </text:list-item>
        <text:list-item>
          <text:p text:style-name="P254">Željeni scenarij:</text:p>
        </text:list-item>
      </text:list>
      <text:list xml:id="list91025638730600" text:continue-list="list4997528788948751841" text:style-name="L7">
        <text:list-item>
          <text:list>
            <text:list-item text:start-value="1">
              <text:p text:style-name="P264">Korisnik unosi redom svoju staru lozinku, <text:span text:style-name="T176">novoizabranu</text:span> lozinku, te još jednom novo<text:span text:style-name="T176">iza</text:span>branu lozinku kako bi potvrdio <text:span text:style-name="T150">promjenu</text:span></text:p>
            </text:list-item>
            <text:list-item>
              <text:p text:style-name="P264">Sustav provjerava ispravnost stare lozinke, kao i jednakost dviju unesenih novih lozinki</text:p>
            </text:list-item>
            <text:list-item>
              <text:p text:style-name="P264">Ako su svi uneseni podaci ispravni, sustav pohranjuje <text:span text:style-name="T174">promijenjenu</text:span> lozinku</text:p>
            </text:list-item>
          </text:list>
        </text:list-item>
      </text:list>
      <text:list xml:id="list91025304844182" text:continue-list="list91025641645479" text:style-name="WW8Num9">
        <text:list-item>
          <text:p text:style-name="P254"><text:span text:style-name="T120">Mogući drugi scenariji</text:span>:</text:p>
        </text:list-item>
      </text:list>
      <text:list xml:id="list37006823208710737" text:style-name="L10">
        <text:list-item>
          <text:list>
            <text:list-item text:start-value="1">
              <text:p text:style-name="P267">Nisu uneseni ispravni podaci</text:p>
            </text:list-item>
          </text:list>
        </text:list-item>
      </text:list>
      <text:list xml:id="list2877355266540817751" text:style-name="L11">
        <text:list-item>
          <text:list>
            <text:list-item>
              <text:p text:style-name="P298"><text:span text:style-name="T73">Korisniku se prikazuje </text:span><text:span text:style-name="T75">odgovarajuća </text:span><text:span text:style-name="T73">poruka o grešci i od njega se traži da unese valjan</text:span><text:span text:style-name="T74">e</text:span><text:span text:style-name="T73"> podatk</text:span><text:span text:style-name="T74">e</text:span></text:p>
            </text:list-item>
          </text:list>
        </text:list-item>
      </text:list>
      <text:p text:style-name="P113"/>
      <text:h text:style-name="Heading_20_4" text:outline-level="4">UC5 – <text:span text:style-name="T122">IzbrišiKorisničkiRačun</text:span></text:h>
      <text:list xml:id="list91026047584772" text:continue-list="list91025304844182" text:style-name="WW8Num9">
        <text:list-item>
          <text:p text:style-name="P287"><text:span text:style-name="T30">Glavni sudionik:</text:span><text:span text:style-name="T34"> korisnik</text:span></text:p>
        </text:list-item>
        <text:list-item>
          <text:p text:style-name="P287"><text:span text:style-name="T30">Cilj:</text:span><text:span text:style-name="T34"> </text:span><text:span text:style-name="T39">izbrisati korisnički račun</text:span></text:p>
        </text:list-item>
        <text:list-item>
          <text:p text:style-name="P287"><text:soft-page-break/><text:span text:style-name="T30">Sudionici:</text:span><text:span text:style-name="T34"> baza podataka</text:span></text:p>
        </text:list-item>
        <text:list-item>
          <text:p text:style-name="P287"><text:span text:style-name="T30">Preduvjeti:</text:span><text:span text:style-name="T34"> korisnik je </text:span><text:span text:style-name="T50">prijavljen u sustav</text:span><text:span text:style-name="T36">, </text:span><text:span text:style-name="T39">korisnik nije vlasnik sustava</text:span></text:p>
        </text:list-item>
        <text:list-item>
          <text:p text:style-name="P263"><text:span text:style-name="T107">Rezultat: </text:span><text:span text:style-name="T121">korisnički račun više ne postoji</text:span></text:p>
        </text:list-item>
        <text:list-item>
          <text:p text:style-name="P254">Željeni scenarij:</text:p>
        </text:list-item>
      </text:list>
      <text:list xml:id="list91024151557098" text:continue-list="list91025638730600" text:style-name="L7">
        <text:list-item>
          <text:list>
            <text:list-item text:start-value="1">
              <text:p text:style-name="P268">Korisnika <text:span text:style-name="T150">u</text:span>n<text:span text:style-name="T150">osi svoju</text:span> lozink<text:span text:style-name="T150">u (sigurnosna mjera)</text:span></text:p>
            </text:list-item>
            <text:list-item>
              <text:p text:style-name="P270">Korisnik inicira brisanje korisničkog računa</text:p>
            </text:list-item>
            <text:list-item>
              <text:p text:style-name="P268">Ako je lozinka ispravna, korisnički se račun zauvijek briše</text:p>
            </text:list-item>
          </text:list>
        </text:list-item>
      </text:list>
      <text:list xml:id="list91024899051390" text:continue-list="list91026047584772" text:style-name="WW8Num9">
        <text:list-item>
          <text:p text:style-name="P299"><text:span text:style-name="T78">Mogući drugi scenariji</text:span><text:span text:style-name="T77">:</text:span></text:p>
        </text:list-item>
      </text:list>
      <text:list xml:id="list6459525164629383226" text:style-name="L12">
        <text:list-item>
          <text:p text:style-name="P300"><text:span text:style-name="T73">K</text:span><text:span text:style-name="T72">orisnik nije unio ispravnu lozinku</text:span></text:p>
        </text:list-item>
      </text:list>
      <text:list xml:id="list5224088983481684392" text:style-name="L13">
        <text:list-item>
          <text:p text:style-name="P269">U tom slučaju prikazuje mu se odgovarajuća poruka o grešci i od njega se traži da unese ispravnu lozinku</text:p>
        </text:list-item>
      </text:list>
      <text:p text:style-name="P110"/>
      <text:h text:style-name="Heading_20_4" text:outline-level="4">UC6 – SastaviListuŽelja</text:h>
      <text:list xml:id="list91024263302525" text:continue-list="list91024899051390" text:style-name="WW8Num9">
        <text:list-item>
          <text:p text:style-name="P285"><text:span text:style-name="T30">Glavni sudionik:</text:span><text:span text:style-name="T34"> registrirani korisnik</text:span></text:p>
        </text:list-item>
        <text:list-item>
          <text:p text:style-name="P285"><text:span text:style-name="T30">Cilj:</text:span><text:span text:style-name="T34"> izrada liste glazbenih želja</text:span></text:p>
        </text:list-item>
        <text:list-item>
          <text:p text:style-name="P285"><text:span text:style-name="T30">Sudionici:</text:span><text:span text:style-name="T34"> baza podataka</text:span></text:p>
        </text:list-item>
        <text:list-item>
          <text:p text:style-name="P285"><text:span text:style-name="T30">Preduvjeti:</text:span><text:span text:style-name="T34"> korisnik </text:span><text:span text:style-name="T39">je </text:span><text:span text:style-name="T34">prijavljen u sustav</text:span></text:p>
        </text:list-item>
        <text:list-item>
          <text:p text:style-name="P288"><text:span text:style-name="T30">Rezultat: </text:span><text:span text:style-name="T40">korisnik je sastavio </text:span><text:span text:style-name="T50">i pohranio </text:span><text:span text:style-name="T40">listu želja </text:span></text:p>
        </text:list-item>
        <text:list-item>
          <text:p text:style-name="P247">Željeni scenarij: </text:p>
        </text:list-item>
      </text:list>
      <text:list xml:id="list6833925792731092989" text:style-name="WW8Num11">
        <text:list-item>
          <text:list>
            <text:list-item>
              <text:p text:style-name="P231">Korisnik pregledava svoju listu želja (ako već postoji, ako ne, onda je prazna) te u nju unosi izmjene (dodaje ili briše pjesme, pri čemu se može služiti pretraživanjem pjesama)</text:p>
            </text:list-item>
            <text:list-item>
              <text:p text:style-name="P231">Kada je napravio sve planirane izmjene, inicira pohranjivanje</text:p>
            </text:list-item>
            <text:list-item>
              <text:p text:style-name="P231">Sustav pohranjuje korisnikovu listu želja</text:p>
            </text:list-item>
          </text:list>
        </text:list-item>
      </text:list>
      <text:p text:style-name="P107"/>
      <text:h text:style-name="Heading_20_4" text:outline-level="4">UC7 – PotvrdiListuŽelja</text:h>
      <text:list xml:id="list91024898109828" text:continue-list="list91024263302525" text:style-name="WW8Num9">
        <text:list-item>
          <text:p text:style-name="P289"><text:span text:style-name="T30">Glavni sudionik:</text:span><text:span text:style-name="T34"> </text:span><text:span text:style-name="T47">r</text:span><text:span text:style-name="T40">egistrirani korisnik</text:span></text:p>
        </text:list-item>
        <text:list-item>
          <text:p text:style-name="P289"><text:soft-page-break/><text:span text:style-name="T30">Cilj:</text:span><text:span text:style-name="T34"> </text:span><text:span text:style-name="T40">potvrditi listu želja i time ju učiniti globalno dostupnom</text:span></text:p>
        </text:list-item>
        <text:list-item>
          <text:p text:style-name="P289"><text:span text:style-name="T30">Sudionici:</text:span><text:span text:style-name="T34"> </text:span><text:span text:style-name="T40">baza podataka</text:span></text:p>
        </text:list-item>
        <text:list-item>
          <text:p text:style-name="P289"><text:span text:style-name="T30">Preduvjeti:</text:span><text:span text:style-name="T34"> </text:span><text:span text:style-name="T40">korisnik je prijavljen u sustav, korisnik u protekla 24 sata već nije potvrđivao listu želja</text:span></text:p>
        </text:list-item>
        <text:list-item>
          <text:p text:style-name="P289"><text:span text:style-name="T30">Rezultat:</text:span><text:span text:style-name="T34"> </text:span><text:span text:style-name="T40">lista želja je potvrđena, želje za pjesmama na listi su sada vidljive glazbenim urednicima i administratorima</text:span></text:p>
        </text:list-item>
        <text:list-item>
          <text:p text:style-name="P249">Željeni scenarij: </text:p>
        </text:list-item>
      </text:list>
      <text:list xml:id="list3481263634734060353" text:style-name="WW8Num31">
        <text:list-item>
          <text:list>
            <text:list-item>
              <text:p text:style-name="P232">Korisnik pregledava svoju listu želja</text:p>
            </text:list-item>
            <text:list-item>
              <text:p text:style-name="P232">Ako je zadovoljan s njome, potvrđuje ju</text:p>
            </text:list-item>
            <text:list-item>
              <text:p text:style-name="P232">Sustav <text:span text:style-name="T150">pohranjuje</text:span> korisnikove želje <text:span text:style-name="T150">u globalnu listu</text:span></text:p>
            </text:list-item>
          </text:list>
        </text:list-item>
      </text:list>
      <text:list xml:id="list9161620889978773779" text:style-name="WW8Num32">
        <text:list-item>
          <text:list>
            <text:list-header>
              <text:p text:style-name="P233"/>
            </text:list-header>
          </text:list>
        </text:list-item>
      </text:list>
      <text:h text:style-name="Heading_20_4" text:outline-level="4">UC8 – ZatražiTerminZaReprodukciju</text:h>
      <text:list xml:id="list91025217951337" text:continue-list="list91024898109828" text:style-name="WW8Num9">
        <text:list-item>
          <text:p text:style-name="P290"><text:span text:style-name="T30">Glavni sudionik:</text:span><text:span text:style-name="T34"> glazbeni urednik</text:span></text:p>
        </text:list-item>
        <text:list-item>
          <text:p text:style-name="P290"><text:span text:style-name="T30">Cilj:</text:span><text:span text:style-name="T34"> </text:span><text:span text:style-name="T39">zatražiti dodjelu termina (jednog ili više) za repr</text:span><text:span text:style-name="T50">od</text:span><text:span text:style-name="T39">ukciju od administratora</text:span></text:p>
        </text:list-item>
        <text:list-item>
          <text:p text:style-name="P290"><text:span text:style-name="T30">Sudionici:</text:span><text:span text:style-name="T34"> baza podataka</text:span></text:p>
        </text:list-item>
        <text:list-item>
          <text:p text:style-name="P290"><text:span text:style-name="T30">Preduvjeti:</text:span><text:span text:style-name="T34"> glazbeni urednik </text:span><text:span text:style-name="T50">je</text:span><text:span text:style-name="T34"> prijavljen u sustav</text:span></text:p>
        </text:list-item>
        <text:list-item>
          <text:p text:style-name="P290"><text:span text:style-name="T30">Rezultat: </text:span><text:span text:style-name="T39">zahtjev </text:span><text:span text:style-name="T50">za dodjelom termina</text:span><text:span text:style-name="T39"> je uspješno pohranjen u sustav</text:span></text:p>
        </text:list-item>
        <text:list-item>
          <text:p text:style-name="P250">Željeni scenarij: </text:p>
        </text:list-item>
      </text:list>
      <text:list xml:id="list2396924574908956708" text:style-name="WW8Num13">
        <text:list-item>
          <text:list>
            <text:list-item>
              <text:p text:style-name="P217"><text:span text:style-name="T122">G</text:span>lazbeni urednik <text:span text:style-name="T122">pregledava kalendar sa označenim slobodnim terminima</text:span></text:p>
            </text:list-item>
            <text:list-item>
              <text:p text:style-name="P234">Urednik odabire termin(e) koji mu odgovara(ju) i šalje zahtjev za njima</text:p>
            </text:list-item>
            <text:list-item>
              <text:p text:style-name="P234">Sustav pohranjuje urednikov zahtjev</text:p>
            </text:list-item>
          </text:list>
        </text:list-item>
      </text:list>
      <text:p text:style-name="P114"/>
      <text:h text:style-name="Heading_20_4" text:outline-level="4">UC<text:span text:style-name="T122">9</text:span> – <text:span text:style-name="T122">SastaviListuZaReprodukciju</text:span></text:h>
      <text:list xml:id="list91026205829824" text:continue-list="list91025217951337" text:style-name="WW8Num9">
        <text:list-item>
          <text:p text:style-name="P285"><text:span text:style-name="T30">Glavni sudionik:</text:span><text:span text:style-name="T34"> glazbeni urednik</text:span></text:p>
        </text:list-item>
        <text:list-item>
          <text:p text:style-name="P285"><text:span text:style-name="T30">Cilj:</text:span><text:span text:style-name="T34"> sastaviti listu pjesama za reprodukciju </text:span><text:span text:style-name="T40">za dani termin </text:span><text:span text:style-name="T41">(trajanje 1 sat)</text:span></text:p>
        </text:list-item>
        <text:list-item>
          <text:p text:style-name="P285"><text:span text:style-name="T30">Sudionici:</text:span><text:span text:style-name="T34"> baza podataka</text:span></text:p>
        </text:list-item>
        <text:list-item>
          <text:p text:style-name="P285"><text:soft-page-break/><text:span text:style-name="T30">Preduvjeti:</text:span><text:span text:style-name="T34"> glazbeni urednik </text:span><text:span text:style-name="T50">je </text:span><text:span text:style-name="T34">prijavljen u sustav, </text:span><text:span text:style-name="T41">dodijeljen mu je termin, do trenutka emitiranja ima više od 24 sata vremena</text:span></text:p>
        </text:list-item>
        <text:list-item>
          <text:p text:style-name="P285"><text:span text:style-name="T30">Rezultat: </text:span><text:span text:style-name="T41">lista zapisa za dani termin je sastavljena</text:span></text:p>
        </text:list-item>
        <text:list-item>
          <text:p text:style-name="P247">Željeni scenarij: </text:p>
        </text:list-item>
      </text:list>
      <text:list xml:id="list91024876804315" text:continue-list="list2396924574908956708" text:style-name="WW8Num13">
        <text:list-item>
          <text:list>
            <text:list-item text:start-value="1">
              <text:p text:style-name="P235">Urednik pregledava i pretražuje pjesme, uzimajući u obzir korisničke želje</text:p>
            </text:list-item>
            <text:list-item>
              <text:p text:style-name="P235">Urednik odabire pjesme koje će se reproducirati u danom terminu</text:p>
            </text:list-item>
            <text:list-item>
              <text:p text:style-name="P235">Urednik inicira pohranu liste</text:p>
            </text:list-item>
            <text:list-item>
              <text:p text:style-name="P235">Sustav ispituje ispravnost sastavljene liste (trajanje najmanje 1 sat, zadnja pjesma ne počinje unutar 15 sekundi od kraja termina)</text:p>
            </text:list-item>
            <text:list-item>
              <text:p text:style-name="P235">Ako su uvjeti zadovoljeni, lista se pohranjuje u sustav</text:p>
            </text:list-item>
          </text:list>
        </text:list-item>
      </text:list>
      <text:list xml:id="list91026079326109" text:continue-list="list91026205829824" text:style-name="WW8Num9">
        <text:list-item>
          <text:p text:style-name="P247">Mogući drugi scenariji:</text:p>
        </text:list-item>
      </text:list>
      <text:list xml:id="list7691072698160243188" text:style-name="WW8Num14">
        <text:list-item>
          <text:list>
            <text:list-item text:start-value="1">
              <text:p text:style-name="P236">Nisu zadovoljeni uvjeti za listu</text:p>
            </text:list-item>
          </text:list>
        </text:list-item>
      </text:list>
      <text:list xml:id="list2433163136805581442" text:style-name="L14">
        <text:list-item>
          <text:list>
            <text:list-item>
              <text:p text:style-name="P237">Korisniku se prikazuje odgovarajuća poruka o pogrešci i od njega se traži da sastavi ispravnu listu</text:p>
            </text:list-item>
          </text:list>
        </text:list-item>
      </text:list>
      <text:p text:style-name="P109"/>
      <text:h text:style-name="Heading_20_4" text:outline-level="4"><text:span text:style-name="T59">UC</text:span><text:span text:style-name="T62">10</text:span><text:span text:style-name="T59"> – </text:span><text:span text:style-name="T62">DodajZvučniZapis</text:span></text:h>
      <text:list xml:id="list91025448055494" text:continue-list="list91026079326109" text:style-name="WW8Num9">
        <text:list-item>
          <text:p text:style-name="P291"><text:span text:style-name="T30">Glavni sudionik:</text:span><text:span text:style-name="T34"> </text:span><text:span text:style-name="T41">administrator</text:span></text:p>
        </text:list-item>
        <text:list-item>
          <text:p text:style-name="P291"><text:span text:style-name="T30">Cilj:</text:span><text:span text:style-name="T34"> </text:span><text:span text:style-name="T41">u sustav dodati novi zvučni zapis</text:span></text:p>
        </text:list-item>
        <text:list-item>
          <text:p text:style-name="P291"><text:span text:style-name="T30">Sudionici:</text:span><text:span text:style-name="T34"> </text:span><text:span text:style-name="T41">baza podataka</text:span></text:p>
        </text:list-item>
        <text:list-item>
          <text:p text:style-name="P291"><text:span text:style-name="T30">Preduvjeti:</text:span><text:span text:style-name="T34"> </text:span><text:span text:style-name="T41">administrator je prijavljen u sustav</text:span></text:p>
        </text:list-item>
        <text:list-item>
          <text:p text:style-name="P291"><text:span text:style-name="T30">Rezultat:</text:span><text:span text:style-name="T34"> </text:span><text:span text:style-name="T41">u sustav je dodan novi glazbeni zapis sa svim </text:span><text:span text:style-name="T55">potrebnim</text:span><text:span text:style-name="T41"> podacima</text:span></text:p>
        </text:list-item>
        <text:list-item>
          <text:p text:style-name="P251">Željeni scenarij: </text:p>
        </text:list-item>
      </text:list>
      <text:list xml:id="list91024801704005" text:continue-list="list3481263634734060353" text:style-name="WW8Num31">
        <text:list-item>
          <text:list>
            <text:list-item text:start-value="1">
              <text:p text:style-name="P238">Administrator unosi sve bitne podatke o zvučnom zapisu</text:p>
            </text:list-item>
            <text:list-item>
              <text:p text:style-name="P238">Administrator prilaže datoteku zvučnog zapisa</text:p>
            </text:list-item>
            <text:list-item>
              <text:p text:style-name="P238">Sustav provjerava ispravnost unesenih podataka</text:p>
            </text:list-item>
            <text:list-item>
              <text:p text:style-name="P238">Ako su podaci ispravni, pohranjuju se u sustav zajedno sa samom datotekom zapisa</text:p>
            </text:list-item>
          </text:list>
        </text:list-item>
      </text:list>
      <text:list xml:id="list91024922020007" text:continue-list="list91025448055494" text:style-name="WW8Num9">
        <text:list-item>
          <text:p text:style-name="P251"><text:soft-page-break/>Mogući drugi scenariji:</text:p>
        </text:list-item>
      </text:list>
      <text:list xml:id="list91024131823248" text:continue-list="list9161620889978773779" text:style-name="WW8Num32">
        <text:list-item>
          <text:list>
            <text:list-item text:start-value="1">
              <text:p text:style-name="P272">Uneseni su neispravni podaci</text:p>
            </text:list-item>
          </text:list>
        </text:list-item>
      </text:list>
      <text:list xml:id="list1942676942530502906" text:style-name="L15">
        <text:list-item>
          <text:list>
            <text:list-item>
              <text:p text:style-name="P273">Prikazuje se odgovarajuća poruka o grešci i od administratora se traži da unese ispravne podatke</text:p>
            </text:list-item>
          </text:list>
        </text:list-item>
      </text:list>
      <text:p text:style-name="P116"/>
      <text:list xml:id="list91026195029905" text:continue-list="list91024131823248" text:style-name="WW8Num32">
        <text:list-item>
          <text:list>
            <text:list-item text:start-value="1">
              <text:p text:style-name="P272">Slanje datoteke zvučnog zapisa na sustav nije uspjelo</text:p>
            </text:list-item>
          </text:list>
        </text:list-item>
      </text:list>
      <text:list xml:id="list6600280396499979762" text:style-name="L16">
        <text:list-item>
          <text:list>
            <text:list-item>
              <text:p text:style-name="P274">Prikazuje se odgovarajuća poruka o pogrešci i traži se ponovno obavljanje akcije</text:p>
            </text:list-item>
          </text:list>
        </text:list-item>
      </text:list>
      <text:p text:style-name="P116"/>
      <text:h text:style-name="Heading_20_4" text:outline-level="4">UC<text:span text:style-name="T122">11</text:span> – <text:span text:style-name="T122">UrediZvučniZapis</text:span></text:h>
      <text:list xml:id="list91026141525088" text:continue-list="list91024922020007" text:style-name="WW8Num9">
        <text:list-item>
          <text:p text:style-name="P291"><text:span text:style-name="T30">Glavni sudionik:</text:span><text:span text:style-name="T34"> </text:span><text:span text:style-name="T41">administrator</text:span></text:p>
        </text:list-item>
        <text:list-item>
          <text:p text:style-name="P291"><text:span text:style-name="T30">Cilj:</text:span><text:span text:style-name="T34"> </text:span><text:span text:style-name="T41">urediti podatke o zvučnom zapisu</text:span></text:p>
        </text:list-item>
        <text:list-item>
          <text:p text:style-name="P291"><text:span text:style-name="T30">Sudionici:</text:span><text:span text:style-name="T34"> </text:span><text:span text:style-name="T41">baza podataka</text:span></text:p>
        </text:list-item>
        <text:list-item>
          <text:p text:style-name="P291"><text:span text:style-name="T30">Preduvjeti:</text:span><text:span text:style-name="T34"> </text:span><text:span text:style-name="T41">administrator je prijavljen u sustav</text:span></text:p>
        </text:list-item>
        <text:list-item>
          <text:p text:style-name="P291"><text:span text:style-name="T30">Rezultat:</text:span><text:span text:style-name="T34"> </text:span><text:span text:style-name="T41">podaci o zvučnom zapisu su izmijenjeni</text:span></text:p>
        </text:list-item>
        <text:list-item>
          <text:p text:style-name="P251">Željeni scenarij: </text:p>
        </text:list-item>
      </text:list>
      <text:list xml:id="list91024982921109" text:continue-list="list91024801704005" text:style-name="WW8Num31">
        <text:list-item>
          <text:list>
            <text:list-item text:start-value="1">
              <text:p text:style-name="P239">Administrator odabire zvučni zapis kojeg želi izmijeniti</text:p>
            </text:list-item>
            <text:list-item>
              <text:p text:style-name="P240">Administrator pregledava podatke o zvučnom zapisu i po želji ih mijenja</text:p>
            </text:list-item>
            <text:list-item>
              <text:p text:style-name="P240">Administrator inicira pohranu podataka</text:p>
            </text:list-item>
            <text:list-item>
              <text:p text:style-name="P240">Sustav ispituje ispravnost unesenih podataka</text:p>
            </text:list-item>
            <text:list-item>
              <text:p text:style-name="P240">Ako su podaci ispravni, pohranjuju se u sustav</text:p>
            </text:list-item>
          </text:list>
        </text:list-item>
      </text:list>
      <text:list xml:id="list91025005222666" text:continue-list="list91026141525088" text:style-name="WW8Num9">
        <text:list-item>
          <text:p text:style-name="P251">Mogući drugi scenariji:</text:p>
        </text:list-item>
      </text:list>
      <text:list xml:id="list91024111569508" text:continue-list="list91026195029905" text:style-name="WW8Num32">
        <text:list-item>
          <text:list>
            <text:list-item text:start-value="1">
              <text:p text:style-name="P275">Uneseni su neispravni podaci</text:p>
            </text:list-item>
          </text:list>
        </text:list-item>
      </text:list>
      <text:list xml:id="list6850990459906251036" text:style-name="L17">
        <text:list-item>
          <text:list>
            <text:list-item>
              <text:p text:style-name="P276">Prikazuje se odgovarajuća poruka o grešci, te se od administratora traži unos ispravnih podataka</text:p>
            </text:list-item>
          </text:list>
        </text:list-item>
      </text:list>
      <text:p text:style-name="P115"/>
      <text:h text:style-name="Heading_20_4" text:outline-level="4"><text:soft-page-break/>UC12 – ObrišiZvučniZapis</text:h>
      <text:list xml:id="list91025938669304" text:continue-list="list91025005222666" text:style-name="WW8Num9">
        <text:list-item>
          <text:p text:style-name="P292"><text:span text:style-name="T30">Glavni sudionik:</text:span><text:span text:style-name="T34"> administrator</text:span></text:p>
        </text:list-item>
        <text:list-item>
          <text:p text:style-name="P292"><text:span text:style-name="T30">Cilj:</text:span><text:span text:style-name="T34"> </text:span><text:span text:style-name="T42">obrisati zvučni zapis</text:span></text:p>
        </text:list-item>
        <text:list-item>
          <text:p text:style-name="P292"><text:span text:style-name="T30">Sudionici:</text:span><text:span text:style-name="T34"> baza podataka</text:span></text:p>
        </text:list-item>
        <text:list-item>
          <text:p text:style-name="P292"><text:span text:style-name="T30">Preduvjeti:</text:span><text:span text:style-name="T34"> </text:span><text:span text:style-name="T42">administrator je prijavljen u sustav</text:span></text:p>
        </text:list-item>
        <text:list-item>
          <text:p text:style-name="P292"><text:span text:style-name="T30">Rezultat: </text:span><text:span text:style-name="T42">zvučni zapis je zauvijek izbrisan</text:span></text:p>
        </text:list-item>
        <text:list-item>
          <text:p text:style-name="P255">Željeni scenarij: </text:p>
        </text:list-item>
      </text:list>
      <text:list xml:id="list8591002167083765328" text:style-name="L18">
        <text:list-item>
          <text:list>
            <text:list-item>
              <text:p text:style-name="P271">Administrator odabire zvučni zapis kojeg želi izbrisati</text:p>
            </text:list-item>
            <text:list-item>
              <text:p text:style-name="P277">Administrator inicira brisanje zvučnog zapisa</text:p>
            </text:list-item>
            <text:list-item>
              <text:p text:style-name="P277">Sustav briše zvučni zapis</text:p>
            </text:list-item>
          </text:list>
        </text:list-item>
      </text:list>
      <text:p text:style-name="P120"/>
      <text:h text:style-name="Heading_20_4" text:outline-level="4">UC1<text:span text:style-name="T126">3</text:span> – <text:span text:style-name="T126">UrediPodatkeKorisnika</text:span></text:h>
      <text:list xml:id="list91026138576171" text:continue-list="list91025938669304" text:style-name="WW8Num9">
        <text:list-item>
          <text:p text:style-name="P293"><text:span text:style-name="T30">Glavni sudionik:</text:span><text:span text:style-name="T34"> administrator</text:span></text:p>
        </text:list-item>
        <text:list-item>
          <text:p text:style-name="P293"><text:span text:style-name="T30">Cilj:</text:span><text:span text:style-name="T34"> </text:span><text:span text:style-name="T48">urediti podatke korisnika</text:span></text:p>
        </text:list-item>
        <text:list-item>
          <text:p text:style-name="P293"><text:span text:style-name="T30">Sudionici:</text:span><text:span text:style-name="T34"> baza podataka</text:span></text:p>
        </text:list-item>
        <text:list-item>
          <text:p text:style-name="P293"><text:span text:style-name="T30">Preduvjeti:</text:span><text:span text:style-name="T34"> </text:span><text:span text:style-name="T42">administrator je prijavljen u sustav, </text:span><text:span text:style-name="T48">korisnik čiji se podaci uređuju nije vlasnik niti administrator</text:span></text:p>
        </text:list-item>
        <text:list-item>
          <text:p text:style-name="P293"><text:span text:style-name="T30">Rezultat: </text:span><text:span text:style-name="T48">korisnikovi podaci su uređeni</text:span></text:p>
        </text:list-item>
        <text:list-item>
          <text:p text:style-name="P256">Željeni scenarij: </text:p>
        </text:list-item>
      </text:list>
      <text:list xml:id="list91024796076938" text:continue-list="list8591002167083765328" text:style-name="L18">
        <text:list-item>
          <text:list>
            <text:list-item text:start-value="1">
              <text:p text:style-name="P271">Administrator odabire korisnika kojem želi izmijeniti podatke</text:p>
            </text:list-item>
            <text:list-item>
              <text:p text:style-name="P278">Administrator pregledava podatke korisnika i po želji unosi promjene</text:p>
            </text:list-item>
            <text:list-item>
              <text:p text:style-name="P278">Administrator inicira spremanje promjena</text:p>
            </text:list-item>
            <text:list-item>
              <text:p text:style-name="P278">Sustav pohranjuje promjene</text:p>
            </text:list-item>
          </text:list>
        </text:list-item>
      </text:list>
      <text:p text:style-name="P112"/>
      <text:h text:style-name="Heading_20_4" text:outline-level="4"><text:span text:style-name="T61">UC1</text:span><text:span text:style-name="T63">4</text:span><text:span text:style-name="T59"> – </text:span><text:span text:style-name="T62">PostaviGlazbenogUrednika</text:span></text:h>
      <text:list xml:id="list91025376508624" text:continue-list="list91026138576171" text:style-name="WW8Num9">
        <text:list-item>
          <text:p text:style-name="P285"><text:span text:style-name="T30">Glavni sudionik:</text:span><text:span text:style-name="T34"> administrator</text:span></text:p>
        </text:list-item>
        <text:list-item>
          <text:p text:style-name="P285"><text:span text:style-name="T30">Cilj:</text:span><text:span text:style-name="T34"> postaviti novog urednika</text:span></text:p>
        </text:list-item>
        <text:list-item>
          <text:p text:style-name="P285"><text:soft-page-break/><text:span text:style-name="T30">Sudionici:</text:span><text:span text:style-name="T34"> baza podataka</text:span></text:p>
        </text:list-item>
        <text:list-item>
          <text:p text:style-name="P285"><text:span text:style-name="T30">Preduvjeti:</text:span><text:span text:style-name="T34"> administrator mora biti prijavljen u sustav</text:span></text:p>
        </text:list-item>
        <text:list-item>
          <text:p text:style-name="P285"><text:span text:style-name="T30">Rezultat: </text:span><text:span text:style-name="T34">postavljen je novi urednik</text:span></text:p>
        </text:list-item>
        <text:list-item>
          <text:p text:style-name="P247">Željeni scenarij: </text:p>
        </text:list-item>
      </text:list>
      <text:list xml:id="list4706961302336431809" text:style-name="WW8Num25">
        <text:list-item>
          <text:list>
            <text:list-item>
              <text:p text:style-name="P218"><text:span text:style-name="T123">A</text:span>dministrator <text:span text:style-name="T123">pregledava popis korisnika</text:span></text:p>
            </text:list-item>
            <text:list-item>
              <text:p text:style-name="P241">Odabire jednog od korisnika i postavlja ga za glazbenog urednika</text:p>
            </text:list-item>
            <text:list-item>
              <text:p text:style-name="P241">Sustav bilježi promjene i mijenja tip korisničkog računa odabranog korisnika</text:p>
            </text:list-item>
          </text:list>
        </text:list-item>
      </text:list>
      <text:p text:style-name="P108"/>
      <text:h text:style-name="Heading_20_4" text:outline-level="4">UC1<text:span text:style-name="T126">5</text:span> – <text:span text:style-name="T122">UkloniGlazbenogUrednika</text:span></text:h>
      <text:list xml:id="list91024438113574" text:continue-list="list91025376508624" text:style-name="WW8Num9">
        <text:list-item>
          <text:p text:style-name="P294"><text:span text:style-name="T30">Glavni sudionik:</text:span><text:span text:style-name="T34"> administrator</text:span></text:p>
        </text:list-item>
        <text:list-item>
          <text:p text:style-name="P294"><text:span text:style-name="T30">Cilj:</text:span><text:span text:style-name="T34"> </text:span><text:span text:style-name="T43">ukloni</text:span><text:span text:style-name="T45">ti</text:span><text:span text:style-name="T34"> </text:span><text:span text:style-name="T43">glazbenog</text:span><text:span text:style-name="T34"> urednika</text:span></text:p>
        </text:list-item>
        <text:list-item>
          <text:p text:style-name="P294"><text:span text:style-name="T30">Sudionici:</text:span><text:span text:style-name="T34"> baza podataka</text:span></text:p>
        </text:list-item>
        <text:list-item>
          <text:p text:style-name="P294"><text:span text:style-name="T30">Preduvjeti:</text:span><text:span text:style-name="T34"> administrator mora biti prijavljen u sustav</text:span></text:p>
        </text:list-item>
        <text:list-item>
          <text:p text:style-name="P294"><text:span text:style-name="T30">Rezultat: </text:span><text:span text:style-name="T51">glazbenom uredniku odu</text:span><text:span text:style-name="T54">z</text:span><text:span text:style-name="T51">ima se urednički status</text:span></text:p>
        </text:list-item>
        <text:list-item>
          <text:p text:style-name="P252">Željeni scenarij: </text:p>
        </text:list-item>
      </text:list>
      <text:list xml:id="list91025971791597" text:continue-list="list4706961302336431809" text:style-name="WW8Num25">
        <text:list-item>
          <text:list>
            <text:list-item text:start-value="1">
              <text:p text:style-name="P261"><text:span text:style-name="T123">A</text:span>dministrator <text:span text:style-name="T127">određuje urednika kojem želi oduzeti uredničke ovlasti</text:span></text:p>
            </text:list-item>
            <text:list-item>
              <text:p text:style-name="P279">Sustav bilježi promjene i mijenja tip korisničkog računa odabranog urednika</text:p>
            </text:list-item>
          </text:list>
        </text:list-item>
      </text:list>
      <text:p text:style-name="P112"/>
      <text:h text:style-name="Heading_20_4" text:outline-level="4">UC<text:span text:style-name="T122">16</text:span> – <text:span text:style-name="T143">OdlučiOZahtjevuZaTerminom</text:span></text:h>
      <text:list xml:id="list91025081861898" text:continue-list="list91024438113574" text:style-name="WW8Num9">
        <text:list-item>
          <text:p text:style-name="P294"><text:span text:style-name="T30">Glavni sudionik:</text:span><text:span text:style-name="T34"> administrator</text:span></text:p>
        </text:list-item>
        <text:list-item>
          <text:p text:style-name="P294"><text:span text:style-name="T30">Cilj:</text:span><text:span text:style-name="T34"> </text:span><text:span text:style-name="T45">odlučiti o uredničkom zahtjevu za terminom</text:span></text:p>
        </text:list-item>
        <text:list-item>
          <text:p text:style-name="P294"><text:span text:style-name="T30">Sudionici:</text:span><text:span text:style-name="T34"> baza podataka</text:span></text:p>
        </text:list-item>
        <text:list-item>
          <text:p text:style-name="P294"><text:span text:style-name="T30">Preduvjeti:</text:span><text:span text:style-name="T34"> administrator mora biti prijavljen u sustav</text:span></text:p>
        </text:list-item>
        <text:list-item>
          <text:p text:style-name="P294"><text:span text:style-name="T30">Rezultat: </text:span><text:span text:style-name="T45">urednički zahtjev je ili prihvaćen i time je taj termin </text:span><text:span text:style-name="T54">dodijeljen</text:span><text:span text:style-name="T45"> tom uredniku, ili je odbijen</text:span></text:p>
        </text:list-item>
        <text:list-item>
          <text:p text:style-name="P257">Željeni scenarij: </text:p>
        </text:list-item>
      </text:list>
      <text:list xml:id="list3251941914265845369" text:style-name="L19">
        <text:list-item>
          <text:list>
            <text:list-item>
              <text:p text:style-name="P280">Administrator odlučuje o prihvaćanju ili odbijanju zahtjeva</text:p>
            </text:list-item>
            <text:list-item>
              <text:p text:style-name="P280"><text:soft-page-break/>Ako je zahtjev prihvaćen, taj se termin dodjeljuje uredniku, <text:span text:style-name="T151">što se bilježi u sustavu</text:span></text:p>
            </text:list-item>
          </text:list>
        </text:list-item>
      </text:list>
      <text:p text:style-name="P117"/>
      <text:h text:style-name="Heading_20_4" text:outline-level="4">UC17 – PrikažiStatistiku</text:h>
      <text:list xml:id="list91026033523121" text:continue-list="list91025081861898" text:style-name="WW8Num9">
        <text:list-item>
          <text:p text:style-name="P295"><text:span text:style-name="T30">Glavni sudionik:</text:span><text:span text:style-name="T34"> </text:span><text:span text:style-name="T46">administrator</text:span></text:p>
        </text:list-item>
        <text:list-item>
          <text:p text:style-name="P295"><text:span text:style-name="T30">Cilj:</text:span><text:span text:style-name="T34"> p</text:span><text:span text:style-name="T46">regledati statistik</text:span><text:span text:style-name="T51">e</text:span><text:span text:style-name="T46"> o radu postaje</text:span></text:p>
        </text:list-item>
        <text:list-item>
          <text:p text:style-name="P295"><text:span text:style-name="T30">Sudionici:</text:span><text:span text:style-name="T34"> baza podataka</text:span></text:p>
        </text:list-item>
        <text:list-item>
          <text:p text:style-name="P295"><text:span text:style-name="T30">Preduvjeti:</text:span><text:span text:style-name="T34"> </text:span><text:span text:style-name="T46">administrator </text:span><text:span text:style-name="T51">je </text:span><text:span text:style-name="T46">prijavljen u sustav</text:span></text:p>
        </text:list-item>
        <text:list-item>
          <text:p text:style-name="P295"><text:span text:style-name="T30">Rezultat: </text:span><text:span text:style-name="T46">administrator</text:span><text:span text:style-name="T51"> je dobio uvid u statistike radio postaje</text:span></text:p>
        </text:list-item>
        <text:list-item>
          <text:p text:style-name="P258">Željeni scenarij: </text:p>
        </text:list-item>
      </text:list>
      <text:list xml:id="list8856988205909217170" text:style-name="L20">
        <text:list-item>
          <text:list>
            <text:list-item>
              <text:p text:style-name="P281">Administrator odabire jednu od ponuđenih statistika</text:p>
            </text:list-item>
            <text:list-item>
              <text:p text:style-name="P281">Administratoru se prikazuje odabrana statistika</text:p>
            </text:list-item>
          </text:list>
        </text:list-item>
      </text:list>
      <text:p text:style-name="P109"/>
      <text:h text:style-name="Heading_20_4" text:outline-level="4">UC<text:span text:style-name="T118">18</text:span> –<text:span text:style-name="T122">PostaviAdministratora</text:span></text:h>
      <text:list xml:id="list91024957381055" text:continue-list="list91026033523121" text:style-name="WW8Num9">
        <text:list-item>
          <text:p text:style-name="P285"><text:span text:style-name="T30">Glavni sudionik:</text:span><text:span text:style-name="T34"> vlasnik postaje</text:span></text:p>
        </text:list-item>
        <text:list-item>
          <text:p text:style-name="P285"><text:span text:style-name="T30">Cilj:</text:span><text:span text:style-name="T34"> postaviti novog administratora</text:span></text:p>
        </text:list-item>
        <text:list-item>
          <text:p text:style-name="P285"><text:span text:style-name="T30">Sudionici:</text:span><text:span text:style-name="T34"> baza podataka</text:span></text:p>
        </text:list-item>
        <text:list-item>
          <text:p text:style-name="P285"><text:span text:style-name="T30">Preduvjeti:</text:span><text:span text:style-name="T34"> ne smije biti postavljeno više od </text:span><text:span text:style-name="T43">deset</text:span><text:span text:style-name="T34"> administratora, vlasnik </text:span><text:span text:style-name="T51">je</text:span><text:span text:style-name="T34"> prijavljen u sustav</text:span></text:p>
        </text:list-item>
        <text:list-item>
          <text:p text:style-name="P285"><text:span text:style-name="T30">Rezultat: </text:span><text:span text:style-name="T34">postavljen je novi administrator</text:span></text:p>
        </text:list-item>
        <text:list-item>
          <text:p text:style-name="P247">Željeni scenarij: </text:p>
        </text:list-item>
      </text:list>
      <text:list xml:id="list4831877369879368966" text:style-name="WW8Num27">
        <text:list-item>
          <text:list>
            <text:list-item>
              <text:p text:style-name="P219"><text:span text:style-name="T127">V</text:span>lasnik <text:span text:style-name="T127">odabire jednog od korisnika i dodjeljuje mu administratorske ovlasti</text:span></text:p>
            </text:list-item>
            <text:list-item>
              <text:p text:style-name="P242">Sustav bilježi promjene i mijenja tip korisničkog računa odabranog korisnika</text:p>
            </text:list-item>
          </text:list>
        </text:list-item>
      </text:list>
      <text:list xml:id="list91024249987616" text:continue-list="list91024957381055" text:style-name="WW8Num9">
        <text:list-item>
          <text:p text:style-name="P247">Mogući drugi scenariji:</text:p>
        </text:list-item>
      </text:list>
      <text:list xml:id="list8857309827511610071" text:style-name="WW8Num28">
        <text:list-item>
          <text:list>
            <text:list-item>
              <text:p text:style-name="P243">U sustavu već postoji 10 administratora</text:p>
            </text:list-item>
          </text:list>
        </text:list-item>
      </text:list>
      <text:list xml:id="list5683926682186171133" text:style-name="L21">
        <text:list-item>
          <text:list>
            <text:list-item>
              <text:list>
                <text:list-item>
                  <text:p text:style-name="P244">Akcija se ne dozvoljava, ispisuje se odgovarajuća poruka o grešci</text:p>
                </text:list-item>
              </text:list>
            </text:list-item>
          </text:list>
        </text:list-item>
      </text:list>
      <text:p text:style-name="P106"/>
      <text:h text:style-name="Heading_20_4" text:outline-level="4"><text:soft-page-break/>UC1<text:span text:style-name="T128">9 </text:span>– <text:span text:style-name="T122">UkloniAdministratora</text:span></text:h>
      <text:list xml:id="list91024777178657" text:continue-list="list91024249987616" text:style-name="WW8Num9">
        <text:list-item>
          <text:p text:style-name="P294"><text:span text:style-name="T30">Glavni sudionik:</text:span><text:span text:style-name="T34"> </text:span><text:span text:style-name="T45">vlasnik postaje</text:span></text:p>
        </text:list-item>
        <text:list-item>
          <text:p text:style-name="P294"><text:span text:style-name="T30">Cilj:</text:span><text:span text:style-name="T34"> </text:span><text:span text:style-name="T45">ukloniti administratora</text:span></text:p>
        </text:list-item>
        <text:list-item>
          <text:p text:style-name="P294"><text:span text:style-name="T30">Sudionici:</text:span><text:span text:style-name="T34"> </text:span><text:span text:style-name="T45">baza podataka</text:span></text:p>
        </text:list-item>
        <text:list-item>
          <text:p text:style-name="P294"><text:span text:style-name="T30">Preduvjeti: </text:span><text:span text:style-name="T45">vlasnik postaje je prijavljen</text:span><text:span text:style-name="T34"> </text:span><text:span text:style-name="T45">u sustav</text:span></text:p>
        </text:list-item>
        <text:list-item>
          <text:p text:style-name="P294"><text:span text:style-name="T30">Rezultat:</text:span><text:span text:style-name="T34"> </text:span><text:span text:style-name="T45">odabranom korisniku ukinute su administratorske ovlasti</text:span></text:p>
        </text:list-item>
        <text:list-item>
          <text:p text:style-name="P252">Željeni scenarij: </text:p>
        </text:list-item>
      </text:list>
      <text:list xml:id="list91026122774716" text:continue-list="list91024982921109" text:style-name="WW8Num31">
        <text:list-item>
          <text:list>
            <text:list-item text:start-value="1">
              <text:p text:style-name="P245">Vlasnik postaje odabire jednog od administratora i uklanja mu administratorske ovlasti</text:p>
            </text:list-item>
            <text:list-item>
              <text:p text:style-name="P245">Sustav bilježi promjene i mijenja tip korisničkog računa odabranog korisnka</text:p>
            </text:list-item>
          </text:list>
        </text:list-item>
      </text:list>
      <text:p text:style-name="P111"/>
      <text:h text:style-name="Heading_20_4" text:outline-level="4">UC<text:span text:style-name="T128">20</text:span> – <text:span text:style-name="T122">UrediPodatkeOPostaji</text:span></text:h>
      <text:list xml:id="list91024466638480" text:continue-list="list91024777178657" text:style-name="WW8Num9">
        <text:list-item>
          <text:p text:style-name="P285"><text:span text:style-name="T30">Glavni sudionik:</text:span><text:span text:style-name="T34"> vlasnik postaje</text:span></text:p>
        </text:list-item>
        <text:list-item>
          <text:p text:style-name="P285"><text:span text:style-name="T30">Cilj:</text:span><text:span text:style-name="T34"> un</text:span><text:span text:style-name="T53">j</text:span><text:span text:style-name="T34">eti ili urediti podatke</text:span></text:p>
        </text:list-item>
        <text:list-item>
          <text:p text:style-name="P285"><text:span text:style-name="T30">Sudionici:</text:span><text:span text:style-name="T34"> baza podataka</text:span></text:p>
        </text:list-item>
        <text:list-item>
          <text:p text:style-name="P285"><text:span text:style-name="T30">Preduvjeti:</text:span><text:span text:style-name="T34"> vlasnik </text:span><text:span text:style-name="T51">je</text:span><text:span text:style-name="T34"> prijavljen u sustav</text:span></text:p>
        </text:list-item>
        <text:list-item>
          <text:p text:style-name="P285"><text:span text:style-name="T30">Rezultat:</text:span><text:span text:style-name="T34"> uneseni su novi podaci o postaji</text:span></text:p>
        </text:list-item>
        <text:list-item>
          <text:p text:style-name="P247">Željeni scenarij: </text:p>
        </text:list-item>
      </text:list>
      <text:list xml:id="list8778514412708574806" text:style-name="WW8Num29">
        <text:list-item>
          <text:list>
            <text:list-item>
              <text:p text:style-name="P221"><text:span text:style-name="T161">V</text:span>lasnik<text:span text:style-name="T162">u se prikazuju podaci o radio postaji s mogućnošću promjena</text:span></text:p>
            </text:list-item>
            <text:list-item>
              <text:p text:style-name="P246">Vlasnik unosi izmjene i inicira spremanje</text:p>
            </text:list-item>
            <text:list-item>
              <text:p text:style-name="P220"><text:span text:style-name="T161">B</text:span>aza podataka <text:span text:style-name="T151">pohranjuje</text:span> i čuva nove podatke</text:p>
            </text:list-item>
          </text:list>
        </text:list-item>
      </text:list>
      <text:p text:style-name="P105"/>
      <text:h text:style-name="Heading_20_4" text:outline-level="4">UC2<text:span text:style-name="T128">1</text:span> – SlušajRadioPostaju</text:h>
      <text:list xml:id="list91026078318705" text:continue-list="list91024466638480" text:style-name="WW8Num9">
        <text:list-item>
          <text:p text:style-name="P293"><text:span text:style-name="T30">Glavni sudionik:</text:span><text:span text:style-name="T34"> </text:span><text:span text:style-name="T44">korisnik</text:span></text:p>
        </text:list-item>
        <text:list-item>
          <text:p text:style-name="P293"><text:span text:style-name="T30">Cilj:</text:span><text:span text:style-name="T34"> </text:span><text:span text:style-name="T44">slušati </text:span><text:span text:style-name="T51">program </text:span><text:span text:style-name="T44">radio postaj</text:span><text:span text:style-name="T51">e</text:span></text:p>
        </text:list-item>
        <text:list-item>
          <text:p text:style-name="P293"><text:span text:style-name="T30">Sudionici:</text:span><text:span text:style-name="T34"> baza podataka</text:span></text:p>
        </text:list-item>
        <text:list-item>
          <text:p text:style-name="P293"><text:span text:style-name="T30">Preduvjeti:</text:span><text:span text:style-name="T34"> </text:span><text:span text:style-name="T44">nema</text:span></text:p>
        </text:list-item>
        <text:list-item>
          <text:p text:style-name="P293"><text:soft-page-break/><text:span text:style-name="T30">Rezultat:</text:span><text:span text:style-name="T34"> </text:span><text:span text:style-name="T44">korisnik uživa u programu radio postaje</text:span></text:p>
        </text:list-item>
        <text:list-item>
          <text:p text:style-name="P259">Željeni scenarij: </text:p>
        </text:list-item>
      </text:list>
      <text:list xml:id="list9163203854032951712" text:style-name="L22">
        <text:list-item>
          <text:list>
            <text:list-item>
              <text:list>
                <text:list-item>
                  <text:p text:style-name="P282">Korisnik otvara web stranicu radio postaje</text:p>
                </text:list-item>
                <text:list-item>
                  <text:p text:style-name="P282">Pokreće glazbeni player na početnoj stranici i započinje slušati program radio postaje</text:p>
                </text:list-item>
              </text:list>
            </text:list-item>
          </text:list>
        </text:list-item>
      </text:list>
      <text:p text:style-name="P118"><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56">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8"/>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59"><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9" text:outline-level="2"><text:bookmark-start text:name="__RefHeading___Toc2745_776402836"/>4.2 Sekvencijski dijagrami<text:bookmark-end text:name="__RefHeading___Toc2745_776402836"/></text:h>
      <text:p text:style-name="Standard"/>
      <text:h text:style-name="P206"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77">se</text:span> stvara novi korisnički račun i podaci o njemu pohranjuju se u bazu podataka. Korisniku se na kraju dojavljuje poruka o <text:span text:style-name="T174">uspješnoj</text:span> registracij<text:span text:style-name="T174">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7">UC1:</text:span> <text:span text:style-name="T107">RegistrirajNovogKorisnika</text:span></text:p></draw:text-box></draw:frame></text:p>
      <text:p text:style-name="Text_20_body"/>
      <text:p text:style-name="Text_20_body"/>
      <text:h text:style-name="P211"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7">UC2: PrijavaKorisnikaUSustav</text:span></text:p></draw:text-box></draw:frame></text:p>
      <text:p text:style-name="Text_20_body"/>
      <text:p text:style-name="Text_20_body"/>
      <text:h text:style-name="P211"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7">UC3: UrediOsobnePodatke</text:span></text:p></draw:text-box></draw:frame></text:p>
      <text:p text:style-name="Text_20_body"/>
      <text:h text:style-name="P211"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7">UC4: </text:span><text:span text:style-name="T109">PromijeniLozinku</text:span></text:p></draw:text-box></draw:frame></text:p>
      <text:p text:style-name="Text_20_body"/>
      <text:h text:style-name="P211"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64">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7">UC5: Izbriš</text:span><text:span text:style-name="T109">iKorisničkiRačun</text:span></text:p></draw:text-box></draw:frame></text:p>
      <text:p text:style-name="Text_20_body"/>
      <text:h text:style-name="P210" text:outline-level="4">U<text:span text:style-name="T163">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75">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7">UC6: SastaviListuŽelja</text:span></text:p></draw:text-box></draw:frame></text:p>
      <text:p text:style-name="Text_20_body"/>
      <text:p text:style-name="Text_20_body"/>
      <text:h text:style-name="P210"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59261A4A.png" xlink:type="simple" xlink:show="embed" xlink:actuate="onLoad"/></draw:frame>Slika <text:sequence text:ref-name="refSlika12" text:name="Slika" text:formula="ooow:Slika+1" style:num-format="1">13</text:sequence>: Sekvencijski dijagram za <text:span text:style-name="T109">UC7: PotvrdiListuŽelja</text:span></text:p></draw:text-box></draw:frame></text:p>
      <text:p text:style-name="Text_20_body"/>
      <text:h text:style-name="P211"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7">UC8: </text:span><text:span text:style-name="T109">ZatražiTerminZaReprodukciju</text:span></text:p></draw:text-box></draw:frame></text:p>
      <text:p text:style-name="Text_20_body"/>
      <text:h text:style-name="P211" text:outline-level="4">UC9: SastaviListuZaReprodukciju</text:h>
      <text:p text:style-name="P132"><text:span text:style-name="T166">Glazbeni urednik želi sastaviti listu za reprodukciju </text:span><text:span text:style-name="T167">za neki od svojih termina</text:span><text:span text:style-name="T166">. Urednik odabere tu mogućnost iz popisa. </text:span><text:span text:style-name="T167">Sustav mu omogućuje</text:span><text:span text:style-name="T166"> pregledava</text:span><text:span text:style-name="T167">nje</text:span><text:span text:style-name="T166"> i pretraž</text:span><text:span text:style-name="T167">ivanje</text:span><text:span text:style-name="T166"> </text:span><text:span text:style-name="T167">zapisa</text:span><text:span text:style-name="T166">, </text:span><text:span text:style-name="T167">pomoću kojih urednik sastavlja svoju listu, </text:span><text:span text:style-name="T166">uzimajući u obzir korisničke želje. Kada je zadovoljan listom urednik inicira pohranu liste. Sustav ispituje ispravnost sastavljene liste, </text:span><text:span text:style-name="T167">i </text:span><text:span text:style-name="T166">ako su uvjeti zadovoljeni lista se pohranjuje u sustav. Inače </text:span><text:span text:style-name="T169">se </text:span><text:span text:style-name="T166">uredniku prikazuje odgovarajuća poruka o pogrešci i od njega se traži da sastavi ispravnu listu.</text:span></text:p>
      <text:p text:style-name="P133"/>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9">UC9: SastaviListuZaReprodukciju</text:span></text:p></draw:text-box></draw:frame></text:p>
      <text:p text:style-name="Text_20_body"/>
      <text:h text:style-name="P210" text:outline-level="4">UC10: DodajZvučniZapis</text:h>
      <text:p text:style-name="P13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33"/>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7">UC10: </text:span><text:span text:style-name="T109">DodajZvučniZapis</text:span></text:p></draw:text-box></draw:frame></text:p>
      <text:p text:style-name="Text_20_body"/>
      <text:h text:style-name="P210" text:outline-level="4">UC11: UrediZvučniZapis</text:h>
      <text:p text:style-name="P13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33"/>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7">UC11: UrediZvučniZapis</text:span></text:p></draw:text-box></draw:frame></text:p>
      <text:p text:style-name="Text_20_body"/>
      <text:h text:style-name="P210" text:outline-level="4">UC12: ObrišiZvučniZapis</text:h>
      <text:p text:style-name="P13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6"/>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7">UC12: ObrišiZvučniZapis</text:span></text:p></draw:text-box></draw:frame></text:p>
      <text:h text:style-name="P210" text:outline-level="4">UC13: UrediPodatkeKorisnika</text:h>
      <text:p text:style-name="P127"><text:span text:style-name="T166">Administrator želi urediti podatke </text:span><text:span text:style-name="T168">o nekog </text:span><text:span text:style-name="T166">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8">te </text:span><text:span text:style-name="T166">kada je zadovoljan </text:span><text:span text:style-name="T168">izmjenama</text:span><text:span text:style-name="T166"> inicira spremanje promjena. Sustav </text:span><text:span text:style-name="T168">ispituje ispravnost podataka, potom </text:span><text:span text:style-name="T166">pohranjuje promjene u bazu podataka, </text:span><text:span text:style-name="T168">te</text:span><text:span text:style-name="T166"> dojavljuje administratoru da </text:span><text:span text:style-name="T168">su</text:span><text:span text:style-name="T166"> promjene uspješno obavljenje.</text:span></text:p>
      <text:p text:style-name="P136"/>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7">UC13: UrediPodatkeKorisnika</text:span></text:p></draw:text-box></draw:frame></text:p>
      <text:h text:style-name="P210" text:outline-level="4">UC14: PostaviGlazbenogUrednika</text:h>
      <text:p text:style-name="P13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6"/>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D5E2C6AC.png" xlink:type="simple" xlink:show="embed" xlink:actuate="onLoad"/></draw:frame>Slika <text:sequence text:ref-name="refSlika19" text:name="Slika" text:formula="ooow:Slika+1" style:num-format="1">20</text:sequence>: Sekvencijski dijagram za <text:span text:style-name="T107">UC14: PostaviGlazbenogUrednika</text:span></text:p></draw:text-box></draw:frame></text:p>
      <text:h text:style-name="P210" text:outline-level="4">UC15: UkloniGlazbenogUrednika</text:h>
      <text:p text:style-name="P13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6"/>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9FB56AAE.png" xlink:type="simple" xlink:show="embed" xlink:actuate="onLoad"/></draw:frame>Slika <text:sequence text:ref-name="refSlika20" text:name="Slika" text:formula="ooow:Slika+1" style:num-format="1">21</text:sequence>: Sekvencijski dijagram za <text:span text:style-name="T107">UC15: UkloniGlazbenogUrednika</text:span></text:p></draw:text-box></draw:frame></text:p>
      <text:h text:style-name="P210" text:outline-level="4">UC16: OdlučiOZahtjevuZaTerminom</text:h>
      <text:p text:style-name="P13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4"/>
      <text:p text:style-name="P136"><draw:frame draw:style-name="fr3" draw:name="Frame34" text:anchor-type="paragraph" svg:width="17cm" draw:z-index="64"><draw:text-box fo:min-height="10.014cm"><text:p text:style-name="P124"><draw:frame draw:style-name="fr6" draw:name="Image32" text:anchor-type="paragraph" svg:width="17cm" svg:height="10.014cm" style:rel-height="scale" draw:z-index="65"><draw:image xlink:href="Pictures/1000020100000440000002810751101E.png" xlink:type="simple" xlink:show="embed" xlink:actuate="onLoad"/></draw:frame>Slika <text:sequence text:ref-name="refSlika21" text:name="Slika" text:formula="ooow:Slika+1" style:num-format="1">22</text:sequence>: Sekvencijski dijagram za <text:span text:style-name="T107">UC16: OdlučiOZahtjevuZaTerminom</text:span></text:p></draw:text-box></draw:frame></text:p>
      <text:p text:style-name="Text_20_body"/>
      <text:h text:style-name="P210" text:outline-level="4">UC17: PrikažiStatistiku</text:h>
      <text:p text:style-name="P13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4"/>
      <text:p text:style-name="P134"><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7D4BC.png" xlink:type="simple" xlink:show="embed" xlink:actuate="onLoad"/></draw:frame>Slika <text:sequence text:ref-name="refSlika22" text:name="Slika" text:formula="ooow:Slika+1" style:num-format="1">23</text:sequence>: Sekvencijski dijagram za <text:span text:style-name="T107">UC17: PrikažiStatistiku</text:span></text:p></draw:text-box></draw:frame></text:p>
      <text:p text:style-name="Text_20_body"/>
      <text:h text:style-name="P210" text:outline-level="4">UC18: PostaviAdministratora</text:h>
      <text:p text:style-name="P13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6"/>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D3909886.png" xlink:type="simple" xlink:show="embed" xlink:actuate="onLoad"/></draw:frame>Slika <text:sequence text:ref-name="refSlika23" text:name="Slika" text:formula="ooow:Slika+1" style:num-format="1">24</text:sequence>: Sekvencijski dijagram za <text:span text:style-name="T107">UC18: PostaviAdministratora</text:span></text:p></draw:text-box></draw:frame></text:p>
      <text:h text:style-name="P210" text:outline-level="4">UC19: UkloniAdministratora</text:h>
      <text:p text:style-name="P13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6"/>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4" text:name="Slika" text:formula="ooow:Slika+1" style:num-format="1">25</text:sequence>: Sekvencijski dijagram za <text:span text:style-name="T107">UC19: UkloniAdministratora</text:span></text:p></draw:text-box></draw:frame></text:p>
      <text:h text:style-name="P210" text:outline-level="4">UC20: UrediPodatkeOPostaji</text:h>
      <text:p text:style-name="P145">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5"/>
      <text:p text:style-name="P145"><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5" text:name="Slika" text:formula="ooow:Slika+1" style:num-format="1">26</text:sequence>: Sekvencijski dijagram za <text:span text:style-name="T107">UC20: </text:span><text:span text:style-name="T110">Uredi</text:span><text:span text:style-name="T107">PodatkeOPostaji</text:span></text:p></draw:text-box></draw:frame></text:p>
      <text:p text:style-name="P136"/>
      <text:p text:style-name="Text_20_body"/>
      <text:h text:style-name="P210" text:outline-level="4">UC21: SlušajRadioPostaju</text:h>
      <text:p text:style-name="P127">Korisnik želi slušati radio postaju. Korisnik otvara web stranicu radio postaje. Sustav mu prika<text:span text:style-name="T165">zuje koja pjesma trenutno</text:span> svira. Korisnik zatim odabere opciju slušanja pjesme. Sustav <text:span text:style-name="T165">nalazi</text:span> pjesmu u bazi podataka <text:span text:style-name="T165">te</text:span> <text:span text:style-name="T165">je pušta korisniku. Kada trenutna pjesma završi, sustav korisniku pušta iduću.</text:span></text:p>
      <text:p text:style-name="P127"/>
      <text:p text:style-name="P127"><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23FA8809.png" xlink:type="simple" xlink:show="embed" xlink:actuate="onLoad"/></draw:frame>Slika <text:sequence text:ref-name="refSlika26" text:name="Slika" text:formula="ooow:Slika+1" style:num-format="1">27</text:sequence>: Sekvencijski dijagram za <text:span text:style-name="T107">UC21: SlušajRadioPostaju</text:span></text:p></draw:text-box></draw:frame></text:p>
      <text:p text:style-name="P131"/>
      <text:p text:style-name="P131"/>
      <text:p text:style-name="P131"/>
      <text:h text:style-name="P202" text:outline-level="1"><text:bookmark-start text:name="__RefHeading___Toc204_1769527897"/>5. Ostali zahtjevi<text:bookmark-end text:name="__RefHeading___Toc204_1769527897"/></text:h>
      <text:p text:style-name="P11"/>
      <text:list xml:id="list8998156314429209132" text:style-name="WW8Num21">
        <text:list-item>
          <text:p text:style-name="P222">Sustav mora podržavati neograničen broj registriranih korisnika.</text:p>
        </text:list-item>
        <text:list-item>
          <text:p text:style-name="P222"><text:span text:style-name="T118">P</text:span>ostaja mora poštovati autorska prava i emitirati samo zapise koji su legalno dostupni.</text:p>
        </text:list-item>
        <text:list-item>
          <text:p text:style-name="P222"><text:span text:style-name="T123">Ve</text:span>oma je poželjna zastupljenost što više glazbenih žanrova, kako bi postaja privukla što više slušatelja.</text:p>
        </text:list-item>
        <text:list-item>
          <text:p text:style-name="P222"><text:span text:style-name="T123">P</text:span>odaci o glazbenim zapisima moraju biti točni i pravilno uneseni.</text:p>
        </text:list-item>
        <text:list-item>
          <text:p text:style-name="P222"><text:span text:style-name="T123">S</text:span>ustav mora biti jasan i pregledan, kako bi se korisnici lako snašli i mogli iskoristiti sve funkcionalnosti sustava bez obzira na razinu informatičke pismenosti.</text:p>
        </text:list-item>
        <text:list-item>
          <text:p text:style-name="P283"><text:span text:style-name="T125">S</text:span><text:span text:style-name="T124">ustav mora svim aktorima omogućavati istovremeno korištenje svih funkcionalnosti; korisničko iskustvo ne smije biti ometeno zbog održavanja baze ili unošenja promjena u nju.</text:span></text:p>
        </text:list-item>
      </text:list>
      <text:h text:style-name="P202" text:outline-level="1"><text:bookmark-start text:name="__RefHeading___Toc206_1769527897"/>6. Arhitektura i dizajn sustava<text:bookmark-end text:name="__RefHeading___Toc206_1769527897"/></text:h>
      <text:h text:style-name="P196" text:outline-level="2"><text:bookmark-start text:name="__RefHeading___Toc443_1769527897"/>6.1. Svrha, opći prioriteti i skica sustava<text:bookmark-end text:name="__RefHeading___Toc443_1769527897"/></text:h>
      <text:p text:style-name="P38"><text:span text:style-name="T19">Kako je cilj ovog projekta napraviti informacijski sustav za internetsku radio postaju, prirodno se nameće ideja da se isti izradi u obliku </text:span><text:span text:style-name="T27">web aplikacije</text:span><text:span text:style-name="T19">. Prednosti takve arhitekture sustava nad primjerice arhitekturom </text:span><text:span text:style-name="T27">desktop klijent–poslužitelj</text:span><text:span text:style-name="T56">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8">daljnjeg</text:span><text:span text:style-name="T56"> razvoja aplikacije, zbog centraliziranosti neće doći do problema s fragmentacijom – svi će korisnici koristiti istu, najnoviju inačicu aplikacije.</text:span></text:p>
      <text:p text:style-name="P33"><text:span text:style-name="T56">Aplikacija će biti pod</text:span><text:span text:style-name="T58">i</text:span><text:span text:style-name="T56">jeljena u dva dijela, jedan koji će se pokretati unutar web preglednika te drugi koji će se pokretati na poslužitelju i komunicirati s bazom podataka. Komunikacija između ta dva dijela aplikacije vršit će se putem AJAX zahtjeva, </text:span><text:span text:style-name="T57">prema modelu REST sučelja.</text:span></text:p>
      <text:p text:style-name="P30"><draw:frame draw:style-name="fr3" draw:name="Frame1" text:anchor-type="paragraph" svg:width="13.513cm" draw:z-index="3"><draw:text-box fo:min-height="7.472cm"><text:p text:style-name="P123"><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text:soft-page-break/>upravitelje (<text:span text:style-name="T2">controllers</text:span>) koji upravljaju korisničkim zahtjevima.</text:p>
      <text:h text:style-name="P204" text:outline-level="3"><text:bookmark-start text:name="__RefHeading___Toc2331_778054024"/>Klijentski dio<text:bookmark-end text:name="__RefHeading___Toc2331_778054024"/></text:h>
      <text:p text:style-name="P48">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8"><text:span text:style-name="T2">Angular2</text:span> karakterizira <text:span text:style-name="T152">razdjeljivanje</text:span> aplikacije u module koji se mogu smatrati <text:span text:style-name="T152">zasebnim</text:span> cjelinama te se uklapaju jedni u druge. Svaki modul ima svoj djelomični pogled koji se umeće u vanjski predložak <text:span text:style-name="T152">na odgovarajuće mjesto</text:span> i može imati svoj zaseban dizajn i logiku. Za interoperabilnost modula se koristi <text:span text:style-name="T10">dependency injection</text:span> mehanizam.</text:p>
      <text:p text:style-name="P48"><text:span text:style-name="Default_20_Paragraph_20_Font"><text:span text:style-name="T25">Za dizajniranje korisničkog sučelja koristit </text:span></text:span><text:span text:style-name="Default_20_Paragraph_20_Font"><text:span text:style-name="T23">ćemo </text:span></text:span><text:span text:style-name="Default_20_Paragraph_20_Font"><text:span text:style-name="T15">SASS</text:span></text:span><text:span text:style-name="Default_20_Paragraph_20_Font"><text:span text:style-name="T25"> koji je </text:span></text:span><text:span text:style-name="Default_20_Paragraph_20_Font"><text:span text:style-name="T23">nadgradnja</text:span></text:span><text:span text:style-name="Default_20_Paragraph_20_Font"><text:span text:style-name="T25"> </text:span></text:span><text:span text:style-name="Default_20_Paragraph_20_Font"><text:span text:style-name="T15">CSS</text:span></text:span><text:span text:style-name="Default_20_Paragraph_20_Font"><text:span text:style-name="T25">-a i nudi </text:span></text:span><text:span text:style-name="Default_20_Paragraph_20_Font"><text:span text:style-name="T23">brojne</text:span></text:span><text:span text:style-name="Default_20_Paragraph_20_Font"><text:span text:style-name="T25"> napredne funkcionalnosti, </text:span></text:span><text:span text:style-name="Default_20_Paragraph_20_Font"><text:span text:style-name="T23">poput</text:span></text:span><text:span text:style-name="Default_20_Paragraph_20_Font"><text:span text:style-name="T25"> varijabl</text:span></text:span><text:span text:style-name="Default_20_Paragraph_20_Font"><text:span text:style-name="T23">i</text:span></text:span><text:span text:style-name="Default_20_Paragraph_20_Font"><text:span text:style-name="T25">, hijerarhija elemenata, petlj</text:span></text:span><text:span text:style-name="Default_20_Paragraph_20_Font"><text:span text:style-name="T23">i</text:span></text:span><text:span text:style-name="Default_20_Paragraph_20_Font"><text:span text:style-name="T25"> i funkcij</text:span></text:span><text:span text:style-name="Default_20_Paragraph_20_Font"><text:span text:style-name="T23">a</text:span></text:span><text:span text:style-name="Default_20_Paragraph_20_Font"><text:span text:style-name="T25">. Za </text:span></text:span><text:span text:style-name="Default_20_Paragraph_20_Font"><text:span text:style-name="T23">strukturiranje</text:span></text:span><text:span text:style-name="Default_20_Paragraph_20_Font"><text:span text:style-name="T25"> korisničkog sučelja koristit </text:span></text:span><text:span text:style-name="Default_20_Paragraph_20_Font"><text:span text:style-name="T23">će se</text:span></text:span><text:span text:style-name="Default_20_Paragraph_20_Font"><text:span text:style-name="T25"> </text:span></text:span><text:span text:style-name="Default_20_Paragraph_20_Font"><text:span text:style-name="T10">JADE</text:span></text:span><text:span text:style-name="Default_20_Paragraph_20_Font"><text:span text:style-name="T25">, a to je jezik koji se komp</text:span></text:span><text:span text:style-name="Default_20_Paragraph_20_Font"><text:span text:style-name="T23">i</text:span></text:span><text:span text:style-name="Default_20_Paragraph_20_Font"><text:span text:style-name="T25">lira u </text:span></text:span><text:span text:style-name="Default_20_Paragraph_20_Font"><text:span text:style-name="T15">HTML</text:span></text:span><text:span text:style-name="Default_20_Paragraph_20_Font"><text:span text:style-name="T25">. On također predstavlja dodatan sloj funkcionalnosti </text:span></text:span><text:span text:style-name="Default_20_Paragraph_20_Font"><text:span text:style-name="T23">te</text:span></text:span><text:span text:style-name="Default_20_Paragraph_20_Font"><text:span text:style-name="T25"> omogućava petlje, </text:span></text:span><text:span text:style-name="Default_20_Paragraph_20_Font"><text:span text:style-name="T23">funkcije</text:span></text:span><text:span text:style-name="Default_20_Paragraph_20_Font"><text:span text:style-name="T25"> jednostavniju sintaksu, i još mnogo toga.</text:span></text:span></text:p>
      <text:p text:style-name="P47">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text:span text:style-name="T175">preglednicima</text:span>. Također je mnogo veća podrška dokumentacijom za <text:span text:style-name="T2">Angular2</text:span> i <text:span text:style-name="T2">TypeScript</text:span> nego li je za <text:span text:style-name="T2">JavaScript</text:span> ili <text:span text:style-name="T2">Dart</text:span>.</text:p>
      <text:h text:style-name="P207" text:outline-level="4">Komponente</text:h>
      <text:p text:style-name="P144"><text:span text:style-name="T153">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6">Nadkomponente će biti </text:span></text:span><text:span text:style-name="Default_20_Paragraph_20_Font"><text:span text:style-name="T16">User</text:span></text:span><text:span text:style-name="Default_20_Paragraph_20_Font"><text:span text:style-name="T26">, </text:span></text:span><text:span text:style-name="Default_20_Paragraph_20_Font"><text:span text:style-name="T17">Administrator</text:span></text:span><text:span text:style-name="Default_20_Paragraph_20_Font"><text:span text:style-name="T26">, </text:span></text:span><text:span text:style-name="Default_20_Paragraph_20_Font"><text:span text:style-name="T16">Owner</text:span></text:span><text:span text:style-name="Default_20_Paragraph_20_Font"><text:span text:style-name="T26"> ... , a komponente će biti </text:span></text:span><text:span text:style-name="Default_20_Paragraph_20_Font"><text:span text:style-name="T17">Listen</text:span></text:span><text:span text:style-name="Default_20_Paragraph_20_Font"><text:span text:style-name="T26">, </text:span></text:span><text:span text:style-name="Default_20_Paragraph_20_Font"><text:span text:style-name="T17">Settings</text:span></text:span><text:span text:style-name="Default_20_Paragraph_20_Font"><text:span text:style-name="T26">¸ </text:span></text:span><text:span text:style-name="Default_20_Paragraph_20_Font"><text:span text:style-name="T17">Wishlist</text:span></text:span><text:span text:style-name="Default_20_Paragraph_20_Font"><text:span text:style-name="T26"> od </text:span></text:span><text:span text:style-name="Default_20_Paragraph_20_Font"><text:span text:style-name="T16">User</text:span></text:span><text:span text:style-name="Default_20_Paragraph_20_Font"><text:span text:style-name="T26">, i tako dalje će se poklapati s funkcijskim zahtjevima i za ostale nadkomponente.</text:span></text:span></text:p>
      <text:h text:style-name="P204" text:outline-level="3"><text:soft-page-break/></text:h>
      <text:h text:style-name="P204" text:outline-level="3"><text:bookmark-start text:name="__RefHeading___Toc2333_778054024"/>Poslužiteljski dio<text:bookmark-end text:name="__RefHeading___Toc2333_778054024"/></text:h>
      <text:p text:style-name="P39">Poslužiteljski dio aplikacije bit će oblikovan kao <text:span text:style-name="T2">REST</text:span> sučelje koje će primati zahtjeve od klijentskog dijela, obaviti odgovarajuće akcije i potom vratiti rezultate klijentskom dijelu koji će ih prikazati korisniku. <text:span text:style-name="T129">Ta komunikacija obavljat će se putem </text:span><text:span text:style-name="T3">HTTP</text:span><text:span text:style-name="T129"> zahtjeva i odgovora, unutar kojih će podaci biti zapisani u </text:span><text:span text:style-name="T3">JSON</text:span><text:span text:style-name="T129"> formatu.</text:span></text:p>
      <text:p text:style-name="P40">Ovaj dio aplikacije bit će također razdijeljen prema MVC obrascu, no kako u općenitom slučaju on neće biti zadužen za prikaz podataka korisniku, uglavnom će sadržavati samo modele i upravitelje. <text:span text:style-name="T142">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30">i svemu ostalom što je potrebno za rad aplikacije. No ta komunikacija neće biti izravna, već će se za nju pobrinuti </text:span><text:span text:style-name="T4">Peewee ORM</text:span><text:span text:style-name="T130">, biblioteka koja će iz entiteta definiranih kao razredi u programskom jeziku </text:span><text:span text:style-name="T4">Python</text:span><text:span text:style-name="T130"> generirati odgovarajuće </text:span><text:span text:style-name="T4">SQL</text:span><text:span text:style-name="T130">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40"><text:span text:style-name="T141">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1">Značenje njihovih atributa opisano je prilikom definiranja strukture baze podataka, dok su sve moguće akcije odgovarajućeg modela opisane u odjeljku 6.2, prilikom opisa dijagrama razreda.</text:span></text:p>
      <text:h text:style-name="P208" text:outline-level="4"><text:soft-page-break/>Baza podataka</text:h>
      <text:p text:style-name="P53"><draw:frame draw:style-name="fr1" draw:name="Frame2" text:anchor-type="paragraph" svg:x="0.053cm" svg:y="2.626cm" svg:width="17cm" draw:z-index="46"><draw:text-box fo:min-height="13.056cm"><text:p text:style-name="P123"><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31">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4">User</text:p>
          </table:table-cell>
          <table:table-cell table:style-name="Table2.B1" office:value-type="string">
            <text:p text:style-name="P94">Korisnik aplikacije</text:p>
          </table:table-cell>
        </table:table-row>
        <table:table-row>
          <table:table-cell table:style-name="Table2.A2" office:value-type="string">
            <text:p text:style-name="P77">id</text:p>
          </table:table-cell>
          <table:table-cell table:style-name="Table2.B7" office:value-type="string">
            <text:p text:style-name="P85">ID korisnika, <text:span text:style-name="T107">primarni ključ</text:span></text:p>
          </table:table-cell>
        </table:table-row>
        <table:table-row>
          <table:table-cell table:style-name="Table2.A2" office:value-type="string">
            <text:p text:style-name="P70">first_name</text:p>
          </table:table-cell>
          <table:table-cell table:style-name="Table2.B7" office:value-type="string">
            <text:p text:style-name="P85">Ime <text:span text:style-name="T133">korisnika</text:span></text:p>
          </table:table-cell>
        </table:table-row>
        <table:table-row>
          <table:table-cell table:style-name="Table2.A2" office:value-type="string">
            <text:p text:style-name="P70">last_name</text:p>
          </table:table-cell>
          <table:table-cell table:style-name="Table2.B7" office:value-type="string">
            <text:p text:style-name="P85">Prezime <text:span text:style-name="T133">korisnika</text:span></text:p>
          </table:table-cell>
        </table:table-row>
        <table:table-row>
          <table:table-cell table:style-name="Table2.A2" office:value-type="string">
            <text:p text:style-name="P70">email</text:p>
          </table:table-cell>
          <table:table-cell table:style-name="Table2.B7" office:value-type="string">
            <text:p text:style-name="P85">Adresa e-pošte, <text:span text:style-name="T108">alternativni ključ</text:span></text:p>
          </table:table-cell>
        </table:table-row>
        <text:soft-page-break/>
        <table:table-row>
          <table:table-cell table:style-name="Table2.A2" office:value-type="string">
            <text:p text:style-name="P71">occupation</text:p>
          </table:table-cell>
          <table:table-cell table:style-name="Table2.B7" office:value-type="string">
            <text:p text:style-name="P85">Zanimanje <text:span text:style-name="T133">korisnika</text:span></text:p>
          </table:table-cell>
        </table:table-row>
        <table:table-row>
          <table:table-cell table:style-name="Table2.A2" office:value-type="string">
            <text:p text:style-name="P71">password_hash</text:p>
          </table:table-cell>
          <table:table-cell table:style-name="Table2.B7" office:value-type="string">
            <text:p text:style-name="P84">Hash vrijednost lozinke</text:p>
          </table:table-cell>
        </table:table-row>
        <table:table-row>
          <table:table-cell table:style-name="Table2.A2" office:value-type="string">
            <text:p text:style-name="P71">account_type</text:p>
          </table:table-cell>
          <table:table-cell table:style-name="Table2.B11" office:value-type="string">
            <text:p text:style-name="P86"><text:span text:style-name="T132">Tip korisničkog računa, </text:span><text:span text:style-name="T20">(</text:span><text:span text:style-name="T28">1</text:span><text:span text:style-name="T20"> – reg. <text:s/>korisnik, </text:span><text:span text:style-name="T28">2</text:span><text:span text:style-name="T20"> – urednik, </text:span><text:span text:style-name="T28">3</text:span><text:span text:style-name="T20"> - administrator, </text:span><text:span text:style-name="T28">4</text:span><text:span text:style-name="T20"> – vlasnik)</text:span></text:p>
          </table:table-cell>
        </table:table-row>
        <table:table-row>
          <table:table-cell table:style-name="Table2.A2" office:value-type="string">
            <text:p text:style-name="P72">activated</text:p>
          </table:table-cell>
          <table:table-cell table:style-name="Table2.B11" office:value-type="string">
            <text:p text:style-name="P88">Je li korisnički račun aktiviran</text:p>
          </table:table-cell>
        </table:table-row>
        <table:table-row>
          <table:table-cell table:style-name="Table2.A2" office:value-type="string">
            <text:p text:style-name="P72">activation_code</text:p>
          </table:table-cell>
          <table:table-cell table:style-name="Table2.B11" office:value-type="string">
            <text:p text:style-name="P88">Jedinstveni kod kojim se vrši aktivacija korisničkog računa</text:p>
          </table:table-cell>
        </table:table-row>
        <table:table-row>
          <table:table-cell table:style-name="Table2.A11" office:value-type="string">
            <text:p text:style-name="P72">last_active</text:p>
          </table:table-cell>
          <table:table-cell table:style-name="Table2.B11" office:value-type="string">
            <text:p text:style-name="P88">Vrijeme zadnje aktivnosti, potrebno za statistiku</text:p>
          </table:table-cell>
        </table:table-row>
      </table:table>
      <text:p text:style-name="P137"/>
      <table:table table:name="Table3" table:style-name="Table3">
        <table:table-column table:style-name="Table3.A"/>
        <table:table-column table:style-name="Table3.B"/>
        <table:table-row>
          <table:table-cell table:style-name="Table3.A1" office:value-type="string">
            <text:p text:style-name="P75">Track</text:p>
          </table:table-cell>
          <table:table-cell table:style-name="Table3.B1" office:value-type="string">
            <text:p text:style-name="P95">Zvučni zapis</text:p>
          </table:table-cell>
        </table:table-row>
        <table:table-row>
          <table:table-cell table:style-name="Table3.A2" office:value-type="string">
            <text:p text:style-name="P78">id</text:p>
          </table:table-cell>
          <table:table-cell table:style-name="Table3.B7" office:value-type="string">
            <text:p text:style-name="P87"><text:span text:style-name="T59">ID</text:span><text:span text:style-name="T107"> </text:span><text:span text:style-name="T59">zapisa, </text:span><text:span text:style-name="T107">primarni ključ</text:span></text:p>
          </table:table-cell>
        </table:table-row>
        <table:table-row>
          <table:table-cell table:style-name="Table3.A2" office:value-type="string">
            <text:p text:style-name="P72">title</text:p>
          </table:table-cell>
          <table:table-cell table:style-name="Table3.B7" office:value-type="string">
            <text:p text:style-name="P87">Naziv zvučnog zapisa</text:p>
          </table:table-cell>
        </table:table-row>
        <table:table-row>
          <table:table-cell table:style-name="Table3.A2" office:value-type="string">
            <text:p text:style-name="P72">path</text:p>
          </table:table-cell>
          <table:table-cell table:style-name="Table3.B7" office:value-type="string">
            <text:p text:style-name="P87">Putanja do datoteke na poslužitelju</text:p>
          </table:table-cell>
        </table:table-row>
        <table:table-row>
          <table:table-cell table:style-name="Table3.A2" office:value-type="string">
            <text:p text:style-name="P72">artist</text:p>
          </table:table-cell>
          <table:table-cell table:style-name="Table3.B7" office:value-type="string">
            <text:p text:style-name="P90">Umjetnik – autor zapisa</text:p>
          </table:table-cell>
        </table:table-row>
        <table:table-row>
          <table:table-cell table:style-name="Table3.A2" office:value-type="string">
            <text:p text:style-name="P72">album</text:p>
          </table:table-cell>
          <table:table-cell table:style-name="Table3.B7" office:value-type="string">
            <text:p text:style-name="P87">Album na kojemu je zvučni zapis</text:p>
          </table:table-cell>
        </table:table-row>
        <table:table-row>
          <table:table-cell table:style-name="Table3.A2" office:value-type="string">
            <text:p text:style-name="P72">duration</text:p>
          </table:table-cell>
          <table:table-cell table:style-name="Table3.B7" office:value-type="string">
            <text:p text:style-name="P87">Trajanje zvučnog zapisa u sekundama</text:p>
          </table:table-cell>
        </table:table-row>
        <table:table-row>
          <table:table-cell table:style-name="Table3.A2" office:value-type="string">
            <text:p text:style-name="P72">file_format</text:p>
          </table:table-cell>
          <table:table-cell table:style-name="Table3.B14" office:value-type="string">
            <text:p text:style-name="P87">Format u kojemu je pohranjen zapis (MP3, WAV, OGG...)</text:p>
          </table:table-cell>
        </table:table-row>
        <table:table-row>
          <table:table-cell table:style-name="Table3.A2" office:value-type="string">
            <text:p text:style-name="P72">sample_rate</text:p>
          </table:table-cell>
          <table:table-cell table:style-name="Table3.B14" office:value-type="string">
            <text:p text:style-name="P87">Učestalost uzorkovanja</text:p>
          </table:table-cell>
        </table:table-row>
        <table:table-row>
          <table:table-cell table:style-name="Table3.A2" office:value-type="string">
            <text:p text:style-name="P72">bits_per_sample</text:p>
          </table:table-cell>
          <table:table-cell table:style-name="Table3.B14" office:value-type="string">
            <text:p text:style-name="P87">Broj bitova po uzorku</text:p>
          </table:table-cell>
        </table:table-row>
        <table:table-row>
          <table:table-cell table:style-name="Table3.A2" office:value-type="string">
            <text:p text:style-name="P72">genre</text:p>
          </table:table-cell>
          <table:table-cell table:style-name="Table3.B14" office:value-type="string">
            <text:p text:style-name="P87">Žanr kojem pripada glazbeni zapis</text:p>
          </table:table-cell>
        </table:table-row>
        <table:table-row>
          <table:table-cell table:style-name="Table3.A2" office:value-type="string">
            <text:p text:style-name="P72">publisher</text:p>
          </table:table-cell>
          <table:table-cell table:style-name="Table3.B14" office:value-type="string">
            <text:p text:style-name="P87">Izdavač zapisa</text:p>
          </table:table-cell>
        </table:table-row>
        <table:table-row>
          <table:table-cell table:style-name="Table3.A2" office:value-type="string">
            <text:p text:style-name="P72">carrier_type</text:p>
          </table:table-cell>
          <table:table-cell table:style-name="Table3.B14" office:value-type="string">
            <text:p text:style-name="P87">Vrsta nosača zvuka</text:p>
          </table:table-cell>
        </table:table-row>
        <table:table-row>
          <table:table-cell table:style-name="Table3.A14" office:value-type="string">
            <text:p text:style-name="P72">year</text:p>
          </table:table-cell>
          <table:table-cell table:style-name="Table3.B14" office:value-type="string">
            <text:p text:style-name="P8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5">Slot</text:p>
          </table:table-cell>
          <table:table-cell table:style-name="Table4.B1" office:value-type="string">
            <text:p text:style-name="P95">Urednički termin</text:p>
          </table:table-cell>
        </table:table-row>
        <table:table-row>
          <table:table-cell table:style-name="Table4.A2" office:value-type="string">
            <text:p text:style-name="P81">Id</text:p>
          </table:table-cell>
          <table:table-cell table:style-name="Table4.B2" office:value-type="string">
            <text:p text:style-name="P92">ID termina, <text:span text:style-name="T107">primarni ključ</text:span></text:p>
          </table:table-cell>
        </table:table-row>
        <table:table-row>
          <table:table-cell table:style-name="Table4.A2" office:value-type="string">
            <text:p text:style-name="P98"><text:span text:style-name="T135">t</text:span><text:span text:style-name="T134">ime</text:span></text:p>
          </table:table-cell>
          <table:table-cell table:style-name="Table4.B4" office:value-type="string">
            <text:p text:style-name="P87"><text:span text:style-name="T59">Datum i vrijeme početka termina,</text:span><text:span text:style-name="T107"> </text:span><text:span text:style-name="T108">alternativni ključ</text:span></text:p>
          </table:table-cell>
        </table:table-row>
        <table:table-row>
          <table:table-cell table:style-name="Table4.A4" office:value-type="string">
            <text:p text:style-name="P72">editor_id</text:p>
          </table:table-cell>
          <table:table-cell table:style-name="Table4.B4" office:value-type="string">
            <text:p text:style-name="P87">ID urednika kojemu je dodijeljen taj termin, <text:span text:style-name="T10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5">SlotRequest</text:p>
          </table:table-cell>
          <table:table-cell table:style-name="Table5.B1" office:value-type="string">
            <text:p text:style-name="P95">Zahtjev za terminom</text:p>
          </table:table-cell>
        </table:table-row>
        <table:table-row>
          <table:table-cell table:style-name="Table5.A2" office:value-type="string">
            <text:p text:style-name="P79">id</text:p>
          </table:table-cell>
          <table:table-cell table:style-name="Table5.B7" office:value-type="string">
            <text:p text:style-name="P87"><text:span text:style-name="T59">ID zahtjeva, </text:span><text:span text:style-name="T107">primarni ključ</text:span></text:p>
          </table:table-cell>
        </table:table-row>
        <table:table-row>
          <table:table-cell table:style-name="Table5.A2" office:value-type="string">
            <text:p text:style-name="P73">time</text:p>
          </table:table-cell>
          <table:table-cell table:style-name="Table5.B7" office:value-type="string">
            <text:p text:style-name="P89">Vrijeme termina u danu, obavezno počinje na puni sat</text:p>
          </table:table-cell>
        </table:table-row>
        <table:table-row>
          <table:table-cell table:style-name="Table5.A2" office:value-type="string">
            <text:p text:style-name="P72">editor_id</text:p>
          </table:table-cell>
          <table:table-cell table:style-name="Table5.B7" office:value-type="string">
            <text:p text:style-name="P87">ID urednika koj<text:span text:style-name="T136">i je zatražio</text:span> taj termin, <text:span text:style-name="T107">strani ključ</text:span></text:p>
          </table:table-cell>
        </table:table-row>
        <text:soft-page-break/>
        <table:table-row>
          <table:table-cell table:style-name="Table5.A2" office:value-type="string">
            <text:p text:style-name="P73">start_date</text:p>
          </table:table-cell>
          <table:table-cell table:style-name="Table5.B7" office:value-type="string">
            <text:p text:style-name="P89">Početni datum od kojega bi započinjao dodijeljeni termin</text:p>
          </table:table-cell>
        </table:table-row>
        <table:table-row>
          <table:table-cell table:style-name="Table5.A2" office:value-type="string">
            <text:p text:style-name="P73">end_date</text:p>
          </table:table-cell>
          <table:table-cell table:style-name="Table5.B7" office:value-type="string">
            <text:p text:style-name="P89">Konačni datum do kojega bi termin bio dodijeljen</text:p>
          </table:table-cell>
        </table:table-row>
        <table:table-row>
          <table:table-cell table:style-name="Table5.A7" office:value-type="string">
            <text:p text:style-name="P73">days_bit_mask</text:p>
          </table:table-cell>
          <table:table-cell table:style-name="Table5.B7" office:value-type="string">
            <text:p text:style-name="P89">Za koje sve dane u tjednu je zatražen termin (enkodirano kao bit-maska, spremljena kao cijeli broj, npr. <text:span text:style-name="T56">19 = 0010011</text:span><text:span text:style-name="T138">2</text:span><text:span text:style-name="T137"> </text:span><text:span text:style-name="T19">= pon., uto. i pet.</text:span>)</text:p>
          </table:table-cell>
        </table:table-row>
      </table:table>
      <text:p text:style-name="P125"/>
      <table:table table:name="Table6" table:style-name="Table6">
        <table:table-column table:style-name="Table6.A"/>
        <table:table-column table:style-name="Table6.B"/>
        <table:table-row>
          <table:table-cell table:style-name="Table6.A1" office:value-type="string">
            <text:p text:style-name="P75">Wish</text:p>
          </table:table-cell>
          <table:table-cell table:style-name="Table6.B1" office:value-type="string">
            <text:p text:style-name="P95">Korisnička želja</text:p>
          </table:table-cell>
        </table:table-row>
        <table:table-row>
          <table:table-cell table:style-name="Table6.A2" office:value-type="string">
            <text:p text:style-name="P80">id</text:p>
          </table:table-cell>
          <table:table-cell table:style-name="Table6.B6" office:value-type="string">
            <text:p text:style-name="P87"><text:span text:style-name="T64">ID želje</text:span><text:span text:style-name="T59">, </text:span><text:span text:style-name="T107">primarni ključ</text:span></text:p>
          </table:table-cell>
        </table:table-row>
        <table:table-row>
          <table:table-cell table:style-name="Table6.A2" office:value-type="string">
            <text:p text:style-name="P73">track_id</text:p>
          </table:table-cell>
          <table:table-cell table:style-name="Table6.B6" office:value-type="string">
            <text:p text:style-name="P87">ID <text:span text:style-name="T136">zapisa koji je željen</text:span>, <text:span text:style-name="T107">strani ključ</text:span></text:p>
          </table:table-cell>
        </table:table-row>
        <table:table-row>
          <table:table-cell table:style-name="Table6.A2" office:value-type="string">
            <text:p text:style-name="P73">user_id</text:p>
          </table:table-cell>
          <table:table-cell table:style-name="Table6.B6" office:value-type="string">
            <text:p text:style-name="P89">ID korisnika koji je izrazio želju, <text:span text:style-name="T107">strani ključ</text:span></text:p>
          </table:table-cell>
        </table:table-row>
        <table:table-row>
          <table:table-cell table:style-name="Table6.A2" office:value-type="string">
            <text:p text:style-name="P73">date_time</text:p>
          </table:table-cell>
          <table:table-cell table:style-name="Table6.B6" office:value-type="string">
            <text:p text:style-name="P89">Datum i vrijeme kada je želja izražena</text:p>
          </table:table-cell>
        </table:table-row>
        <table:table-row>
          <table:table-cell table:style-name="Table6.A6" office:value-type="string">
            <text:p text:style-name="P73">is_temporary</text:p>
          </table:table-cell>
          <table:table-cell table:style-name="Table6.B6" office:value-type="string">
            <text:p text:style-name="P89">Je li ta želja privremena (vidljiva samo korisniku i podložna promjenama), ili je već potvrđena (konačna, vidljiva administratorima i urednicima)</text:p>
          </table:table-cell>
        </table:table-row>
      </table:table>
      <text:p text:style-name="P125"/>
      <table:table table:name="Table7" table:style-name="Table7">
        <table:table-column table:style-name="Table7.A"/>
        <table:table-column table:style-name="Table7.B"/>
        <table:table-row>
          <table:table-cell table:style-name="Table7.A1" office:value-type="string">
            <text:p text:style-name="P75">PlaylistTrack</text:p>
          </table:table-cell>
          <table:table-cell table:style-name="Table7.B1" office:value-type="string">
            <text:p text:style-name="P95">Zapis na listi za reprodukciju</text:p>
          </table:table-cell>
        </table:table-row>
        <table:table-row>
          <table:table-cell table:style-name="Table7.A2" office:value-type="string">
            <text:p text:style-name="P82">track_id</text:p>
          </table:table-cell>
          <table:table-cell table:style-name="Table7.B6" office:value-type="string">
            <text:p text:style-name="P91">ID zapisa, <text:span text:style-name="T107">strani ključ</text:span></text:p>
          </table:table-cell>
        </table:table-row>
        <table:table-row>
          <table:table-cell table:style-name="Table7.A2" office:value-type="string">
            <text:p text:style-name="P73">time</text:p>
          </table:table-cell>
          <table:table-cell table:style-name="Table7.B6" office:value-type="string">
            <text:p text:style-name="P91">Vrijeme početka termina, <text:span text:style-name="T107">strani ključ </text:span><text:span text:style-name="T141">relacije</text:span> <text:span text:style-name="T107">Slot</text:span></text:p>
          </table:table-cell>
        </table:table-row>
        <table:table-row>
          <table:table-cell table:style-name="Table7.A2" office:value-type="string">
            <text:p text:style-name="P73">index</text:p>
          </table:table-cell>
          <table:table-cell table:style-name="Table7.B6" office:value-type="string">
            <text:p text:style-name="P89">Redni broj pjesme u tom terminu</text:p>
          </table:table-cell>
        </table:table-row>
        <table:table-row>
          <table:table-cell table:style-name="Table7.A5" office:value-type="string">
            <text:p text:style-name="P73">play_duration</text:p>
          </table:table-cell>
          <table:table-cell table:style-name="Table7.B6" office:value-type="string">
            <text:p text:style-name="P89">Koliko će se dugo svirati ovaj zapis</text:p>
          </table:table-cell>
        </table:table-row>
        <table:table-row>
          <table:table-cell table:style-name="Table7.A5" office:value-type="string">
            <text:p text:style-name="P76">K = { track_id, time, index }</text:p>
          </table:table-cell>
          <table:table-cell table:style-name="Table7.B6" office:value-type="string">
            <text:p text:style-name="P8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6">RadioStation</text:p>
          </table:table-cell>
          <table:table-cell table:style-name="Table8.B1" office:value-type="string">
            <text:p text:style-name="P96">Podaci o radio postaji</text:p>
          </table:table-cell>
        </table:table-row>
        <table:table-row>
          <table:table-cell table:style-name="Table8.A2" office:value-type="string">
            <text:p text:style-name="P83">name</text:p>
          </table:table-cell>
          <table:table-cell table:style-name="Table8.B7" office:value-type="string">
            <text:p text:style-name="P91">Naziv radio postaje</text:p>
          </table:table-cell>
        </table:table-row>
        <table:table-row>
          <table:table-cell table:style-name="Table8.A2" office:value-type="string">
            <text:p text:style-name="P73">oib</text:p>
          </table:table-cell>
          <table:table-cell table:style-name="Table8.B7" office:value-type="string">
            <text:p text:style-name="P89"><text:span text:style-name="T59">OIB radio postaje kao pravne osobe</text:span><text:span text:style-name="T107"> </text:span></text:p>
          </table:table-cell>
        </table:table-row>
        <table:table-row>
          <table:table-cell table:style-name="Table8.A2" office:value-type="string">
            <text:p text:style-name="P73">address</text:p>
          </table:table-cell>
          <table:table-cell table:style-name="Table8.B7" office:value-type="string">
            <text:p text:style-name="P89">Adresa</text:p>
          </table:table-cell>
        </table:table-row>
        <table:table-row>
          <table:table-cell table:style-name="Table8.A2" office:value-type="string">
            <text:p text:style-name="P73">email</text:p>
          </table:table-cell>
          <table:table-cell table:style-name="Table8.B7" office:value-type="string">
            <text:p text:style-name="P89">Adresa e-pošte</text:p>
          </table:table-cell>
        </table:table-row>
        <table:table-row>
          <table:table-cell table:style-name="Table8.A6" office:value-type="string">
            <text:p text:style-name="P73">frequency</text:p>
          </table:table-cell>
          <table:table-cell table:style-name="Table8.B7" office:value-type="string">
            <text:p text:style-name="P89">Frekvencija na kojoj se odašilje program radio postaje</text:p>
          </table:table-cell>
        </table:table-row>
        <table:table-row>
          <table:table-cell table:style-name="Table8.A7" office:value-type="string">
            <text:p text:style-name="P73"/>
          </table:table-cell>
          <table:table-cell table:style-name="Table8.B7" office:value-type="string">
            <text:p text:style-name="P93">Napomene: </text:p>
            <text:list xml:id="list396340337639395174" text:style-name="L23">
              <text:list-item>
                <text:p text:style-name="P212">U ovoj se tablici smije nalaziti samo jedan redak</text:p>
              </text:list-item>
              <text:list-item>
                <text:p text:style-name="P213"><text:span text:style-name="T140">T</text:span><text:span text:style-name="T139">ablica stoga nema primarni ključ</text:span></text:p>
              </text:list-item>
            </text:list>
          </table:table-cell>
        </table:table-row>
      </table:table>
      <text:p text:style-name="P126"/>
      <text:p text:style-name="P126"><text:span text:style-name="T141">Za potrebe ove web aplikacije konkretno ćemo koristiti </text:span><text:span text:style-name="T5">SQLite</text:span><text:span text:style-name="T141"> bazu podataka, koja je prikladna za manje aplikacije s ograničenom količinom prometa. No zbog korištenja </text:span><text:soft-page-break/><text:span text:style-name="T5">Peewee</text:span><text:span text:style-name="T141"> biblioteke, ako se u budućnosti pojavi potreba za podržavanjem mnogo većeg prometa, moguć je vrlo jednostavan prijelaz na neki od moćnijih sustava kao što je </text:span><text:span text:style-name="T5">PostgreSQL</text:span><text:span text:style-name="T141">, bez ikakvih promjena koda same aplikacije.</text:span></text:p>
      <text:p text:style-name="Text_20_body"/>
      <text:h text:style-name="P209" text:outline-level="4">Upravitelji</text:h>
      <text:p text:style-name="P42">Za razliku od nekih drugih jezika i frameworka, u Pythonu i Flasku upravitelji su jednostavne funkcije, <text:span text:style-name="T142">te su stoga opisani ovdje, a ne u odjeljku o dijagramima razreda.</text:span></text:p>
      <text:p text:style-name="P41">Kako <text:span text:style-name="T145">je poslužiteljski dio ove aplikacije modeliran kao </text:span><text:span text:style-name="T7">REST</text:span><text:span text:style-name="T145"> sučelje, tako svaki pojedini </text:span><text:span text:style-name="T7">URL</text:span><text:span text:style-name="T145"> koji predstavlja neku akciju ima svog upravitelja, koji prihvaća i obrađuje zahtjeve koje mu klijent pošalje, te na njih odgovara u dogovorenom obliku (JSON format).</text:span></text:p>
      <text:p text:style-name="P44">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46">(uz naziv upravitelja nalazi se i njegov relativni </text:span><text:span text:style-name="T8">URL</text:span><text:span text:style-name="T13">)</text:span>:</text:p>
      <text:p text:style-name="P46">Općenito, prikaz stranica i slušanje programa radio postaje</text:p>
      <text:list xml:id="list4346040669500867395" text:style-name="L24">
        <text:list-item>
          <text:p text:style-name="P162"><text:span text:style-name="T86">show_index()<text:tab/></text:span><text:span text:style-name="T95">"/"</text:span></text:p>
          <text:list>
            <text:list-item>
              <text:p text:style-name="P171">Prikazuje početnu stranicu, na kojoj su glazbeni player za slušanje radio postaje, obrazac za prijavu i registraciju te osnovni podaci o radio postaji</text:p>
            </text:list-item>
          </text:list>
        </text:list-item>
        <text:list-item>
          <text:p text:style-name="P163"><text:span text:style-name="T85">show_settings() <text:tab/></text:span><text:span text:style-name="T94">"/settings"</text:span></text:p>
          <text:list>
            <text:list-item>
              <text:p text:style-name="P182"><text:span text:style-name="T93">Za registrirane korisnike.</text:span><text:span text:style-name="T85"> Prikazuje glavnu stranicu web aplikaciju, na kojoj su sve postavke i mogućnosti korisnika.</text:span></text:p>
            </text:list-item>
          </text:list>
        </text:list-item>
        <text:list-item>
          <text:p text:style-name="P163"><text:span text:style-name="T85">get_currently_playing_track() <text:tab/></text:span><text:span text:style-name="T94">"/player/get"</text:span></text:p>
          <text:list>
            <text:list-item>
              <text:p text:style-name="P172">Služi za dohvaćanje zvučnog zapisa koji se trenutno pušta na radio postaji</text:p>
            </text:list-item>
          </text:list>
        </text:list-item>
      </text:list>
      <text:p text:style-name="P138"/>
      <text:p text:style-name="P146">Prijava, registracija i aktivacija korisničkih računa</text:p>
      <text:list xml:id="list3944940671911937376" text:style-name="L25">
        <text:list-item>
          <text:p text:style-name="P185"><text:span text:style-name="T103">process_login() <text:tab/></text:span><text:span text:style-name="T95">"/user/auth/login"</text:span></text:p>
          <text:list>
            <text:list-item>
              <text:p text:style-name="P186"><text:span text:style-name="T100">Obrađuje korisnikov pokušaj prijave u sustav, ako je pokušaj uspješan, prijavljuje korisnika i preusmjerava ga natrag na početnu stranicu</text:span><text:span text:style-name="T102"> </text:span></text:p>
            </text:list-item>
          </text:list>
        </text:list-item>
        <text:list-item>
          <text:p text:style-name="P186"><text:soft-page-break/><text:span text:style-name="T102">process_registration() <text:tab/></text:span><text:span text:style-name="T94">"/user/auth/register"</text:span></text:p>
          <text:list>
            <text:list-item>
              <text:p text:style-name="P173">Obrađuje korisnikov zahtjev za registracijom, ako je uspješan, stvara novog korisnika i šalje email s aktivacijskim linkom</text:p>
            </text:list-item>
          </text:list>
        </text:list-item>
        <text:list-item>
          <text:p text:style-name="P186"><text:span text:style-name="T102">process_activation() </text:span><text:span text:style-name="T100"><text:tab/></text:span><text:span text:style-name="T94">"/user/auth/activate"</text:span></text:p>
          <text:list>
            <text:list-item>
              <text:p text:style-name="P173">Aktivira korisnički račun putem aktivacijskog linka, čime omogućuje korisniku da se ubuduće prijavljuje u sustav</text:p>
            </text:list-item>
          </text:list>
        </text:list-item>
        <text:list-item>
          <text:p text:style-name="P186"><text:span text:style-name="T102">process_signout() <text:tab/></text:span><text:span text:style-name="T100"><text:tab/></text:span><text:span text:style-name="T94">"/user/auth/signout"</text:span></text:p>
          <text:list>
            <text:list-item>
              <text:p text:style-name="P173">Odjavljuje korisnika iz sustava</text:p>
            </text:list-item>
          </text:list>
        </text:list-item>
      </text:list>
      <text:p text:style-name="P138"/>
      <text:p text:style-name="P147"/>
      <text:p text:style-name="P147">Upravljanje vlastitim korisničkim računom</text:p>
      <text:list xml:id="list7442385853686154211" text:style-name="L26">
        <text:list-item>
          <text:p text:style-name="P164"><text:span text:style-name="T85">get_account_data() <text:tab/></text:span><text:span text:style-name="T94">"/user/account/get"</text:span></text:p>
          <text:list>
            <text:list-item>
              <text:p text:style-name="P174">Vraća sve podatke o trenutnom korisniku</text:p>
            </text:list-item>
          </text:list>
        </text:list-item>
        <text:list-item>
          <text:p text:style-name="P164"><text:span text:style-name="T85">modify_account_data()</text:span><text:span text:style-name="T100"> <text:tab/></text:span><text:span text:style-name="T94">"/user/account/modify"</text:span></text:p>
          <text:list>
            <text:list-item>
              <text:p text:style-name="P174">Mijenja korisničke podatke trenutnog korisnika</text:p>
            </text:list-item>
          </text:list>
        </text:list-item>
        <text:list-item>
          <text:p text:style-name="P164"><text:span text:style-name="T85">delete_account() <text:tab/></text:span><text:span text:style-name="T100"><text:tab/></text:span><text:span text:style-name="T94">"/user/account/delete"</text:span></text:p>
          <text:list>
            <text:list-item>
              <text:p text:style-name="P174">Zauvijek briše korisnički račun trenutnog korisnika iz sustava</text:p>
            </text:list-item>
          </text:list>
        </text:list-item>
        <text:list-item>
          <text:p text:style-name="P187"><text:span text:style-name="T103">change_account_password() </text:span><text:span text:style-name="T101"><text:tab/></text:span><text:span text:style-name="T95">"/user/account/change_password"</text:span></text:p>
          <text:list>
            <text:list-item>
              <text:p text:style-name="P174">Mijenja lozinku trenutnog korisnika, uz sigurnosnu provjeru (ispitivanje stare lozinke)</text:p>
            </text:list-item>
          </text:list>
        </text:list-item>
      </text:list>
      <text:p text:style-name="P138"/>
      <text:p text:style-name="P150">Korisničko upravljanje listom želja</text:p>
      <text:list xml:id="list91026399463824" text:continue-numbering="true" text:style-name="L26">
        <text:list-item>
          <text:p text:style-name="P165"><text:span text:style-name="T85">get_</text:span><text:span text:style-name="T91">wishlist</text:span><text:span text:style-name="T85">() <text:tab/></text:span><text:span text:style-name="T94">"/user/</text:span><text:span text:style-name="T99">wishlist</text:span><text:span text:style-name="T94">/get"</text:span></text:p>
          <text:list>
            <text:list-item>
              <text:p text:style-name="P175">Vraća <text:span text:style-name="T157">trenutnu listu želja korisnika</text:span></text:p>
            </text:list-item>
          </text:list>
        </text:list-item>
        <text:list-item>
          <text:p text:style-name="P176"><text:span text:style-name="T107">set_wishlist()</text:span> <text:tab/><text:span text:style-name="T2">"/user/wishlist/set"</text:span></text:p>
          <text:list>
            <text:list-item>
              <text:p text:style-name="P176">Sastavlja novu listu želja korisnika</text:p>
            </text:list-item>
          </text:list>
        </text:list-item>
        <text:list-item>
          <text:p text:style-name="P176"><text:span text:style-name="T107">confirm_wishlist()</text:span> <text:tab/><text:span text:style-name="T2">"/user/wishlist/confirm"</text:span></text:p>
          <text:list>
            <text:list-item>
              <text:p text:style-name="P177">Potvrđuje korisnikovu listu želja</text:p>
              <text:p text:style-name="P175"/>
            </text:list-item>
          </text:list>
        </text:list-item>
      </text:list>
      <text:p text:style-name="P148">Administratorsko upravljanje zvučnim zapisima</text:p>
      <text:list xml:id="list56693809609897285" text:style-name="L27">
        <text:list-item>
          <text:p text:style-name="P166"><text:span text:style-name="T85">add_track() <text:tab/><text:tab/></text:span><text:span text:style-name="T94">"/admin/tracks/add"</text:span></text:p>
          <text:list>
            <text:list-item>
              <text:p text:style-name="P188"><text:soft-page-break/><text:span text:style-name="T85">Doda</text:span><text:span text:style-name="T87">je</text:span><text:span text:style-name="T85"> zvučn</text:span><text:span text:style-name="T92">i</text:span><text:span text:style-name="T85"> zapis u sustav, postavlj</text:span><text:span text:style-name="T87">a</text:span><text:span text:style-name="T85"> datotek</text:span><text:span text:style-name="T87">u</text:span><text:span text:style-name="T85"> na poslužitelj i unos</text:span><text:span text:style-name="T87">i</text:span><text:span text:style-name="T85"> sv</text:span><text:span text:style-name="T87">e</text:span><text:span text:style-name="T85"> bitn</text:span><text:span text:style-name="T87">e</text:span><text:span text:style-name="T85"> podatk</text:span><text:span text:style-name="T87">e</text:span><text:span text:style-name="T85"> o zapisu </text:span><text:span text:style-name="T87">u sustav</text:span></text:p>
            </text:list-item>
          </text:list>
        </text:list-item>
        <text:list-item>
          <text:p text:style-name="P188"><text:span text:style-name="T102">edit_track( </text:span><text:span text:style-name="T105">id </text:span><text:span text:style-name="T102">)</text:span><text:span text:style-name="T85"><text:tab/></text:span><text:span text:style-name="T93">"/admin/tracks/&lt;id&gt;/edit"</text:span></text:p>
          <text:list>
            <text:list-item>
              <text:p text:style-name="P188"><text:span text:style-name="T85">Uređ</text:span><text:span text:style-name="T87">uje</text:span><text:span text:style-name="T85"> podatk</text:span><text:span text:style-name="T87">e</text:span><text:span text:style-name="T85"> o zvučnom zapisu s danim ID-om</text:span></text:p>
            </text:list-item>
          </text:list>
        </text:list-item>
        <text:list-item>
          <text:p text:style-name="P195"><text:span text:style-name="T80">delete_track( </text:span><text:span text:style-name="T82">id </text:span><text:span text:style-name="T80">)</text:span><text:span text:style-name="T76"><text:tab/></text:span><text:span text:style-name="T95">"/admin/tracks/&lt;id&gt;/delete"</text:span></text:p>
          <text:list>
            <text:list-item>
              <text:p text:style-name="P183"><text:span text:style-name="T83">Bri</text:span><text:span text:style-name="T84">še </text:span><text:span text:style-name="T83">zvučn</text:span><text:span text:style-name="T84">i</text:span><text:span text:style-name="T83"> zapis s danim ID-om iz sustava</text:span></text:p>
            </text:list-item>
          </text:list>
        </text:list-item>
      </text:list>
      <text:p text:style-name="P141"/>
      <text:p text:style-name="P147">Administratorsko upravljanje urednicima</text:p>
      <text:list xml:id="list91026004444688" text:continue-numbering="true" text:style-name="L27">
        <text:list-item>
          <text:p text:style-name="P167"><text:span text:style-name="T87">list_editors</text:span><text:span text:style-name="T85">() <text:tab/><text:tab/></text:span><text:span text:style-name="T94">"/admin/</text:span><text:span text:style-name="T96">editors</text:span><text:span text:style-name="T94">/</text:span><text:span text:style-name="T96">list</text:span><text:span text:style-name="T94">"</text:span></text:p>
          <text:list>
            <text:list-item>
              <text:p text:style-name="P178">Vraća popisa svih glazbenih urednika u sustavu</text:p>
            </text:list-item>
          </text:list>
        </text:list-item>
        <text:list-item>
          <text:p text:style-name="P189"><text:span text:style-name="T102">add_editor( </text:span><text:span text:style-name="T105">id </text:span><text:span text:style-name="T102">) <text:tab/><text:tab/></text:span><text:span text:style-name="T93">"/admin/editors/add/&lt;id&gt;"</text:span></text:p>
          <text:list>
            <text:list-item>
              <text:p text:style-name="P178">Postavlja jednog od registriranih korisnika (onog s danim ID-om) za novog glazbenog urednika</text:p>
            </text:list-item>
          </text:list>
        </text:list-item>
        <text:list-item>
          <text:p text:style-name="P189"><text:span text:style-name="T102">remove_editor( </text:span><text:span text:style-name="T105">id </text:span><text:span text:style-name="T102">)</text:span><text:span text:style-name="T85"> <text:tab/></text:span><text:span text:style-name="T93">"/admin/editors/&lt;id&gt;/remove"</text:span></text:p>
          <text:list>
            <text:list-item>
              <text:p text:style-name="P178">Ukida urednički status korisniku s danim ID-om</text:p>
              <text:p text:style-name="P179"/>
            </text:list-item>
          </text:list>
        </text:list-item>
      </text:list>
      <text:p text:style-name="P147">Administratorsko upravljanje zahtjevima za terminima</text:p>
      <text:list xml:id="list91024985408173" text:continue-numbering="true" text:style-name="L27">
        <text:list-item>
          <text:p text:style-name="P167"><text:span text:style-name="T87">list_requests</text:span><text:span text:style-name="T85">() <text:tab/><text:tab/></text:span><text:span text:style-name="T94">"/admin/</text:span><text:span text:style-name="T96">requests</text:span><text:span text:style-name="T94">/</text:span><text:span text:style-name="T96">list</text:span><text:span text:style-name="T94">"</text:span></text:p>
          <text:list>
            <text:list-item>
              <text:p text:style-name="P178">Vraća popis svih trenutno aktivnih zahtjeva za dodjelom termina <text:span text:style-name="T159">urednicima</text:span></text:p>
            </text:list-item>
          </text:list>
        </text:list-item>
        <text:list-item>
          <text:p text:style-name="P189"><text:span text:style-name="T102">allow_request( </text:span><text:span text:style-name="T105">id </text:span><text:span text:style-name="T102">) </text:span><text:span text:style-name="T85"><text:tab/></text:span><text:span text:style-name="T93">"/admin/requests/&lt;id&gt;/allow"</text:span></text:p>
          <text:list>
            <text:list-item>
              <text:p text:style-name="P178">Potvrđuje zahtjev urednika za dodjelom nekog termina, taj se termin u sustavu bilježi kao zauzet</text:p>
            </text:list-item>
          </text:list>
        </text:list-item>
        <text:list-item>
          <text:p text:style-name="P189"><text:span text:style-name="T102">deny_request( </text:span><text:span text:style-name="T105">id </text:span><text:span text:style-name="T102">)</text:span><text:span text:style-name="T85"> <text:tab/><text:tab/></text:span><text:span text:style-name="T93">"/admin/requests/&lt;id&gt;/deny"</text:span></text:p>
          <text:list>
            <text:list-item>
              <text:p text:style-name="P178">Odbija zahtjev urednika za dodjelom termina</text:p>
              <text:p text:style-name="P179"/>
            </text:list-item>
          </text:list>
        </text:list-item>
      </text:list>
      <text:p text:style-name="P149">Administratorsko upravljanje korisnicima</text:p>
      <text:list xml:id="list91025231451398" text:continue-numbering="true" text:style-name="L27">
        <text:list-item>
          <text:p text:style-name="P170"><text:span text:style-name="T87">l</text:span><text:span text:style-name="T85">ist_users() <text:tab/><text:tab/><text:tab/></text:span><text:span text:style-name="T94">"/admin/users/list"</text:span></text:p>
          <text:list>
            <text:list-item>
              <text:p text:style-name="P194"><text:span text:style-name="T100">Vraća popis svih korisnika u sustavu</text:span></text:p>
            </text:list-item>
          </text:list>
        </text:list-item>
        <text:list-item>
          <text:p text:style-name="P167"><text:bookmark-start text:name="__DdeLink__5396_1005675542"/><text:span text:style-name="T87">get_user_data</text:span><text:span text:style-name="T85">( </text:span><text:span text:style-name="T90">id </text:span><text:span text:style-name="T85">)<text:tab/><text:tab/></text:span><text:span text:style-name="T94">"/admin/</text:span><text:span text:style-name="T96">users</text:span><text:span text:style-name="T94">/</text:span><text:span text:style-name="T96">&lt;id&gt;/get</text:span><text:span text:style-name="T94">"</text:span></text:p>
          <text:list>
            <text:list-item>
              <text:p text:style-name="P178">Vraća podat<text:span text:style-name="T178">ke</text:span> korisničkog računa s danim ID-om<text:bookmark-end text:name="__DdeLink__5396_1005675542"/></text:p>
            </text:list-item>
          </text:list>
        </text:list-item>
        <text:list-item>
          <text:p text:style-name="P189"><text:span text:style-name="T102">modify_user_data( </text:span><text:span text:style-name="T105">id </text:span><text:span text:style-name="T102">) <text:tab/></text:span><text:span text:style-name="T93">"/admin/users/&lt;id&gt;/modify"</text:span></text:p>
          <text:list>
            <text:list-item>
              <text:p text:style-name="P178">Izmjenjuje podatke korisničkog računa s danim ID-om</text:p>
            </text:list-item>
          </text:list>
        </text:list-item>
        <text:list-item>
          <text:p text:style-name="P189"><text:soft-page-break/><text:span text:style-name="T102">delete_user( </text:span><text:span text:style-name="T105">id </text:span><text:span text:style-name="T102">)</text:span><text:span text:style-name="T85"><text:tab/><text:tab/></text:span><text:span text:style-name="T93">"/admin/users/&lt;id&gt;/delete"</text:span></text:p>
          <text:list>
            <text:list-item>
              <text:p text:style-name="P178">Briše korisnika s danim ID-om iz sustava</text:p>
            </text:list-item>
          </text:list>
        </text:list-item>
      </text:list>
      <text:p text:style-name="P139"/>
      <text:p text:style-name="P151">Uredničko upravljanje terminima za reprodukciju</text:p>
      <text:list xml:id="list91026393950256" text:continue-numbering="true" text:style-name="L27">
        <text:list-item>
          <text:p text:style-name="P168"><text:span text:style-name="T88">list_editor_slots</text:span><text:span text:style-name="T85">() <text:tab/><text:tab/></text:span><text:span text:style-name="T94">"/</text:span><text:span text:style-name="T97">editor</text:span><text:span text:style-name="T94">/</text:span><text:span text:style-name="T97">slots</text:span><text:span text:style-name="T94">/</text:span><text:span text:style-name="T97">lis</text:span><text:span text:style-name="T96">t</text:span><text:span text:style-name="T94">"</text:span></text:p>
          <text:list>
            <text:list-item>
              <text:p text:style-name="P180">Vraća popis svih termina dodjeljenih trenutnom korisniku (koji je urednik)</text:p>
            </text:list-item>
          </text:list>
        </text:list-item>
        <text:list-item>
          <text:p text:style-name="P191"><text:span text:style-name="T102">request_slot()</text:span><text:span text:style-name="T85"> <text:tab/><text:tab/></text:span><text:span text:style-name="T93">"/editor/slots/request"</text:span></text:p>
          <text:list>
            <text:list-item>
              <text:p text:style-name="P180">Stvara zahtjev za dodjelom određenog termina uredniku</text:p>
            </text:list-item>
          </text:list>
        </text:list-item>
        <text:list-item>
          <text:p text:style-name="P191"><text:span text:style-name="T102">get_list( </text:span><text:span text:style-name="T104">id </text:span><text:span text:style-name="T102">)</text:span><text:span text:style-name="T85"><text:tab/><text:tab/><text:tab/></text:span><text:span text:style-name="T93">"/editos/slots/&lt;id&gt;/get_list"</text:span></text:p>
          <text:list>
            <text:list-item>
              <text:p text:style-name="P180">Vraća trenutno spremljenu listu za reprodukciju u danom terminu</text:p>
            </text:list-item>
          </text:list>
        </text:list-item>
        <text:list-item>
          <text:p text:style-name="P191"><text:span text:style-name="T102">set_list( </text:span><text:span text:style-name="T104">id </text:span><text:span text:style-name="T102">)</text:span><text:span text:style-name="T104"><text:tab/></text:span><text:span text:style-name="T85"><text:tab/><text:tab/></text:span><text:span text:style-name="T93">"/editor/slots/&lt;id&gt;/set_list"</text:span></text:p>
          <text:list>
            <text:list-item>
              <text:p text:style-name="P180">Sastavlja novu listu za reprodukciju za dani termin</text:p>
            </text:list-item>
          </text:list>
        </text:list-item>
      </text:list>
      <text:p text:style-name="P142"/>
      <text:p text:style-name="P151">Vlasničko upravljanje administratorima</text:p>
      <text:list xml:id="list91026072681550" text:continue-numbering="true" text:style-name="L27">
        <text:list-item>
          <text:p text:style-name="P168"><text:span text:style-name="T88">list_admins</text:span><text:span text:style-name="T85">() <text:tab/><text:tab/></text:span><text:span text:style-name="T94">"</text:span><text:span text:style-name="T96">/</text:span><text:span text:style-name="T97">owner/admins/list</text:span><text:span text:style-name="T94">"</text:span></text:p>
          <text:list>
            <text:list-item>
              <text:p text:style-name="P190"><text:span text:style-name="T85">Vraća </text:span><text:span text:style-name="T88">popis svih administratora u sustavu</text:span></text:p>
            </text:list-item>
          </text:list>
        </text:list-item>
        <text:list-item>
          <text:p text:style-name="P191"><text:span text:style-name="T102">add_admin( </text:span><text:span text:style-name="T104">id </text:span><text:span text:style-name="T102">) <text:tab/></text:span><text:span text:style-name="T85"><text:tab/></text:span><text:span text:style-name="T93">"/owner/admins/add/&lt;id&gt;"</text:span></text:p>
          <text:list>
            <text:list-item>
              <text:p text:style-name="P180">Postavlja korisnika s danim ID-om za administratora sustava (ako <text:span text:style-name="T159">ih je u sustavu manje od 10</text:span>)</text:p>
            </text:list-item>
          </text:list>
        </text:list-item>
        <text:list-item>
          <text:p text:style-name="P184"><text:span text:style-name="T79">remove_admin( </text:span><text:span text:style-name="T81">id </text:span><text:span text:style-name="T79">)</text:span><text:span text:style-name="T83"><text:tab/></text:span><text:span text:style-name="T93">"/owner/admins/&lt;id&gt;/remove"</text:span></text:p>
          <text:list>
            <text:list-item>
              <text:p text:style-name="P191"><text:span text:style-name="T86">U</text:span><text:span text:style-name="T85">klanja administratorski status korisniku s danim ID-om</text:span></text:p>
            </text:list-item>
          </text:list>
        </text:list-item>
      </text:list>
      <text:p text:style-name="P140"/>
      <text:p text:style-name="P152">Vlasničko upravljanje radio stanicom</text:p>
      <text:list xml:id="list91026570069273" text:continue-numbering="true" text:style-name="L27">
        <text:list-item>
          <text:p text:style-name="P169"><text:span text:style-name="T89">modify_station_data</text:span><text:span text:style-name="T85">() <text:tab/></text:span><text:span text:style-name="T94">"/</text:span><text:span text:style-name="T98">owner</text:span><text:span text:style-name="T94">/</text:span><text:span text:style-name="T98">station</text:span><text:span text:style-name="T94">/</text:span><text:span text:style-name="T98">modify</text:span><text:span text:style-name="T94">"</text:span></text:p>
          <text:list>
            <text:list-item>
              <text:p text:style-name="P181">Mijenja podatke o radio stanici</text:p>
            </text:list-item>
          </text:list>
        </text:list-item>
      </text:list>
      <text:p text:style-name="P140"/>
      <text:p text:style-name="P151">Pregled i pretraživanje zvučnih zapisa</text:p>
      <text:list xml:id="list91026691827167" text:continue-numbering="true" text:style-name="L27">
        <text:list-item>
          <text:p text:style-name="P168"><text:span text:style-name="T88">list_tracks</text:span><text:span text:style-name="T85">() <text:tab/><text:tab/><text:tab/></text:span><text:span text:style-name="T94">"/</text:span><text:span text:style-name="T97">tracks</text:span><text:span text:style-name="T94">/</text:span><text:span text:style-name="T97">list</text:span><text:span text:style-name="T94">"</text:span></text:p>
          <text:list>
            <text:list-item>
              <text:p text:style-name="P190"><text:span text:style-name="T85">Vraća p</text:span><text:span text:style-name="T88">opis svih zvučnih zapisa u sustavu</text:span></text:p>
            </text:list-item>
          </text:list>
        </text:list-item>
        <text:list-item>
          <text:p text:style-name="P191"><text:span text:style-name="T102">get_track( </text:span><text:span text:style-name="T104">id </text:span><text:span text:style-name="T102">)</text:span><text:span text:style-name="T85"><text:tab/><text:tab/></text:span><text:span text:style-name="T93">"/tracks/&lt;id&gt;/get"</text:span></text:p>
          <text:list>
            <text:list-item>
              <text:p text:style-name="P180">Vraća podatke o zvučnom zapisu s danim ID-om</text:p>
            </text:list-item>
          </text:list>
        </text:list-item>
        <text:list-item>
          <text:p text:style-name="P191"><text:soft-page-break/><text:span text:style-name="T102">search_tracks()</text:span><text:span text:style-name="T85"> <text:tab/><text:tab/></text:span><text:span text:style-name="T93">"/tracks/search"</text:span></text:p>
          <text:list>
            <text:list-item>
              <text:p text:style-name="P180">Vraća popis svih zvučnih zapisa koji zadovoljavaju kriterije pretrage <text:tab/><text:tab/></text:p>
            </text:list-item>
          </text:list>
        </text:list-item>
      </text:list>
      <text:p text:style-name="P143"/>
      <text:p text:style-name="P129">Pregled raznih statistika</text:p>
      <text:p text:style-name="P128"/>
      <text:list xml:id="list91026681288236" text:continue-numbering="true" text:style-name="L27">
        <text:list-item>
          <text:p text:style-name="P169"><text:span text:style-name="T87">get_</text:span><text:span text:style-name="T89">wishlist</text:span><text:span text:style-name="T85">() <text:tab/><text:tab/></text:span><text:span text:style-name="T94">"/</text:span><text:span text:style-name="T98">stats/wishlist</text:span><text:span text:style-name="T94">"</text:span></text:p>
          <text:list>
            <text:list-item>
              <text:p text:style-name="P181">Vraća popis svih zapisa koji su na listama želja korisnika, zajedno s brojačem pojavljivanja na listi. Moguće ograničavanje na neki vremenski interval.</text:p>
            </text:list-item>
          </text:list>
        </text:list-item>
        <text:list-item>
          <text:p text:style-name="P192"><text:span text:style-name="T102">get_active_users_count()</text:span><text:span text:style-name="T85"> <text:tab/><text:tab/><text:tab/></text:span><text:span text:style-name="T93">"/stats/active_users/count"</text:span></text:p>
          <text:list>
            <text:list-item>
              <text:p text:style-name="P181">Vraća broj trenutno aktivnih korisnika u sustavu</text:p>
            </text:list-item>
          </text:list>
        </text:list-item>
        <text:list-item>
          <text:p text:style-name="P193"><text:span text:style-name="T85">get_active_admins_list() <text:tab/><text:tab/><text:tab/></text:span><text:span text:style-name="T94">"/stats/active_admins/list"</text:span></text:p>
          <text:list>
            <text:list-item>
              <text:p text:style-name="P181">Vraća popis svih trenutno aktivnih administratora u sustavu</text:p>
            </text:list-item>
          </text:list>
        </text:list-item>
        <text:list-item>
          <text:p text:style-name="P193"><text:span text:style-name="T85">get_editor_preferred_track( id ) </text:span><text:span text:style-name="T100"><text:tab/></text:span><text:span text:style-name="T94">"/stats/editor/&lt;id&gt;/preferred_tracks"</text:span></text:p>
          <text:list>
            <text:list-item>
              <text:p text:style-name="P181">Vraća popis zvučnih zapisa koje urednik s danim ID-om najčešće stavlja na liste za reprodukciju</text:p>
            </text:list-item>
          </text:list>
        </text:list-item>
      </text:list>
      <text:p text:style-name="P130"/>
      <text:p text:style-name="Text_20_body"/>
      <text:h text:style-name="P197"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58">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78">koji</text:span> su mnogi naviknuti.</text:p>
      <text:p text:style-name="P27">U oblikovanju ovog sustava koristi se objektno usmjerena paradigma, <text:span text:style-name="T154">ponajprije</text:span> pri <text:span text:style-name="T154">izgradnji modela </text:span><text:span text:style-name="T11">MVC</text:span><text:span text:style-name="T154"> obrasca. Svaki model oblikovan je kao poseban razred koji nasljeđuje razred </text:span><text:span text:style-name="T11">peewee.Model</text:span><text:span text:style-name="T154"> (on pruža sve funkcionalnosti komunikacije s bazom podataka, neke implicitno, a neke putem definiranih metoda koje njegova djeca nasljeđuju, kao što su </text:span><text:span text:style-name="T11">save()</text:span><text:span text:style-name="T154"> i </text:span><text:span text:style-name="T11">delete_instance()</text:span><text:span text:style-name="T154">), i predstavlja određeni tip objekata s kojima upravlja ova aplikacija. </text:span></text:p>
      <text:p text:style-name="P28"><text:span text:style-name="T154">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54"> biblioteka sama </text:span><text:soft-page-break/><text:span text:style-name="T154">nadodaje modelima (primjer: relacija </text:span><text:span text:style-name="T11">Slot</text:span><text:span text:style-name="T154"> ima strani ključ na relaciju </text:span><text:span text:style-name="T11">User</text:span><text:span text:style-name="T154">, pa model </text:span><text:span text:style-name="T11">User</text:span><text:span text:style-name="T154"> u sebi sadrži atribut </text:span><text:span text:style-name="T11">slot_set </text:span><text:span text:style-name="T160">koji omogućuje jednostavniji pristup s njime povezanim </text:span><text:span text:style-name="T14">Slot</text:span><text:span text:style-name="T160">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3"><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9" text:name="Slika" text:formula="ooow:Slika+1" style:num-format="1">3</text:sequence>: Dijagram razreda – modeli – dio 1</text:p></draw:text-box></draw:frame></text:p></draw:text-box></draw:frame><text:span text:style-name="T155">Svaki model ima definirane osnovne CRUD (create, read, update, delete) operacije koje nasljeđuje od </text:span><text:span text:style-name="T18">peewee.Model</text:span><text:span text:style-name="T155"> razreda, a dodatno i neke operacije specifične za taj model. Uz to, ključni dio logike cijele aplikacije sadržan je unutar modela </text:span><text:span text:style-name="T12">User</text:span><text:span text:style-name="T155">, koji sadrži operacije stvarnih korisnika, poput </text:span><text:span text:style-name="T12">create_wishlist</text:span><text:span text:style-name="T155">() ili </text:span><text:span text:style-name="T12">change_password().</text:span><text:span text:style-name="T155">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55"> koja predstavlja trenutno prijavljenog korisnika, te čeka njen rezultat. Kada ga primi, pretvara ga u dogovoreni format i vraća klijentskom dijelu, koji ga potom prikazuje korisniku.</text:span></text:p>
      <text:p text:style-name="P29"><text:soft-page-break/>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DAE940FF.png" xlink:type="simple" xlink:show="embed" xlink:actuate="onLoad"/></draw:frame>Slika <text:sequence text:ref-name="refSlika30" text:name="Slika" text:formula="ooow:Slika+1" style:num-format="1">4</text:sequence>: Dijagram razreda – modeli – dio 2</text:p></draw:text-box></draw:frame><text:line-break/></text:p>
      <text:h text:style-name="P200" text:outline-level="2"><text:bookmark-start text:name="__RefHeading___Toc447_1769527897"/>6.3. Dijagram objekata<text:bookmark-end text:name="__RefHeading___Toc447_1769527897"/></text:h>
      <text:p text:style-name="P153">Na slici je dan prikaz dijagrama objekata u trenutku dodavanja nove želje na korisnikovu listu želja.</text:p>
      <text:p text:style-name="P153"><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42DB3B90.png" xlink:type="simple" xlink:show="embed" xlink:actuate="onLoad"/></draw:frame>Slika <text:sequence text:ref-name="refSlika31" text:name="Slika" text:formula="ooow:Slika+1" style:num-format="1">5</text:sequence>: Dijagram objekata<text:span text:style-name="T170">u trenutku dodavanja nove želje na korisnikovu listu želja</text:span></text:p></draw:text-box></draw:frame></text:p>
      <text:p text:style-name="Text_20_body"/>
      <text:h text:style-name="P200" text:outline-level="2"><text:bookmark-start text:name="__RefHeading___Toc449_1769527897"/>6.4. Ostali UML dijagrami<text:bookmark-end text:name="__RefHeading___Toc449_1769527897"/></text:h>
      <text:h text:style-name="P202" text:outline-level="1"><text:bookmark-start text:name="__RefHeading___Toc208_1769527897"/>7. Implementacija i korisničko sučelje<text:bookmark-end text:name="__RefHeading___Toc208_1769527897"/></text:h>
      <text:h text:style-name="P196" text:outline-level="2"><text:bookmark-start text:name="__RefHeading___Toc451_1769527897"/>7.1. Dijagram razmještaja<text:bookmark-end text:name="__RefHeading___Toc451_1769527897"/></text:h>
      <text:h text:style-name="P196" text:outline-level="2"><text:bookmark-start text:name="__RefHeading___Toc453_1769527897"/>7.2. Korištene tehnologije i alati<text:bookmark-end text:name="__RefHeading___Toc453_1769527897"/></text:h>
      <text:h text:style-name="P196" text:outline-level="2"><text:bookmark-start text:name="__RefHeading___Toc455_1769527897"/>7.3. Isječak programskog koda vezan za temeljnu funkcionalnost sustava<text:bookmark-end text:name="__RefHeading___Toc455_1769527897"/></text:h>
      <text:h text:style-name="P196" text:outline-level="2"><text:bookmark-start text:name="__RefHeading___Toc457_1769527897"/>7.4. Ispitivanje programskog rješenja<text:bookmark-end text:name="__RefHeading___Toc457_1769527897"/></text:h>
      <text:h text:style-name="P196" text:outline-level="2"><text:bookmark-start text:name="__RefHeading___Toc459_1769527897"/>7.5. Upute za instalaciju<text:bookmark-end text:name="__RefHeading___Toc459_1769527897"/></text:h>
      <text:h text:style-name="P196" text:outline-level="2"><text:bookmark-start text:name="__RefHeading___Toc461_1769527897"/>7.6. Korisničke upute<text:bookmark-end text:name="__RefHeading___Toc461_1769527897"/></text:h>
      <text:h text:style-name="P202" text:outline-level="1"><text:bookmark-start text:name="__RefHeading___Toc210_1769527897"/>8. Zaključak i budući rad<text:bookmark-end text:name="__RefHeading___Toc210_1769527897"/></text:h>
      <text:h text:style-name="P202" text:outline-level="1"><text:bookmark-start text:name="__RefHeading___Toc421_1769527897"/>9. Popis literature<text:bookmark-end text:name="__RefHeading___Toc421_1769527897"/></text:h>
      <text:h text:style-name="P202" text:outline-level="1"><text:bookmark-start text:name="__RefHeading___Toc425_1769527897"/>Dodatak <text:span text:style-name="T171">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1</text:page-number></text:span><text:span text:style-name="MT1">/</text:span><text:span text:style-name="MT1"><text:page-count>65</text:page-count></text:span><text:span text:style-name="MT1"><text:tab/></text:span><text:span text:style-name="MT1"><text:date style:data-style-name="N76" text:date-value="2015-12-11T09:10:23.786218743">11. prosinca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1H18M46S</meta:editing-duration>
    <meta:editing-cycles>108</meta:editing-cycles>
    <meta:generator>LibreOffice/4.4.3.2$Linux_X86_64 LibreOffice_project/40m0$Build-2</meta:generator>
    <meta:initial-creator>Zvonimir </meta:initial-creator>
    <dc:date>2015-12-11T09:10:23.581883443</dc:date>
    <dc:creator>Zvonimir </dc:creator>
    <meta:document-statistic meta:table-count="8" meta:image-count="32" meta:object-count="0" meta:page-count="65" meta:paragraph-count="766" meta:word-count="7375" meta:character-count="51638" meta:non-whitespace-character-count="45230"/>
    <meta:template xlink:type="simple" xlink:actuate="onRequest" xlink:title="default" xlink:href="../../../../../Documents/Office/default.ott" meta:date="2015-10-25T19:30:59.090000000"/>
  </office:meta>
</office:document-meta>
</file>